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3" style:family="graphic" style:parent-style-name="standard">
      <style:graphic-properties draw:fill-color="#e6e6e6" draw:textarea-horizontal-align="center" draw:textarea-vertical-align="middle"/>
    </style:style>
    <style:style style:name="gr4" style:family="graphic" style:parent-style-name="standard">
      <style:graphic-properties draw:fill-color="#ffffff" draw:textarea-horizontal-align="center" draw:textarea-vertical-align="middle" fo:padding-top="0.2cm" fo:padding-bottom="0.2cm" fo:padding-left="0.2cm" fo:padding-right="0.2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95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894cm"/>
    </style:style>
    <style:style style:name="gr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svg:stroke-width="0.1cm" draw:marker-start-width="0.45cm" draw:marker-end-width="0.45cm" draw:fill-color="#ffffff" draw:textarea-horizontal-align="center" draw:textarea-vertical-align="middle" fo:padding-top="0.05cm" fo:padding-bottom="0.05cm" fo:padding-left="0.05cm" fo:padding-right="0.0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019cm"/>
    </style:style>
    <style:style style:name="gr12" style:family="graphic" style:parent-style-name="standard">
      <style:graphic-properties draw:fill-color="#ffffff" draw:textarea-horizontal-align="left" draw:textarea-vertical-align="top" fo:padding-top="0.2cm" fo:padding-bottom="0.2cm" fo:padding-left="0.2cm" fo:padding-right="0.2cm"/>
    </style:style>
    <style:style style:name="gr13" style:family="graphic" style:parent-style-name="standard">
      <style:graphic-properties draw:fill-color="#ffffff" draw:textarea-horizontal-align="right" draw:textarea-vertical-align="top" fo:padding-top="0.2cm" fo:padding-bottom="0.2cm" fo:padding-left="0.2cm" fo:padding-right="0.2cm"/>
    </style:style>
    <style:style style:name="gr14" style:family="graphic" style:parent-style-name="standard">
      <style:graphic-properties svg:stroke-width="0.1cm" draw:marker-start-width="0.45cm" draw:marker-end-width="0.45cm" draw:fill="gradient" draw:fill-gradient-name="hellblaublau" draw:textarea-horizontal-align="center" draw:textarea-vertical-align="middle" fo:padding-top="0.05cm" fo:padding-bottom="0.05cm" fo:padding-left="0.05cm" fo:padding-right="0.05cm"/>
    </style:style>
    <style:style style:name="gr15" style:family="graphic" style:parent-style-name="standard">
      <style:graphic-properties draw:fill-color="#e6e6e6" draw:textarea-horizontal-align="justify" draw:textarea-vertical-align="middle"/>
    </style:style>
    <style:style style:name="gr16" style:family="graphic" style:parent-style-name="standard">
      <style:graphic-properties svg:stroke-width="0.1cm" draw:marker-start-width="0.45cm" draw:marker-end-width="0.45cm" draw:fill="gradient" draw:fill-gradient-name="blauhellblau" draw:textarea-horizontal-align="center" draw:textarea-vertical-align="middle" fo:padding-top="0.05cm" fo:padding-bottom="0.05cm" fo:padding-left="0.05cm" fo:padding-right="0.0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cm" fo:min-width="8.61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cm" fo:min-width="0.00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cm" fo:min-width="7.26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cm" fo:min-width="7.26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25cm" fo:min-width="17.76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999cm"/>
    </style:style>
    <style:style style:name="gr23" style:family="graphic" style:parent-style-name="standard">
      <style:graphic-properties svg:stroke-width="0.1cm" draw:marker-start-width="0.45cm" draw:marker-end-width="0.45cm" draw:textarea-horizontal-align="center" draw:textarea-vertical-align="middle" fo:padding-top="0.05cm" fo:padding-bottom="0.05cm" fo:padding-left="0.05cm" fo:padding-right="0.05cm"/>
    </style:style>
    <style:style style:name="gr2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2cm"/>
    </style:style>
    <style:style style:name="gr25" style:family="graphic" style:parent-style-name="standard">
      <style:graphic-properties svg:stroke-width="0.1cm" svg:stroke-color="#008000" draw:marker-start-width="0.45cm" draw:marker-end="Arrow" draw:marker-end-width="0.45cm" draw:textarea-horizontal-align="center" draw:textarea-vertical-align="middle" fo:padding-top="0.05cm" fo:padding-bottom="0.05cm" fo:padding-left="0.05cm" fo:padding-right="0.05cm"/>
    </style:style>
    <style:style style:name="gr26" style:family="graphic" style:parent-style-name="standard">
      <style:graphic-properties svg:stroke-width="0.1cm" svg:stroke-color="#008000" draw:marker-start="Arrow" draw:marker-start-width="0.45cm" draw:marker-end-width="0.45cm" draw:textarea-horizontal-align="center" draw:textarea-vertical-align="middle" fo:padding-top="0.05cm" fo:padding-bottom="0.05cm" fo:padding-left="0.05cm" fo:padding-right="0.0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809cm"/>
    </style:style>
    <style:style style:name="gr28" style:family="graphic" style:parent-style-name="standard">
      <style:graphic-properties svg:stroke-width="0.1cm" svg:stroke-color="#800000" draw:marker-start="Arrow" draw:marker-start-width="0.45cm" draw:marker-end-width="0.45cm" draw:textarea-horizontal-align="center" draw:textarea-vertical-align="middle" fo:padding-top="0.05cm" fo:padding-bottom="0.05cm" fo:padding-left="0.05cm" fo:padding-right="0.0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74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5cm"/>
    </style:style>
    <style:style style:name="gr31" style:family="graphic" style:parent-style-name="standard">
      <style:graphic-properties svg:stroke-width="0.1cm" svg:stroke-color="#000080" draw:marker-start="Arrow" draw:marker-start-width="0.45cm" draw:marker-end-width="0.45cm" draw:textarea-horizontal-align="center" draw:textarea-vertical-align="middle" fo:padding-top="0.05cm" fo:padding-bottom="0.05cm" fo:padding-left="0.05cm" fo:padding-right="0.0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4.681cm"/>
    </style:style>
    <style:style style:name="gr33" style:family="graphic" style:parent-style-name="standard">
      <style:graphic-properties draw:stroke="dash" draw:stroke-dash="Ultrafine_20_Dashed" draw:fill-color="#ff0000" draw:textarea-horizontal-align="center" draw:textarea-vertical-align="middle"/>
    </style:style>
    <style:style style:name="gr34" style:family="graphic" style:parent-style-name="standard">
      <style:graphic-properties draw:stroke="dash" draw:stroke-dash="Ultrafine_20_Dashed" draw:fill-color="#999999" draw:textarea-horizontal-align="center" draw:textarea-vertical-align="middle"/>
    </style:style>
    <style:style style:name="gr35" style:family="graphic" style:parent-style-name="standard">
      <style:graphic-properties draw:stroke="dash" draw:stroke-dash="Ultrafine_20_Dashed" draw:fill-color="#e6e6e6" draw:textarea-horizontal-align="center" draw:textarea-vertical-align="middle"/>
    </style:style>
    <style:style style:name="gr36" style:family="graphic" style:parent-style-name="standard">
      <style:graphic-properties draw:stroke="dash" draw:stroke-dash="Ultrafine_20_Dashed" draw:fill-color="#ccccff" draw:textarea-horizontal-align="center" draw:textarea-vertical-align="middle"/>
    </style:style>
    <style:style style:name="gr37" style:family="graphic" style:parent-style-name="standard">
      <style:graphic-properties draw:stroke="dash" draw:stroke-dash="Ultrafine_20_Dashed" draw:fill-color="#ffc0c0" draw:textarea-horizontal-align="center" draw:textarea-vertical-align="middle"/>
    </style:style>
    <style:style style:name="gr38" style:family="graphic" style:parent-style-name="standard">
      <style:graphic-properties draw:stroke="dash" draw:stroke-dash="Ultrafine_20_Dashed" draw:fill-color="#ffffcc" draw:textarea-horizontal-align="center" draw:textarea-vertical-align="middle"/>
    </style:style>
    <style:style style:name="gr39" style:family="graphic" style:parent-style-name="standard">
      <style:graphic-properties draw:stroke="dash" draw:stroke-dash="Ultrafine_20_Dashed" draw:fill-color="#c0ffc0" draw:textarea-horizontal-align="center" draw:textarea-vertical-align="middle"/>
    </style:style>
    <style:style style:name="gr40" style:family="graphic" style:parent-style-name="standard">
      <style:graphic-properties draw:stroke="dash" draw:stroke-dash="Ultrafine_20_Dashed" draw:fill-color="#c0ffc0" draw:fill-image-width="0cm" draw:fill-image-height="0cm" draw:textarea-horizontal-align="center" draw:textarea-vertical-align="middle"/>
    </style:style>
    <style:style style:name="gr41" style:family="graphic" style:parent-style-name="objectwithoutfill">
      <style:graphic-properties draw:fill="none" draw:textarea-horizontal-align="center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cm" fo:min-width="1.25cm"/>
    </style:style>
    <style:style style:name="gr43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cm" fo:min-width="1.427cm"/>
    </style:style>
    <style:style style:name="gr4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873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00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9.636cm"/>
    </style:style>
    <style:style style:name="gr49" style:family="graphic" style:parent-style-name="objectwithoutfill">
      <style:graphic-properties svg:stroke-width="0.05cm" draw:marker-start-width="0.38cm" draw:marker-end-width="0.38cm" draw:fill="none" draw:textarea-horizontal-align="center" draw:textarea-vertical-align="middle" fo:padding-top="0.025cm" fo:padding-bottom="0.025cm" fo:padding-left="0.025cm" fo:padding-right="0.02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3cm" fo:min-width="19.861cm"/>
    </style:style>
    <style:style style:name="gr51" style:family="graphic" style:parent-style-name="standard">
      <style:graphic-properties draw:fill-color="#ffffcc" draw:textarea-horizontal-align="left" draw:textarea-vertical-align="top" fo:padding-top="0.2cm" fo:padding-bottom="0.2cm" fo:padding-left="0.2cm" fo:padding-right="0.2cm"/>
    </style:style>
    <style:style style:name="gr52" style:family="graphic" style:parent-style-name="standard">
      <style:graphic-properties draw:fill-color="#ccccff" draw:textarea-horizontal-align="left" draw:textarea-vertical-align="top" fo:padding-top="0.2cm" fo:padding-bottom="0.2cm" fo:padding-left="0.2cm" fo:padding-right="0.2cm"/>
    </style:style>
    <style:style style:name="gr53" style:family="graphic" style:parent-style-name="standard">
      <style:graphic-properties draw:fill-color="#ffcc99" draw:textarea-horizontal-align="left" draw:textarea-vertical-align="top" fo:padding-top="0.2cm" fo:padding-bottom="0.2cm" fo:padding-left="0.2cm" fo:padding-right="0.2cm"/>
    </style:style>
    <style:style style:name="gr54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8cm" fo:padding-top="0.1cm" fo:padding-bottom="0.1cm" fo:padding-left="0.1cm" fo:padding-right="0.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4cm" fo:min-width="4.74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4cm" fo:min-width="4.405cm"/>
    </style:style>
    <style:style style:name="gr57" style:family="graphic" style:parent-style-name="standard">
      <style:graphic-properties svg:stroke-width="0.1cm" svg:stroke-color="#000080" draw:marker-start-width="0.45cm" draw:marker-end="Arrow" draw:marker-end-width="0.45cm" draw:textarea-horizontal-align="center" draw:textarea-vertical-align="middle" fo:padding-top="0.05cm" fo:padding-bottom="0.05cm" fo:padding-left="0.05cm" fo:padding-right="0.0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6.98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0.88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2.41cm"/>
    </style:style>
    <style:style style:name="gr61" style:family="graphic" style:parent-style-name="standard">
      <style:graphic-properties svg:stroke-width="0.3cm" svg:stroke-color="#ff0000" draw:marker-start-width="0.75cm" draw:marker-end-width="0.75cm" draw:textarea-horizontal-align="center" draw:textarea-vertical-align="middle" fo:padding-top="0.15cm" fo:padding-bottom="0.15cm" fo:padding-left="0.15cm" fo:padding-right="0.1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9cm" fo:min-width="9.58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0.742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3cm" fo:min-width="11.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16.961cm"/>
    </style:style>
    <style:style style:name="gr66" style:family="graphic" style:parent-style-name="standard">
      <style:graphic-properties draw:fill="solid" draw:fill-color="#ffffff" draw:textarea-horizontal-align="center"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97cm" fo:min-width="16.75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7.096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4.039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09cm" fo:min-width="15.759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cm" fo:min-width="16.2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761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5cm" fo:min-width="24.5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25cm" fo:min-width="19.942cm"/>
    </style:style>
    <style:style style:name="gr75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4.825cm" fo:min-width="22.25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3cm" fo:min-width="19.303cm"/>
    </style:style>
    <style:style style:name="gr77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4.897cm" fo:min-width="18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62cm" fo:min-width="16.25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681cm" fo:min-width="19.303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16.25cm"/>
    </style:style>
    <style:style style:name="gr81" style:family="graphic" style:parent-style-name="standard">
      <style:graphic-properties draw:fill-color="#000000" draw:textarea-horizontal-align="center" draw:textarea-vertical-align="middle"/>
    </style:style>
    <style:style style:name="gr82" style:family="graphic" style:parent-style-name="standard">
      <style:graphic-properties draw:fill-color="#ffffff" draw:textarea-horizontal-align="center" draw:textarea-vertical-align="middle"/>
    </style:style>
    <style:style style:name="gr83" style:family="graphic" style:parent-style-name="standard">
      <style:graphic-properties draw:fill-color="#ff0000" draw:textarea-horizontal-align="center" draw:textarea-vertical-align="middle"/>
    </style:style>
    <style:style style:name="gr84" style:family="graphic" style:parent-style-name="standard">
      <style:graphic-properties draw:marker-end="Arrow" draw:marker-end-width="0.3cm" draw:textarea-horizontal-align="center" draw:textarea-vertical-align="middle"/>
    </style:style>
    <style:style style:name="gr85" style:family="graphic" style:parent-style-name="standard">
      <style:graphic-properties draw:stroke="none" draw:fill="none" draw:fill-color="#ffffff" draw:textarea-vertical-align="middle" fo:min-height="1.009cm"/>
    </style:style>
    <style:style style:name="gr86" style:family="graphic" style:parent-style-name="standard">
      <style:graphic-properties draw:textarea-horizontal-align="center" draw:textarea-vertical-align="middle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3.817cm"/>
    </style:style>
    <style:style style:name="gr88" style:family="graphic" style:parent-style-name="standard">
      <style:graphic-properties draw:fill-color="#e6e6e6" draw:textarea-horizontal-align="left" draw:textarea-vertical-align="top" fo:padding-top="0.2cm" fo:padding-bottom="0.2cm" fo:padding-left="0.2cm" fo:padding-right="0.2cm"/>
    </style:style>
    <style:style style:name="gr89" style:family="graphic" style:parent-style-name="objectwithoutfill">
      <style:graphic-properties draw:stroke="dash" draw:stroke-dash="implements" draw:fill="none" draw:textarea-horizontal-align="center" draw:textarea-vertical-align="middle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8.431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61cm" fo:min-width="19.303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85cm" fo:min-width="19.303cm"/>
    </style:style>
    <style:style style:name="gr93" style:family="graphic" style:parent-style-name="standard">
      <style:graphic-properties draw:fill-color="#e6e6e6" draw:textarea-horizontal-align="center" draw:textarea-vertical-align="middle" fo:padding-top="0.2cm" fo:padding-bottom="0.2cm" fo:padding-left="0.2cm" fo:padding-right="0.2cm"/>
    </style:style>
    <style:style style:name="gr9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286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737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25cm" fo:min-width="19.975cm"/>
    </style:style>
    <style:style style:name="gr98" style:family="graphic" style:parent-style-name="standard">
      <style:graphic-properties draw:fill-color="#808080" draw:textarea-horizontal-align="center" draw:textarea-vertical-align="middle"/>
    </style:style>
    <style:style style:name="gr99" style:family="graphic" style:parent-style-name="standard">
      <style:graphic-properties draw:fill-color="#ffc0c0" draw:textarea-horizontal-align="center" draw:textarea-vertical-align="middle"/>
    </style:style>
    <style:style style:name="gr100" style:family="graphic" style:parent-style-name="standard">
      <style:graphic-properties draw:fill-color="#c0ffc0" draw:textarea-horizontal-align="center" draw:textarea-vertical-align="middle"/>
    </style:style>
    <style:style style:name="gr101" style:family="graphic" style:parent-style-name="standard">
      <style:graphic-properties draw:fill-color="#ffffcc" draw:textarea-horizontal-align="center" draw:textarea-vertical-align="middle"/>
    </style:style>
    <style:style style:name="gr102" style:family="graphic" style:parent-style-name="standard">
      <style:graphic-properties draw:fill-color="#008000" draw:textarea-horizontal-align="center" draw:textarea-vertical-align="middle"/>
    </style:style>
    <style:style style:name="gr103" style:family="graphic" style:parent-style-name="standard">
      <style:graphic-properties draw:fill-color="#800000" draw:textarea-horizontal-align="center" draw:textarea-vertical-align="middle"/>
    </style:style>
    <style:style style:name="gr104" style:family="graphic" style:parent-style-name="standard">
      <style:graphic-properties draw:fill-color="#993366" draw:textarea-horizontal-align="center" draw:textarea-vertical-align="middle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583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25cm" fo:min-width="23.755cm"/>
    </style:style>
    <style:style style:name="gr107" style:family="graphic" style:parent-style-name="standard">
      <style:graphic-properties draw:stroke="dash" draw:stroke-dash="Ultrafine_20_Dashed" svg:stroke-opacity="40%" draw:fill-color="#ffffcc" draw:opacity="40%" draw:textarea-horizontal-align="center" draw:textarea-vertical-align="middle" draw:shadow-opacity="40%"/>
    </style:style>
    <style:style style:name="gr108" style:family="graphic" style:parent-style-name="standard">
      <style:graphic-properties draw:stroke="dash" draw:stroke-dash="Ultrafine_20_Dashed" svg:stroke-opacity="40%" draw:fill-color="#008000" draw:opacity="40%" draw:textarea-horizontal-align="center" draw:textarea-vertical-align="middle" draw:shadow-opacity="40%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649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886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89cm" fo:min-width="19.303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37cm" fo:min-width="19.303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042cm"/>
    </style:style>
    <style:style style:name="gr114" style:family="graphic" style:parent-style-name="standard">
      <style:graphic-properties draw:stroke="none" draw:fill-color="#ffffff" draw:textarea-horizontal-align="center" draw:textarea-vertical-align="middle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1.526cm"/>
    </style:style>
    <style:style style:name="gr116" style:family="graphic" style:parent-style-name="standard">
      <style:graphic-properties draw:stroke="none" draw:fill="hatch" draw:fill-color="#c0ffc0" draw:fill-hatch-name="Black_20_45_20_Degrees" draw:fill-hatch-solid="true" draw:opacity="25%" draw:textarea-horizontal-align="center" draw:textarea-vertical-align="middle" draw:shadow-opacity="25%"/>
    </style:style>
    <style:style style:name="gr1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5.082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cm" fo:min-width="24.75cm"/>
    </style:style>
    <style:style style:name="gr120" style:family="graphic" style:parent-style-name="standard">
      <style:graphic-properties draw:fill-color="#ffffcc" draw:textarea-horizontal-align="center" draw:textarea-vertical-align="middle"/>
    </style:style>
    <style:style style:name="gr121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2.1cm" fo:padding-top="0.2cm" fo:padding-bottom="0.2cm" fo:padding-left="0.2cm" fo:padding-right="0.2cm"/>
    </style:style>
    <style:style style:name="gr122" style:family="graphic" style:parent-style-name="standard">
      <style:graphic-properties draw:marker-start="Arrow" draw:marker-start-width="0.3cm" draw:textarea-horizontal-align="center" draw:textarea-vertical-align="middle"/>
    </style:style>
    <style:style style:name="gr123" style:family="graphic" style:parent-style-name="standard">
      <style:graphic-properties draw:fill="solid" draw:fill-color="#e6e6e6" draw:textarea-horizontal-align="left" draw:textarea-vertical-align="top" fo:padding-top="0.2cm" fo:padding-bottom="0.2cm" fo:padding-left="0.2cm" fo:padding-right="0.2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17cm" fo:min-width="19.303cm"/>
    </style:style>
    <style:style style:name="gr12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437cm" fo:min-width="19.303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81cm" fo:min-width="11.491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5cm" fo:min-width="11.491cm"/>
    </style:style>
    <style:style style:name="gr128" style:family="graphic" style:parent-style-name="standard">
      <style:graphic-properties svg:stroke-width="0.1cm" svg:stroke-color="#800080" draw:marker-start="Arrow" draw:marker-start-width="0.45cm" draw:marker-end-width="0.45cm" draw:textarea-horizontal-align="center" draw:textarea-vertical-align="middle" fo:padding-top="0.05cm" fo:padding-bottom="0.05cm" fo:padding-left="0.05cm" fo:padding-right="0.05cm"/>
    </style:style>
    <style:style style:name="gr129" style:family="graphic" style:parent-style-name="standard">
      <style:graphic-properties draw:stroke="none" svg:stroke-color="#000000" draw:fill="none" draw:fill-color="#ffffff" draw:auto-grow-height="true" draw:auto-grow-width="false" fo:max-height="0cm" fo:min-height="2.559cm"/>
    </style:style>
    <style:style style:name="gr130" style:family="graphic" style:parent-style-name="standard">
      <style:graphic-properties draw:fill-color="#0000ff" draw:textarea-horizontal-align="center" draw:textarea-vertical-align="middle"/>
    </style:style>
    <style:style style:name="gr131" style:family="graphic" style:parent-style-name="standard">
      <style:graphic-properties draw:stroke="none" svg:stroke-width="0.1cm" draw:marker-start-width="0.45cm" draw:marker-end-width="0.45cm" draw:fill-color="#000000" draw:opacity="3%" draw:textarea-horizontal-align="center" draw:textarea-vertical-align="middle" draw:shadow-opacity="3%"/>
    </style:style>
    <style:style style:name="gr132" style:family="graphic" style:parent-style-name="standard">
      <style:graphic-properties draw:stroke="none" svg:stroke-width="0.1cm" draw:marker-start-width="0.45cm" draw:marker-end-width="0.45cm" draw:fill-color="#000000" draw:opacity="4%" draw:textarea-horizontal-align="center" draw:textarea-vertical-align="middle" draw:shadow-opacity="4%"/>
    </style:style>
    <style:style style:name="gr133" style:family="graphic" style:parent-style-name="standard">
      <style:graphic-properties svg:stroke-width="0.1cm" draw:marker-start-width="0.45cm" draw:marker-end-width="0.45cm" draw:fill-color="#ffffff" draw:textarea-horizontal-align="center" draw:textarea-vertical-align="middle" fo:padding-top="0.05cm" fo:padding-bottom="0.05cm" fo:padding-left="0.05cm" fo:padding-right="0.05cm"/>
    </style:style>
    <style:style style:name="gr134" style:family="graphic" style:parent-style-name="standard">
      <style:graphic-properties svg:stroke-width="0.1cm" svg:stroke-color="#000080" draw:marker-start-width="0.45cm" draw:marker-end="Arrow" draw:marker-end-width="0.45cm" draw:textarea-horizontal-align="center" draw:textarea-vertical-align="middle" fo:padding-top="0.05cm" fo:padding-bottom="0.05cm" fo:padding-left="0.05cm" fo:padding-right="0.05cm"/>
    </style:style>
    <style:style style:name="gr135" style:family="graphic" style:parent-style-name="standard">
      <style:graphic-properties draw:stroke="none" draw:fill="none" draw:fill-color="#ffffff" fo:min-height="1.157cm"/>
    </style:style>
    <style:style style:name="gr136" style:family="graphic" style:parent-style-name="standard">
      <style:graphic-properties svg:stroke-width="0.1cm" svg:stroke-color="#008000" draw:marker-start-width="0.45cm" draw:marker-end="Arrow" draw:marker-end-width="0.45cm" draw:textarea-horizontal-align="center" draw:textarea-vertical-align="middle" fo:padding-top="0.05cm" fo:padding-bottom="0.05cm" fo:padding-left="0.05cm" fo:padding-right="0.05cm"/>
    </style:style>
    <style:style style:name="gr137" style:family="graphic" style:parent-style-name="standard">
      <style:graphic-properties draw:stroke="none" draw:fill="none" draw:fill-color="#ffffff" fo:min-height="1.154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7.829cm"/>
    </style:style>
    <style:style style:name="gr139" style:family="graphic" style:parent-style-name="standard">
      <style:graphic-properties draw:fill-color="#33cc66" draw:textarea-horizontal-align="center" draw:textarea-vertical-align="middle"/>
    </style:style>
    <style:style style:name="gr140" style:family="graphic" style:parent-style-name="standard">
      <style:graphic-properties draw:fill-color="#3deb3d" draw:textarea-horizontal-align="center" draw:textarea-vertical-align="middle"/>
    </style:style>
    <style:style style:name="gr141" style:family="graphic" style:parent-style-name="standard">
      <style:graphic-properties draw:fill-color="#23ff23" draw:textarea-horizontal-align="center" draw:textarea-vertical-align="middle"/>
    </style:style>
    <style:style style:name="gr142" style:family="graphic" style:parent-style-name="standard">
      <style:graphic-properties draw:fill-color="#ffffff" draw:textarea-horizontal-align="left" draw:textarea-vertical-align="top" fo:padding-top="0.1cm" fo:padding-bottom="0.1cm" fo:padding-left="0.2cm" fo:padding-right="0.2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8.214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3cm" fo:min-width="2.186cm"/>
    </style:style>
    <style:style style:name="gr145" style:family="graphic" style:parent-style-name="standard">
      <style:graphic-properties draw:stroke="none" svg:stroke-color="#0000ff" svg:stroke-opacity="25%" draw:fill="hatch" draw:fill-hatch-name="Blue_20_Crossed_20_45_20_Degrees" draw:fill-hatch-solid="false" draw:opacity="25%" draw:textarea-horizontal-align="center" draw:textarea-vertical-align="middle" draw:shadow-opacity="25%"/>
    </style:style>
    <style:style style:name="gr146" style:family="graphic" style:parent-style-name="standard">
      <style:graphic-properties draw:stroke="none" draw:fill="none" draw:fill-color="#ffffff" fo:min-height="0.544cm"/>
    </style:style>
    <style:style style:name="gr147" style:family="graphic" style:parent-style-name="standard">
      <style:graphic-properties draw:stroke="none" svg:stroke-color="#0000ff" svg:stroke-opacity="25%" draw:fill="hatch" draw:fill-hatch-name="Red_20_Crossed_20_45_20_Degrees" draw:fill-hatch-solid="false" draw:opacity="25%" draw:textarea-horizontal-align="center" draw:textarea-vertical-align="middle" draw:shadow-opacity="25%"/>
    </style:style>
    <style:style style:name="gr148" style:family="graphic" style:parent-style-name="standard">
      <style:graphic-properties draw:stroke="solid" svg:stroke-color="#000000" svg:stroke-opacity="100%" draw:fill="solid" draw:fill-color="#ff0000" draw:fill-hatch-name="Blue_20_Crossed_20_45_20_Degrees" draw:fill-hatch-solid="false" draw:opacity="100%" draw:textarea-horizontal-align="center" draw:textarea-vertical-align="middle" draw:shadow-opacity="100%"/>
    </style:style>
    <style:style style:name="gr149" style:family="graphic" style:parent-style-name="standard">
      <style:graphic-properties draw:stroke="solid" svg:stroke-color="#000000" svg:stroke-opacity="100%" draw:fill="solid" draw:fill-color="#0000ff" draw:fill-hatch-name="Blue_20_Crossed_20_45_20_Degrees" draw:fill-hatch-solid="false" draw:opacity="100%" draw:textarea-horizontal-align="center" draw:textarea-vertical-align="middle" draw:shadow-opacity="100%"/>
    </style:style>
    <style:style style:name="pr1" style:family="presentation" style:parent-style-name="Standard-title">
      <style:graphic-properties draw:fill-color="#ffffff" draw:auto-grow-height="true" fo:min-height="3.507cm"/>
    </style:style>
    <style:style style:name="pr2" style:family="presentation" style:parent-style-name="Standard-outline1">
      <style:graphic-properties draw:fill-color="#ffffff" draw:auto-grow-height="true" fo:min-height="13.23cm"/>
    </style:style>
    <style:style style:name="pr3" style:family="presentation" style:parent-style-name="Standard-notes">
      <style:graphic-properties draw:fill-color="#ffffff" draw:auto-grow-height="true" fo:min-height="11.411cm"/>
    </style:style>
    <style:style style:name="pr4" style:family="presentation" style:parent-style-name="Standard-outline1">
      <style:graphic-properties draw:fill-color="#ffffff" fo:min-height="11.068cm"/>
    </style:style>
    <style:style style:name="pr5" style:family="presentation" style:parent-style-name="Standard-outline1">
      <style:graphic-properties draw:fill-color="#ffffff" fo:min-height="11.361cm"/>
    </style:style>
    <style:style style:name="pr6" style:family="presentation" style:parent-style-name="Standard-notes">
      <style:graphic-properties draw:fill-color="#ffffff" fo:min-height="11.41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text:enable-numbering="false" fo:text-indent="-0.9cm"/>
    </style:style>
    <style:style style:name="P3" style:family="paragraph">
      <style:paragraph-properties fo:margin-left="1.2cm" fo:margin-right="0cm" text:enable-numbering="false" fo:text-indent="-0.9cm"/>
      <style:text-properties fo:font-size="24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indent="0cm"/>
      <style:text-properties fo:font-size="32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paragraph-properties fo:text-align="center"/>
      <style:text-properties fo:color="#ffffff"/>
    </style:style>
    <style:style style:name="P11" style:family="paragraph">
      <style:paragraph-properties fo:margin-left="0cm" fo:margin-right="0cm" fo:text-align="center" fo:text-indent="0cm"/>
      <style:text-properties fo:font-size="18pt"/>
    </style:style>
    <style:style style:name="P12" style:family="paragraph">
      <style:paragraph-properties fo:margin-left="0cm" fo:margin-right="0cm" fo:text-indent="0cm"/>
      <style:text-properties fo:font-size="18pt"/>
    </style:style>
    <style:style style:name="P13" style:family="paragraph">
      <style:paragraph-properties fo:margin-left="0cm" fo:margin-right="0cm" text:enable-numbering="false" fo:text-indent="0cm"/>
    </style:style>
    <style:style style:name="P14" style:family="paragraph">
      <style:paragraph-properties fo:margin-left="1.1cm" fo:margin-right="0cm" text:enable-numbering="true" fo:text-indent="-0.5cm"/>
    </style:style>
    <style:style style:name="P15" style:family="paragraph">
      <style:paragraph-properties fo:margin-left="0.5cm" fo:margin-right="0cm" text:enable-numbering="false" fo:text-indent="-0.5cm"/>
    </style:style>
    <style:style style:name="P16" style:family="paragraph">
      <style:paragraph-properties fo:margin-left="0cm" fo:margin-right="0cm" fo:text-indent="0cm">
        <style:tab-stops>
          <style:tab-stop style:position="4.5cm"/>
        </style:tab-stops>
      </style:paragraph-properties>
    </style:style>
    <style:style style:name="P17" style:family="paragraph">
      <style:paragraph-properties fo:margin-left="0cm" fo:margin-right="0cm" fo:text-indent="0cm">
        <style:tab-stops>
          <style:tab-stop style:position="4.5cm"/>
        </style:tab-stops>
      </style:paragraph-properties>
      <style:text-properties fo:font-size="16pt"/>
    </style:style>
    <style:style style:name="P18" style:family="paragraph">
      <style:paragraph-properties fo:text-align="center"/>
      <style:text-properties fo:color="#008000"/>
    </style:style>
    <style:style style:name="P19" style:family="paragraph">
      <style:paragraph-properties fo:margin-left="0cm" fo:margin-right="0cm" fo:text-align="center" fo:text-indent="0cm"/>
      <style:text-properties fo:color="#008000"/>
    </style:style>
    <style:style style:name="P20" style:family="paragraph">
      <style:paragraph-properties fo:margin-left="0.5cm" fo:margin-right="0cm" text:enable-numbering="true" fo:text-indent="-0.5cm">
        <style:tab-stops>
          <style:tab-stop style:position="4.5cm"/>
        </style:tab-stops>
      </style:paragraph-properties>
    </style:style>
    <style:style style:name="P21" style:family="paragraph">
      <style:paragraph-properties fo:margin-left="0.5cm" fo:margin-right="0cm" text:enable-numbering="false" fo:text-indent="-0.5cm">
        <style:tab-stops>
          <style:tab-stop style:position="4.5cm"/>
        </style:tab-stops>
      </style:paragraph-properties>
    </style:style>
    <style:style style:name="P22" style:family="paragraph">
      <style:paragraph-properties fo:margin-left="0cm" fo:margin-right="0cm" fo:text-align="justify" fo:text-indent="0cm">
        <style:tab-stops>
          <style:tab-stop style:position="4.5cm"/>
        </style:tab-stops>
      </style:paragraph-properties>
    </style:style>
    <style:style style:name="P23" style:family="paragraph">
      <style:paragraph-properties fo:margin-left="0cm" fo:margin-right="0cm" fo:text-align="start" fo:text-indent="0cm"/>
    </style:style>
    <style:style style:name="P24" style:family="paragraph">
      <style:paragraph-properties fo:margin-left="2.4cm" fo:margin-right="0cm" fo:text-indent="-0.8cm"/>
    </style:style>
    <style:style style:name="P25" style:family="paragraph">
      <style:paragraph-properties fo:text-align="center"/>
      <style:text-properties fo:font-size="16pt"/>
    </style:style>
    <style:style style:name="P26" style:family="paragraph">
      <style:paragraph-properties fo:margin-left="0cm" fo:margin-right="0cm" fo:text-align="start" fo:text-indent="0cm"/>
      <style:text-properties fo:font-size="16pt"/>
    </style:style>
    <style:style style:name="P27" style:family="paragraph">
      <style:paragraph-properties fo:margin-left="0cm" fo:margin-right="0cm" fo:text-align="end" fo:text-indent="0cm"/>
      <style:text-properties fo:color="#ff0000" fo:font-size="16pt"/>
    </style:style>
    <style:style style:name="P28" style:family="paragraph">
      <style:text-properties fo:font-family="Courier" style:font-family-generic="modern" style:font-pitch="fixed" fo:font-size="16pt" fo:font-weight="bold"/>
    </style:style>
    <style:style style:name="P29" style:family="paragraph">
      <style:paragraph-properties fo:margin-left="0cm" fo:margin-right="0cm" fo:text-align="center" fo:text-indent="0cm"/>
      <style:text-properties fo:font-family="Courier" style:font-family-generic="modern" style:font-pitch="fixed" fo:font-size="16pt" fo:font-weight="bold"/>
    </style:style>
    <style:style style:name="P30" style:family="paragraph">
      <style:paragraph-properties fo:margin-left="0cm" fo:margin-right="0cm" fo:text-align="center" fo:text-indent="0cm"/>
      <style:text-properties fo:color="#008000" fo:font-family="Courier" style:font-family-generic="modern" style:font-pitch="fixed" fo:font-size="16pt" fo:font-weight="bold"/>
    </style:style>
    <style:style style:name="P31" style:family="paragraph">
      <style:paragraph-properties fo:margin-left="0cm" fo:margin-right="0cm" fo:text-indent="0cm"/>
      <style:text-properties fo:color="#808080" style:text-outline="true" fo:font-size="32pt" fo:font-style="italic" fo:font-weight="bold" style:font-size-asian="24pt" style:font-size-complex="24pt"/>
    </style:style>
    <style:style style:name="P32" style:family="paragraph">
      <style:paragraph-properties fo:margin-left="0cm" fo:margin-right="0cm" fo:text-indent="0cm"/>
      <style:text-properties fo:color="#000000" style:text-outline="false" fo:font-size="32pt" fo:font-style="italic" fo:font-weight="bold" style:font-size-asian="24pt" style:font-size-complex="24pt"/>
    </style:style>
    <style:style style:name="P33" style:family="paragraph">
      <style:paragraph-properties fo:margin-left="0cm" fo:margin-right="0cm" fo:text-align="center" fo:text-indent="0cm"/>
      <style:text-properties fo:font-family="Courier" style:font-family-generic="modern" style:font-pitch="fixed" fo:font-size="16pt"/>
    </style:style>
    <style:style style:name="P34" style:family="paragraph">
      <style:paragraph-properties fo:margin-left="0.5cm" fo:margin-right="0cm" text:enable-numbering="true" fo:text-indent="-0.5cm"/>
    </style:style>
    <style:style style:name="P35" style:family="paragraph">
      <style:paragraph-properties fo:margin-left="1.2cm" fo:margin-right="0cm" text:enable-numbering="true" fo:text-indent="-0.9cm"/>
    </style:style>
    <style:style style:name="P36" style:family="paragraph">
      <style:paragraph-properties fo:margin-left="0cm" fo:margin-right="0cm" fo:text-align="justify" fo:text-indent="0cm"/>
    </style:style>
    <style:style style:name="P37" style:family="paragraph">
      <style:paragraph-properties fo:margin-left="0cm" fo:margin-right="0cm" fo:text-align="justify" fo:text-indent="0cm"/>
      <style:text-properties fo:font-size="18pt"/>
    </style:style>
    <style:style style:name="P38" style:family="paragraph">
      <style:paragraph-properties fo:margin-left="0.5cm" fo:margin-right="0cm" fo:text-align="start" text:enable-numbering="true" fo:text-indent="-0.5cm"/>
    </style:style>
    <style:style style:name="P39" style:family="paragraph">
      <style:paragraph-properties fo:margin-left="0cm" fo:margin-right="0cm" fo:text-align="center" fo:text-indent="0cm"/>
      <style:text-properties fo:font-family="Helvetica" style:font-family-generic="swiss" style:font-pitch="variable" fo:font-size="16pt"/>
    </style:style>
    <style:style style:name="P40" style:family="paragraph">
      <style:text-properties fo:font-size="16pt"/>
    </style:style>
    <style:style style:name="P41" style:family="paragraph">
      <style:text-properties fo:font-size="12pt"/>
    </style:style>
    <style:style style:name="P42" style:family="paragraph">
      <style:text-properties fo:font-family="Courier" style:font-family-generic="modern" style:font-pitch="fixed" fo:font-weight="bold"/>
    </style:style>
    <style:style style:name="P43" style:family="paragraph">
      <style:paragraph-properties fo:margin-left="0cm" fo:margin-right="0cm" fo:text-indent="0cm"/>
      <style:text-properties fo:color="#ff0000" fo:font-size="16pt"/>
    </style:style>
    <style:style style:name="P44" style:family="paragraph">
      <style:paragraph-properties fo:text-align="center"/>
      <style:text-properties fo:color="#008000" fo:font-size="18pt"/>
    </style:style>
    <style:style style:name="P45" style:family="paragraph">
      <style:paragraph-properties fo:margin-left="0cm" fo:margin-right="0cm" fo:text-align="center" fo:text-indent="0cm"/>
      <style:text-properties fo:color="#008000" fo:font-size="18pt"/>
    </style:style>
    <style:style style:name="P46" style:family="paragraph">
      <style:paragraph-properties fo:margin-left="0cm" fo:margin-right="0cm" fo:text-align="center" fo:text-indent="0cm"/>
      <style:text-properties fo:color="#008000" fo:font-family="Courier" style:font-family-generic="modern" style:font-pitch="fixed" fo:font-size="14pt" fo:font-weight="bold"/>
    </style:style>
    <style:style style:name="P47" style:family="paragraph">
      <style:paragraph-properties fo:text-align="center"/>
      <style:text-properties fo:font-family="Courier" style:font-family-generic="modern" style:font-pitch="fixed" fo:font-size="14pt" fo:font-weight="bold"/>
    </style:style>
    <style:style style:name="P48" style:family="paragraph">
      <style:paragraph-properties fo:margin-left="0cm" fo:margin-right="0cm" fo:text-align="center" fo:text-indent="0cm"/>
      <style:text-properties fo:color="#000080"/>
    </style:style>
    <style:style style:name="P49" style:family="paragraph">
      <style:paragraph-properties fo:margin-left="0cm" fo:margin-right="0cm" fo:text-align="center" fo:text-indent="0cm"/>
      <style:text-properties fo:color="#008000" fo:font-family="Courier" style:font-family-generic="modern" style:font-pitch="fixed" fo:font-size="14pt" fo:font-weight="bold" style:font-size-asian="24pt" style:font-size-complex="24pt"/>
    </style:style>
    <style:style style:name="P50" style:family="paragraph">
      <style:paragraph-properties fo:margin-left="0cm" fo:margin-right="0cm" fo:text-align="center" fo:text-indent="0cm"/>
      <style:text-properties fo:font-family="Courier" style:font-family-generic="modern" style:font-pitch="fixed" fo:font-size="14pt" fo:font-weight="bold"/>
    </style:style>
    <style:style style:name="P51" style:family="paragraph">
      <style:text-properties fo:color="#ff0000" fo:font-size="14pt" fo:font-style="italic" fo:font-weight="bold"/>
    </style:style>
    <style:style style:name="P52" style:family="paragraph">
      <style:paragraph-properties fo:margin-left="0cm" fo:margin-right="0cm" fo:text-indent="0cm"/>
      <style:text-properties fo:color="#000000" fo:font-weight="bold"/>
    </style:style>
    <style:style style:name="P53" style:family="paragraph">
      <style:paragraph-properties fo:margin-left="1.2cm" fo:margin-right="0cm" fo:text-indent="-0.9cm"/>
      <style:text-properties fo:font-size="24pt"/>
    </style:style>
    <style:style style:name="T1" style:family="text">
      <style:text-properties fo:font-size="24pt"/>
    </style:style>
    <style:style style:name="T2" style:family="text">
      <style:text-properties fo:font-size="32pt"/>
    </style:style>
    <style:style style:name="T3" style:family="text">
      <style:text-properties fo:color="#ffffff"/>
    </style:style>
    <style:style style:name="T4" style:family="text">
      <style:text-properties fo:font-size="18pt"/>
    </style:style>
    <style:style style:name="T5" style:family="text">
      <style:text-properties fo:font-family="'Times New Roman'" style:font-pitch="variable" style:font-family-asian="'Times New Roman'" style:font-pitch-asian="variable" style:font-family-complex="'Times New Roman'" style:font-pitch-complex="variable"/>
    </style:style>
    <style:style style:name="T6" style:family="text">
      <style:text-properties fo:font-family="'Times New Roman'" style:font-family-generic="roman" style:font-pitch="variable" style:font-family-asian="'Times New Roman'" style:font-pitch-asian="variable" style:font-family-complex="'Times New Roman'" style:font-pitch-complex="variable"/>
    </style:style>
    <style:style style:name="T7" style:family="text">
      <style:text-properties fo:color="#008000" fo:font-family="'Times New Roman'" style:font-family-generic="roman" style:font-pitch="variable" style:font-family-asian="'Times New Roman'" style:font-pitch-asian="variable" style:font-family-complex="'Times New Roman'" style:font-pitch-complex="variable"/>
    </style:style>
    <style:style style:name="T8" style:family="text">
      <style:text-properties fo:color="#008000" style:text-position="33% 58%" fo:font-family="'Times New Roman'" style:font-family-generic="roman" style:font-pitch="variable" style:font-family-asian="'Times New Roman'" style:font-pitch-asian="variable" style:font-family-complex="'Times New Roman'" style:font-pitch-complex="variable"/>
    </style:style>
    <style:style style:name="T9" style:family="text">
      <style:text-properties fo:color="#000080" fo:font-family="'Times New Roman'" style:font-family-generic="roman" style:font-pitch="variable" style:font-family-asian="'Times New Roman'" style:font-pitch-asian="variable" style:font-family-complex="'Times New Roman'" style:font-pitch-complex="variable"/>
    </style:style>
    <style:style style:name="T10" style:family="text">
      <style:text-properties fo:color="#800000" fo:font-family="'Times New Roman'" style:font-family-generic="roman" style:font-pitch="variable" style:font-family-asian="'Times New Roman'" style:font-pitch-asian="variable" style:font-family-complex="'Times New Roman'" style:font-pitch-complex="variable"/>
    </style:style>
    <style:style style:name="T11" style:family="text">
      <style:text-properties style:text-position="33% 58%" fo:font-size="16pt"/>
    </style:style>
    <style:style style:name="T12" style:family="text">
      <style:text-properties fo:font-size="16pt"/>
    </style:style>
    <style:style style:name="T13" style:family="text">
      <style:text-properties fo:color="#008000"/>
    </style:style>
    <style:style style:name="T14" style:family="text">
      <style:text-properties fo:color="#800000"/>
    </style:style>
    <style:style style:name="T15" style:family="text">
      <style:text-properties fo:color="#000080"/>
    </style:style>
    <style:style style:name="T16" style:family="text">
      <style:text-properties fo:font-family="Courier" style:font-family-generic="modern" style:font-pitch="fixed"/>
    </style:style>
    <style:style style:name="T17" style:family="text">
      <style:text-properties fo:font-style="italic"/>
    </style:style>
    <style:style style:name="T18" style:family="text">
      <style:text-properties fo:font-style="normal"/>
    </style:style>
    <style:style style:name="T19" style:family="text">
      <style:text-properties fo:font-weight="bold"/>
    </style:style>
    <style:style style:name="T20" style:family="text">
      <style:text-properties fo:color="#ff0000" fo:font-size="16pt"/>
    </style:style>
    <style:style style:name="T21" style:family="text">
      <style:text-properties fo:font-weight="normal"/>
    </style:style>
    <style:style style:name="T22" style:family="text">
      <style:text-properties fo:font-family="Courier" style:font-family-generic="modern" style:font-pitch="fixed" fo:font-size="16pt" fo:font-weight="bold"/>
    </style:style>
    <style:style style:name="T23" style:family="text">
      <style:text-properties fo:color="#ff0000" fo:font-family="Courier" style:font-family-generic="modern" style:font-pitch="fixed" fo:font-size="16pt" fo:font-weight="bold"/>
    </style:style>
    <style:style style:name="T24" style:family="text">
      <style:text-properties fo:color="#000080" fo:font-family="Courier" style:font-family-generic="modern" style:font-pitch="fixed" fo:font-size="16pt" fo:font-weight="bold"/>
    </style:style>
    <style:style style:name="T25" style:family="text">
      <style:text-properties fo:color="#008000" fo:font-family="Courier" style:font-family-generic="modern" style:font-pitch="fixed" fo:font-size="16pt" fo:font-weight="bold"/>
    </style:style>
    <style:style style:name="T26" style:family="text">
      <style:text-properties fo:color="#008000" fo:font-family="Courier" style:font-family-generic="modern" style:font-pitch="fixed" fo:font-weight="bold"/>
    </style:style>
    <style:style style:name="T27" style:family="text">
      <style:text-properties fo:color="#ff0000" fo:font-family="Courier" style:font-family-generic="modern" style:font-pitch="fixed" fo:font-weight="bold"/>
    </style:style>
    <style:style style:name="T28" style:family="text">
      <style:text-properties fo:color="#808080" style:text-outline="true" fo:font-size="32pt" fo:font-style="italic" fo:font-weight="bold" style:font-size-asian="24pt" style:font-size-complex="24pt"/>
    </style:style>
    <style:style style:name="T29" style:family="text">
      <style:text-properties fo:color="#000000" style:text-outline="false" fo:font-size="32pt" fo:font-style="italic" fo:font-weight="bold" style:font-size-asian="24pt" style:font-size-complex="24pt"/>
    </style:style>
    <style:style style:name="T30" style:family="text">
      <style:text-properties fo:font-family="Courier" style:font-family-generic="modern" style:font-pitch="fixed" fo:font-weight="bold"/>
    </style:style>
    <style:style style:name="T31" style:family="text">
      <style:text-properties fo:font-style="italic" fo:font-weight="normal"/>
    </style:style>
    <style:style style:name="T32" style:family="text">
      <style:text-properties fo:font-family="Courier" style:font-family-generic="modern" style:font-pitch="fixed" fo:font-size="16pt"/>
    </style:style>
    <style:style style:name="T33" style:family="text">
      <style:text-properties fo:font-style="normal" fo:font-weight="normal"/>
    </style:style>
    <style:style style:name="T34" style:family="text">
      <style:text-properties style:text-position="33% 58%"/>
    </style:style>
    <style:style style:name="T35" style:family="text">
      <style:text-properties style:text-position="33% 58%" fo:font-size="18pt"/>
    </style:style>
    <style:style style:name="T36" style:family="text">
      <style:text-properties style:text-position="0% 100%" fo:font-family="Courier" style:font-family-generic="modern" style:font-pitch="fixed" fo:font-size="18pt" fo:font-weight="bold"/>
    </style:style>
    <style:style style:name="T37" style:family="text">
      <style:text-properties style:text-position="0% 100%" fo:font-size="18pt"/>
    </style:style>
    <style:style style:name="T38" style:family="text">
      <style:text-properties fo:color="#008000" fo:font-family="'Times New Roman'" style:font-pitch="variable" style:font-family-asian="'Times New Roman'" style:font-pitch-asian="variable" style:font-family-complex="'Times New Roman'" style:font-pitch-complex="variable"/>
    </style:style>
    <style:style style:name="T39" style:family="text">
      <style:text-properties fo:color="#008000" style:text-position="33% 58%"/>
    </style:style>
    <style:style style:name="T40" style:family="text">
      <style:text-properties fo:color="#008000" fo:font-family="Courier" style:font-family-generic="modern" style:font-pitch="fixed" fo:font-weight="bold" style:font-family-asian="'Times New Roman'" style:font-pitch-asian="variable" style:font-family-complex="'Times New Roman'" style:font-pitch-complex="variable"/>
    </style:style>
    <style:style style:name="T41" style:family="text">
      <style:text-properties fo:color="#800000" fo:font-family="'Times New Roman'" style:font-pitch="variable" style:font-family-asian="'Times New Roman'" style:font-pitch-asian="variable" style:font-family-complex="'Times New Roman'" style:font-pitch-complex="variable"/>
    </style:style>
    <style:style style:name="T42" style:family="text">
      <style:text-properties fo:color="#000080" fo:font-family="'Times New Roman'" style:font-pitch="variable" style:font-family-asian="'Times New Roman'" style:font-pitch-asian="variable" style:font-family-complex="'Times New Roman'" style:font-pitch-complex="variable"/>
    </style:style>
    <style:style style:name="T43" style:family="text">
      <style:text-properties fo:font-family="Helvetica" style:font-family-generic="swiss" style:font-pitch="variable" fo:font-size="16pt"/>
    </style:style>
    <style:style style:name="T44" style:family="text">
      <style:text-properties fo:font-family="'Andale Mono'" style:font-pitch="fixed" fo:font-size="16pt" style:font-family-asian="'Andale Mono'" style:font-pitch-asian="fixed" style:font-family-complex="'Andale Mono'" style:font-pitch-complex="fixed"/>
    </style:style>
    <style:style style:name="T45" style:family="text">
      <style:text-properties fo:font-family="'Times New Roman'" style:font-pitch="variable" fo:font-weight="normal"/>
    </style:style>
    <style:style style:name="T46" style:family="text">
      <style:text-properties fo:font-family="'Times New Roman'" style:font-pitch="variable" fo:font-weight="bold"/>
    </style:style>
    <style:style style:name="T47" style:family="text">
      <style:text-properties fo:font-family="'Times New Roman'" style:font-pitch="variable" fo:font-weight="normal" style:font-family-asian="'Times New Roman'" style:font-pitch-asian="variable" style:font-family-complex="'Times New Roman'" style:font-pitch-complex="variable"/>
    </style:style>
    <style:style style:name="T48" style:family="text">
      <style:text-properties fo:font-size="12pt"/>
    </style:style>
    <style:style style:name="T49" style:family="text">
      <style:text-properties fo:font-family="Courier" style:font-family-generic="modern" style:font-pitch="fixed" fo:font-size="12pt"/>
    </style:style>
    <style:style style:name="T50" style:family="text">
      <style:text-properties fo:font-family="'Times New Roman'" style:font-pitch="variable" fo:font-style="italic" fo:font-weight="normal"/>
    </style:style>
    <style:style style:name="T51" style:family="text">
      <style:text-properties fo:font-family="'Times New Roman'" style:font-pitch="variable" fo:font-style="normal" fo:font-weight="normal"/>
    </style:style>
    <style:style style:name="T52" style:family="text">
      <style:text-properties fo:color="#800080"/>
    </style:style>
    <style:style style:name="T53" style:family="text">
      <style:text-properties fo:color="#008000" fo:font-family="Courier" style:font-family-generic="modern" style:font-pitch="fixed" fo:font-size="18pt" fo:font-weight="bold"/>
    </style:style>
    <style:style style:name="T54" style:family="text">
      <style:text-properties fo:color="#008000" fo:font-size="18pt"/>
    </style:style>
    <style:style style:name="T55" style:family="text">
      <style:text-properties fo:color="#000080" fo:font-family="Courier" style:font-family-generic="modern" style:font-pitch="fixed" fo:font-size="18pt" fo:font-weight="bold"/>
    </style:style>
    <style:style style:name="T56" style:family="text">
      <style:text-properties fo:color="#000080" fo:font-size="18pt"/>
    </style:style>
    <style:style style:name="T57" style:family="text">
      <style:text-properties fo:color="#008000" fo:font-family="Courier" style:font-family-generic="modern" style:font-pitch="fixed" fo:font-size="14pt" fo:font-weight="bold"/>
    </style:style>
    <style:style style:name="T58" style:family="text">
      <style:text-properties fo:color="#0000ff" fo:font-family="Arial" style:font-family-generic="swiss" style:font-pitch="variable" fo:font-size="14pt" fo:font-weight="bold" style:font-family-asian="Arial" style:font-family-generic-asian="swiss" style:font-pitch-asian="variable" style:font-family-complex="Arial" style:font-family-generic-complex="swiss" style:font-pitch-complex="variable"/>
    </style:style>
    <style:style style:name="T59" style:family="text">
      <style:text-properties fo:color="#993366" fo:font-family="Arial" style:font-family-generic="swiss" style:font-pitch="variable" fo:font-size="14pt" fo:font-weight="bold" style:font-family-asian="Arial" style:font-family-generic-asian="swiss" style:font-pitch-asian="variable" style:font-family-complex="Arial" style:font-family-generic-complex="swiss" style:font-pitch-complex="variable"/>
    </style:style>
    <style:style style:name="T60" style:family="text">
      <style:text-properties fo:color="#ff0000" fo:font-family="Arial" style:font-family-generic="swiss" style:font-pitch="variable" fo:font-size="14pt" fo:font-weight="bold" style:font-family-asian="Arial" style:font-family-generic-asian="swiss" style:font-pitch-asian="variable" style:font-family-complex="Arial" style:font-family-generic-complex="swiss" style:font-pitch-complex="variable"/>
    </style:style>
    <style:style style:name="T61" style:family="text">
      <style:text-properties fo:color="#000080" fo:font-family="Courier" style:font-family-generic="modern" style:font-pitch="fixed" fo:font-size="14pt" fo:font-weight="bold"/>
    </style:style>
    <style:style style:name="T62" style:family="text">
      <style:text-properties fo:color="#008000" fo:font-family="Courier" style:font-family-generic="modern" style:font-pitch="fixed" fo:font-size="14pt" fo:font-weight="bold" style:font-size-asian="24pt" style:font-size-complex="24pt"/>
    </style:style>
    <style:style style:name="T63" style:family="text">
      <style:text-properties fo:color="#33cc66" fo:font-family="Arial" style:font-family-generic="swiss" style:font-pitch="variable" fo:font-size="14pt" fo:font-weight="bold" style:font-family-asian="Arial" style:font-family-generic-asian="swiss" style:font-pitch-asian="variable" style:font-size-asian="24pt" style:font-family-complex="Arial" style:font-family-generic-complex="swiss" style:font-pitch-complex="variable" style:font-size-complex="24pt"/>
    </style:style>
    <style:style style:name="T64" style:family="text">
      <style:text-properties fo:color="#3deb3d" fo:font-family="Arial" style:font-family-generic="swiss" style:font-pitch="variable" fo:font-size="14pt" fo:font-weight="bold" style:font-family-asian="Arial" style:font-family-generic-asian="swiss" style:font-pitch-asian="variable" style:font-size-asian="24pt" style:font-family-complex="Arial" style:font-family-generic-complex="swiss" style:font-pitch-complex="variable" style:font-size-complex="24pt"/>
    </style:style>
    <style:style style:name="T65" style:family="text">
      <style:text-properties fo:color="#23ff23" fo:font-family="Arial" style:font-family-generic="swiss" style:font-pitch="variable" fo:font-size="14pt" fo:font-weight="bold" style:font-family-asian="Arial" style:font-family-generic-asian="swiss" style:font-pitch-asian="variable" style:font-size-asian="24pt" style:font-family-complex="Arial" style:font-family-generic-complex="swiss" style:font-pitch-complex="variable" style:font-size-complex="24pt"/>
    </style:style>
    <style:style style:name="T66" style:family="text">
      <style:text-properties fo:color="#23ff23" fo:font-family="Arial" style:font-family-generic="swiss" style:font-pitch="variable" fo:font-size="14pt" fo:font-weight="bold" style:font-family-asian="Arial" style:font-family-generic-asian="swiss" style:font-pitch-asian="variable" style:font-family-complex="Arial" style:font-family-generic-complex="swiss" style:font-pitch-complex="variable"/>
    </style:style>
    <style:style style:name="T67" style:family="text">
      <style:text-properties fo:color="#808080" fo:font-family="Courier" style:font-family-generic="modern" style:font-pitch="fixed" fo:font-size="14pt" fo:font-weight="bold" style:font-family-asian="'Times New Roman'" style:font-pitch-asian="variable" style:font-family-complex="'Times New Roman'" style:font-pitch-complex="variable"/>
    </style:style>
    <style:style style:name="T68" style:family="text">
      <style:text-properties fo:color="#0000ff" fo:font-family="Courier" style:font-family-generic="modern" style:font-pitch="fixed" fo:font-size="14pt" fo:font-weight="bold" style:font-family-asian="'Times New Roman'" style:font-pitch-asian="variable" style:font-family-complex="'Times New Roman'" style:font-pitch-complex="variable"/>
    </style:style>
    <style:style style:name="T69" style:family="text">
      <style:text-properties fo:color="#ff0000" fo:font-size="14pt" fo:font-style="italic" fo:font-weight="bold"/>
    </style:style>
    <style:style style:name="T70" style:family="text">
      <style:text-properties fo:font-family="Courier" style:font-family-generic="modern" style:font-pitch="fixed" fo:font-size="14pt" fo:font-weight="bold"/>
    </style:style>
    <style:style style:name="T71" style:family="text">
      <style:text-properties fo:color="#ff0000" fo:font-family="Courier" style:font-family-generic="modern" style:font-pitch="fixed" fo:font-size="14pt" fo:font-weight="bold" style:font-family-asian="'Times New Roman'" style:font-pitch-asian="variable" style:font-family-complex="'Times New Roman'" style:font-pitch-complex="variable"/>
    </style:style>
    <style:style style:name="T72" style:family="text">
      <style:text-properties fo:color="#000000" fo:font-size="14pt" fo:font-style="italic" fo:font-weight="bold"/>
    </style:style>
    <style:style style:name="T73" style:family="text">
      <style:text-properties fo:font-family="Courier" style:font-family-generic="modern" style:font-pitch="fixed" fo:font-style="normal" fo:font-weight="bold"/>
    </style:style>
    <style:style style:name="T74" style:family="text">
      <style:text-properties fo:font-family="Courier" style:font-family-generic="modern" style:font-pitch="fixed" fo:font-size="2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5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5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5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5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5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5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5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5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5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5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1.Architektur des X Window Systems<text:line-break/>Übersicht</text:p>
          </draw:text-box>
        </draw:frame>
        <draw:frame presentation:style-name="pr2" draw:text-style-name="P3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2"><text:span text:style-name="T1">1.1 Client-/Server-Modell; Szenarien</text:span></text:p>
              </text:list-item>
            </text:list>
            <text:list text:style-name="L2">
              <text:list-item>
                <text:p text:style-name="P2"><text:span text:style-name="T1">1.2 Architekturübersicht</text:span></text:p>
              </text:list-item>
            </text:list>
            <text:list text:style-name="L2">
              <text:list-item>
                <text:p text:style-name="P2"><text:span text:style-name="T1">1.3 Das X11 Protokoll</text:span></text:p>
              </text:list-item>
            </text:list>
            <text:list text:style-name="L2">
              <text:list-item>
                <text:p text:style-name="P2"><text:span text:style-name="T1">1.4 XIDs, Ressourcen</text:span></text:p>
              </text:list-item>
            </text:list>
            <text:list text:style-name="L2">
              <text:list-item>
                <text:p text:style-name="P2"><text:span text:style-name="T1">1.5 Zeichen- und Grafikmodell</text:span></text:p>
              </text:list-item>
            </text:list>
            <text:list text:style-name="L2">
              <text:list-item>
                <text:p text:style-name="P2"><text:span text:style-name="T1">1.6 Fenster</text:span></text:p>
              </text:list-item>
            </text:list>
            <text:list text:style-name="L2">
              <text:list-item>
                <text:p text:style-name="P2"><text:span text:style-name="T1">1.7 Nutzereingaben, Ereignisse</text:span></text:p>
              </text:list-item>
            </text:list>
            <text:list text:style-name="L2">
              <text:list-item>
                <text:p text:style-name="P2"><text:span text:style-name="T1">1.8 Aktivitäts-Beispiel</text:span></text:p>
              </text:list-item>
            </text:list>
            <text:list text:style-name="L2">
              <text:list-item>
                <text:p text:style-name="P2"><text:span text:style-name="T1">1.9 Window-Manager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" presentation:class="page"/>
          <draw:frame presentation:style-name="pr3" draw:text-style-name="P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1.Architektur des X Window Systems<text:line-break/>1.1 Client-/Server-Modell; Szenarien</text:p>
          </draw:text-box>
        </draw:frame>
        <draw:frame presentation:style-name="pr4" draw:text-style-name="P3" draw:layer="layout" svg:width="11.667cm" svg:height="11.068cm" svg:x="2.057cm" svg:y="8cm" presentation:class="outline" presentation:user-transformed="true">
          <draw:text-box>
            <text:list text:style-name="L2">
              <text:list-item>
                <text:p text:style-name="P2"><text:span text:style-name="T1">X Client</text:span></text:p>
              </text:list-item>
            </text:list>
            <text:list text:style-name="L2">
              <text:list-item>
                <text:p text:style-name="P5"><text:span text:style-name="T1">(Anwendungs)programm</text:span></text:p>
              </text:list-item>
            </text:list>
            <text:list text:style-name="L2">
              <text:list-item>
                <text:p text:style-name="P5"><text:span text:style-name="T1">sendet Grafikkommandos (unter anderem)</text:span></text:p>
              </text:list-item>
            </text:list>
            <text:list text:style-name="L2">
              <text:list-item>
                <text:p text:style-name="P5"><text:span text:style-name="T1">empfängt Benutzereingaben (z.B. Tastendruck) von Xserver, reagiert</text:span></text:p>
              </text:list-item>
            </text:list>
            <text:list text:style-name="L2">
              <text:list-item>
                <text:p text:style-name="P5"><text:span text:style-name="T1">läuft auf beliebigem Rechner im Netz</text:span></text:p>
              </text:list-item>
            </text:list>
          </draw:text-box>
        </draw:frame>
        <draw:frame presentation:style-name="pr5" draw:text-style-name="P3" draw:layer="layout" svg:width="12.442cm" svg:height="11.361cm" svg:x="14.308cm" svg:y="8cm" presentation:class="outline" presentation:user-transformed="true">
          <draw:text-box>
            <text:list text:style-name="L2">
              <text:list-item>
                <text:p text:style-name="P2"><text:span text:style-name="T1">X Server</text:span></text:p>
              </text:list-item>
            </text:list>
            <text:list text:style-name="L2">
              <text:list-item>
                <text:p text:style-name="P5"><text:span text:style-name="T1">steuert Display, Tastatur, Maus</text:span></text:p>
              </text:list-item>
            </text:list>
            <text:list text:style-name="L2">
              <text:list-item>
                <text:p text:style-name="P5"><text:span text:style-name="T1">zeichnet (und führt andere Operationen aus)</text:span></text:p>
              </text:list-item>
            </text:list>
            <text:list text:style-name="L2">
              <text:list-item>
                <text:p text:style-name="P5"><text:span text:style-name="T1">sendet Benutzereingaben (z.B. Tastendruck) von HW an Anwendungen weiter</text:span></text:p>
              </text:list-item>
            </text:list>
            <text:list text:style-name="L2">
              <text:list-item>
                <text:p text:style-name="P5"><text:span text:style-name="T1">läuft auf dem Rechner, an dem physische Geräte angeschlossen sind</text:span></text:p>
              </text:list-item>
            </text:list>
          </draw:text-box>
        </draw:frame>
        <draw:frame draw:style-name="gr2" draw:text-style-name="P7" draw:layer="layout" svg:width="24.75cm" svg:height="1.255cm" svg:x="2cm" svg:y="6cm">
          <draw:text-box>
            <text:p text:style-name="P6"><text:span text:style-name="T2">Rollenverteilung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2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" presentation:presentation-page-layout-name="AL3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1.Architektur des X Window Systems<text:line-break/>1.1 Client-/Server-Modell; Szenarien</text:p>
          </draw:text-box>
        </draw:frame>
        <draw:rect draw:style-name="gr3" draw:text-style-name="P8" draw:layer="layout" svg:width="10.25cm" svg:height="5cm" svg:x="2.5cm" svg:y="7.75cm">
          <text:p text:style-name="P1"/>
        </draw:rect>
        <draw:rect draw:style-name="gr4" draw:text-style-name="P6" draw:layer="layout" svg:width="9.75cm" svg:height="1.25cm" svg:x="2.75cm" svg:y="8cm">
          <text:p text:style-name="P6">X Server</text:p>
        </draw:rect>
        <draw:rect draw:style-name="gr4" draw:text-style-name="P6" draw:layer="layout" svg:width="4cm" svg:height="1.25cm" svg:x="2.75cm" svg:y="11.25cm">
          <text:p text:style-name="P6">X Client</text:p>
        </draw:rect>
        <draw:rect draw:style-name="gr5" draw:text-style-name="P8" draw:layer="layout" svg:width="4cm" svg:height="1.25cm" svg:x="2.75cm" svg:y="6cm">
          <text:p text:style-name="P6">Bildschirm</text:p>
        </draw:rect>
        <draw:rect draw:style-name="gr5" draw:text-style-name="P8" draw:layer="layout" svg:width="3cm" svg:height="1.25cm" svg:x="7cm" svg:y="6cm">
          <text:p text:style-name="P6">Tastatur</text:p>
        </draw:rect>
        <draw:rect draw:style-name="gr5" draw:text-style-name="P8" draw:layer="layout" svg:width="2.25cm" svg:height="1.25cm" svg:x="10.25cm" svg:y="6cm">
          <text:p text:style-name="P6">Maus</text:p>
        </draw:rect>
        <draw:frame draw:style-name="gr6" draw:layer="layout" svg:width="5.954cm" svg:height="0.937cm" svg:x="2.75cm" svg:y="13.25cm">
          <draw:text-box>
            <text:p text:style-name="P1">lokaler Computer</text:p>
          </draw:text-box>
        </draw:frame>
        <draw:rect draw:style-name="gr4" draw:text-style-name="P6" draw:layer="layout" svg:width="4cm" svg:height="1.25cm" svg:x="7cm" svg:y="11.25cm">
          <text:p text:style-name="P6">X Client</text:p>
        </draw:rect>
        <draw:rect draw:style-name="gr3" draw:text-style-name="P8" draw:layer="layout" svg:width="10.25cm" svg:height="5cm" svg:x="16.5cm" svg:y="7.75cm">
          <text:p text:style-name="P1"/>
        </draw:rect>
        <draw:frame draw:style-name="gr7" draw:layer="layout" svg:width="6.894cm" svg:height="0.937cm" svg:x="19.606cm" svg:y="13.5cm">
          <draw:text-box>
            <text:p text:style-name="P9">entfernter Computer</text:p>
          </draw:text-box>
        </draw:frame>
        <draw:rect draw:style-name="gr4" draw:text-style-name="P6" draw:layer="layout" svg:width="4cm" svg:height="1.25cm" svg:x="16.75cm" svg:y="11.25cm">
          <text:p text:style-name="P6">X Client</text:p>
        </draw:rect>
        <draw:polyline draw:style-name="gr8" draw:text-style-name="P8" draw:layer="layout" svg:width="9.275cm" svg:height="6.16cm" draw:transform="rotate (-0.421497014357737) translate (11.75cm 9.5cm)" svg:viewBox="0 0 9276 6161" draw:points="0,0 2762,6160 9275,2965 7949,3">
          <text:p text:style-name="P1"/>
        </draw:polyline>
        <draw:line draw:style-name="gr8" draw:text-style-name="P8" draw:layer="layout" svg:x1="9cm" svg:y1="9.5cm" svg:x2="9cm" svg:y2="11cm">
          <text:p text:style-name="P1"/>
        </draw:line>
        <draw:line draw:style-name="gr8" draw:text-style-name="P8" draw:layer="layout" svg:x1="4.75cm" svg:y1="9.5cm" svg:x2="4.75cm" svg:y2="11cm">
          <text:p text:style-name="P1"/>
        </draw:line>
        <draw:line draw:style-name="gr9" draw:text-style-name="P8" draw:layer="layout" svg:x1="8.5cm" svg:y1="7.25cm" svg:x2="8.5cm" svg:y2="8cm">
          <text:p text:style-name="P1"/>
        </draw:line>
        <draw:line draw:style-name="gr9" draw:text-style-name="P8" draw:layer="layout" svg:x1="11.25cm" svg:y1="7.25cm" svg:x2="11.25cm" svg:y2="8cm">
          <text:p text:style-name="P1"/>
        </draw:line>
        <draw:line draw:style-name="gr9" draw:text-style-name="P8" draw:layer="layout" svg:x1="4.75cm" svg:y1="8cm" svg:x2="4.75cm" svg:y2="7.25cm">
          <text:p text:style-name="P1"/>
        </draw:line>
        <draw:path draw:style-name="gr10" draw:text-style-name="P8" draw:layer="layout" svg:width="6.637cm" svg:height="4.865cm" svg:x="12.111cm" svg:y="14.062cm" svg:viewBox="0 0 6638 4866" svg:d="m1371 3937c-500 500-1500-500-1000-1250-750-250-250-1000 500-1250-500-500 500-1750 1500-1000 250-500 1500-750 1500 250 250-750 1000-750 1500 0 500-500 1500 500 1000 1500 750 500-250 2250-1000 1500-500 1000-1250 1000-1500 250 250 750-500 1000-1000 500 250 1000-1500 0-1500-500z">
          <text:p text:style-name="P6">Netzwerk</text:p>
        </draw:path>
        <presentation:notes draw:style-name="dp2">
          <draw:page-thumbnail draw:style-name="gr1" draw:layer="layout" svg:width="13.705cm" svg:height="10.279cm" svg:x="3.641cm" svg:y="2.853cm" draw:page-number="3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" presentation:presentation-page-layout-name="AL3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1.Architektur des X Window Systems<text:line-break/>1.1 Client-/Server-Modell; Szenarien</text:p>
          </draw:text-box>
        </draw:frame>
        <draw:rect draw:style-name="gr3" draw:text-style-name="P8" draw:layer="layout" svg:width="10.25cm" svg:height="5cm" svg:x="2cm" svg:y="6.5cm">
          <text:p text:style-name="P1"/>
        </draw:rect>
        <draw:rect draw:style-name="gr4" draw:text-style-name="P6" draw:layer="layout" svg:width="9.75cm" svg:height="1.25cm" svg:x="2.25cm" svg:y="6.75cm">
          <text:p text:style-name="P6">X Server</text:p>
        </draw:rect>
        <draw:rect draw:style-name="gr4" draw:text-style-name="P6" draw:layer="layout" svg:width="4cm" svg:height="1.25cm" svg:x="2.25cm" svg:y="10cm">
          <text:p text:style-name="P6">X Client</text:p>
        </draw:rect>
        <draw:frame draw:style-name="gr11" draw:layer="layout" svg:width="4.019cm" svg:height="0.937cm" svg:x="2.25cm" svg:y="12cm">
          <draw:text-box>
            <text:p text:style-name="P1">Computer 1</text:p>
          </draw:text-box>
        </draw:frame>
        <draw:rect draw:style-name="gr4" draw:text-style-name="P6" draw:layer="layout" svg:width="4cm" svg:height="1.25cm" svg:x="6.5cm" svg:y="10cm">
          <text:p text:style-name="P6">X Client</text:p>
        </draw:rect>
        <draw:rect draw:style-name="gr3" draw:text-style-name="P8" draw:layer="layout" svg:width="10.25cm" svg:height="5cm" svg:x="14.5cm" svg:y="6.5cm">
          <text:p text:style-name="P1"/>
        </draw:rect>
        <draw:rect draw:style-name="gr4" draw:text-style-name="P6" draw:layer="layout" svg:width="4cm" svg:height="1.25cm" svg:x="17cm" svg:y="10cm">
          <text:p text:style-name="P6">X Client</text:p>
        </draw:rect>
        <draw:line draw:style-name="gr8" draw:text-style-name="P8" draw:layer="layout" svg:x1="8.5cm" svg:y1="8.25cm" svg:x2="8.5cm" svg:y2="9.75cm">
          <text:p text:style-name="P1"/>
        </draw:line>
        <draw:line draw:style-name="gr8" draw:text-style-name="P8" draw:layer="layout" svg:x1="4.25cm" svg:y1="8.25cm" svg:x2="4.25cm" svg:y2="9.75cm">
          <text:p text:style-name="P1"/>
        </draw:line>
        <draw:frame draw:style-name="gr11" draw:layer="layout" svg:width="4.019cm" svg:height="0.937cm" svg:x="20.731cm" svg:y="12.25cm">
          <draw:text-box>
            <text:p text:style-name="P1">Computer 2</text:p>
          </draw:text-box>
        </draw:frame>
        <draw:rect draw:style-name="gr4" draw:text-style-name="P6" draw:layer="layout" svg:width="9.75cm" svg:height="1.25cm" svg:x="14.75cm" svg:y="6.75cm">
          <text:p text:style-name="P6">X Server</text:p>
        </draw:rect>
        <draw:line draw:style-name="gr8" draw:text-style-name="P8" draw:layer="layout" svg:x1="19cm" svg:y1="8.25cm" svg:x2="19cm" svg:y2="9.75cm">
          <text:p text:style-name="P1"/>
        </draw:line>
        <draw:rect draw:style-name="gr3" draw:text-style-name="P8" draw:layer="layout" svg:width="10.25cm" svg:height="2.25cm" svg:x="8.25cm" svg:y="17.5cm">
          <text:p text:style-name="P1"/>
        </draw:rect>
        <draw:line draw:style-name="gr8" draw:text-style-name="P8" draw:layer="layout" svg:x1="11.75cm" svg:y1="8.25cm" svg:x2="11.75cm" svg:y2="17.75cm">
          <text:p text:style-name="P1"/>
        </draw:line>
        <draw:rect draw:style-name="gr4" draw:text-style-name="P6" draw:layer="layout" svg:width="4cm" svg:height="1.25cm" svg:x="11.5cm" svg:y="18cm">
          <text:p text:style-name="P6">X Client</text:p>
        </draw:rect>
        <draw:line draw:style-name="gr8" draw:text-style-name="P8" draw:layer="layout" svg:x1="15.25cm" svg:y1="8.25cm" svg:x2="15.25cm" svg:y2="17.75cm">
          <text:p text:style-name="P1"/>
        </draw:line>
        <draw:path draw:style-name="gr10" draw:text-style-name="P8" draw:layer="layout" svg:width="6.637cm" svg:height="4.865cm" svg:x="10.096cm" svg:y="11.635cm" svg:viewBox="0 0 6638 4866" svg:d="m1371 3937c-500 500-1500-500-1000-1250-750-250-250-1000 500-1250-500-500 500-1750 1500-1000 250-500 1500-750 1500 250 250-750 1000-750 1500 0 500-500 1500 500 1000 1500 750 500-250 2250-1000 1500-500 1000-1250 1000-1500 250 250 750-500 1000-1000 500 250 1000-1500 0-1500-500z">
          <text:p text:style-name="P6">Netzwerk</text:p>
        </draw:path>
        <draw:frame draw:style-name="gr11" draw:layer="layout" svg:width="4.019cm" svg:height="0.937cm" svg:x="16.231cm" svg:y="16.063cm">
          <draw:text-box>
            <text:p text:style-name="P1">Computer 3</text:p>
          </draw:text-box>
        </draw:frame>
        <presentation:notes draw:style-name="dp2">
          <draw:page-thumbnail draw:style-name="gr1" draw:layer="layout" svg:width="13.705cm" svg:height="10.279cm" svg:x="3.641cm" svg:y="2.853cm" draw:page-number="4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tandard" presentation:presentation-page-layout-name="AL3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1.Architektur des X Window Systems<text:line-break/>1.1 Client-/Server-Modell; Szenarien</text:p>
          </draw:text-box>
        </draw:frame>
        <draw:rect draw:style-name="gr12" draw:text-style-name="P6" draw:layer="layout" svg:width="5.25cm" svg:height="3.5cm" svg:x="1cm" svg:y="11.5cm">
          <text:p text:style-name="P6">X Client</text:p>
        </draw:rect>
        <draw:rect draw:style-name="gr13" draw:text-style-name="P6" draw:layer="layout" svg:width="5.5cm" svg:height="3.5cm" svg:x="21.5cm" svg:y="11.5cm">
          <text:p text:style-name="P6">X Server</text:p>
        </draw:rect>
        <draw:g>
          <draw:path draw:style-name="gr14" draw:text-style-name="P8" draw:layer="layout" svg:width="6.188cm" svg:height="1.5cm" svg:x="11.063cm" svg:y="12.5cm" svg:viewBox="0 0 6189 1501" svg:d="m6000 1500c250-250 250-1250 0-1500-2000 0-4000 0-6000 0 250 250 250 1250 0 1500 2000 0 4000 0 6000 0z">
            <text:p text:style-name="P1"/>
          </draw:path>
          <draw:rect draw:style-name="gr15" draw:text-style-name="P6" draw:layer="layout" svg:width="16cm" svg:height="1cm" svg:x="5.75cm" svg:y="12.75cm">
            <text:p text:style-name="P6">X Protokoll<text:tab/><text:tab/><text:tab/><text:tab/><text:tab/><text:tab/>X Protokoll</text:p>
          </draw:rect>
          <draw:path draw:style-name="gr16" draw:text-style-name="P10" draw:layer="layout" svg:width="6.625cm" svg:height="1.5cm" svg:x="10.437cm" svg:y="12.5cm" svg:viewBox="0 0 6626 1501" svg:d="m187 1500c-250-250-250-1250 0-1500 2000 0 4438 0 6438 0-250 250-250 1250 0 1500-2000 0-4438 0-6438 0z">
            <text:p text:style-name="P6"><text:span text:style-name="T3">Transport(UNIX)</text:span></text:p>
          </draw:path>
        </draw:g>
        <draw:rect draw:style-name="gr12" draw:text-style-name="P6" draw:layer="layout" svg:width="5.25cm" svg:height="3.5cm" svg:x="1.5cm" svg:y="16cm">
          <text:p text:style-name="P6">X Client</text:p>
        </draw:rect>
        <draw:g>
          <draw:path draw:style-name="gr14" draw:text-style-name="P8" draw:layer="layout" svg:width="6.189cm" svg:height="1.506cm" draw:transform="rotate (0.231430658814404) translate (10.946cm 16.401cm)" svg:viewBox="0 0 6190 1507" svg:d="m6005 1506c245-256 247-1251-4-1498-1997-4-4001-7-6001-8 255 258 250 1251 0 1500 2000 1 4001 2 6005 6z">
            <text:p text:style-name="P1"/>
          </draw:path>
          <draw:rect draw:style-name="gr15" draw:text-style-name="P6" draw:layer="layout" svg:width="16cm" svg:height="1cm" draw:transform="rotate (0.231430658814404) translate (6.197cm 17.777cm)">
            <text:p text:style-name="P6">X Protokoll<text:tab/><text:tab/><text:tab/><text:tab/><text:tab/><text:tab/>X Protokoll</text:p>
          </draw:rect>
          <draw:path draw:style-name="gr16" draw:text-style-name="P10" draw:layer="layout" svg:width="6.191cm" svg:height="1.507cm" draw:transform="rotate (0.231430658814404) translate (10.764cm 16.444cm)" svg:viewBox="0 0 6192 1508" svg:d="m186 1500c-250-250-246-1243 0-1500 2000 2 4004 6 6001 9-248 246-247 1243 4 1498-2001 0-4005-5-6005-7z">
            <text:p text:style-name="P6"><text:span text:style-name="T3">Transport(...)</text:span></text:p>
          </draw:path>
        </draw:g>
        <draw:rect draw:style-name="gr12" draw:text-style-name="P6" draw:layer="layout" svg:width="5.25cm" svg:height="3.5cm" svg:x="1.25cm" svg:y="7cm">
          <text:p text:style-name="P6">X Client</text:p>
        </draw:rect>
        <draw:g>
          <draw:path draw:style-name="gr14" draw:text-style-name="P8" draw:layer="layout" svg:width="6.191cm" svg:height="1.502cm" draw:transform="rotate (-0.194255145748119) translate (11.038cm 8.876cm)" svg:viewBox="0 0 6192 1503" svg:d="m6004 1502c249-251 249-1252-1-1501-1999-7-4000 0-6003-1 253 249 253 1249 2 1500 2001 0 4001 1 6002 2z">
            <text:p text:style-name="P1"/>
          </draw:path>
          <draw:rect draw:style-name="gr15" draw:text-style-name="P6" draw:layer="layout" svg:width="16cm" svg:height="1cm" draw:transform="rotate (-0.194255145748119) translate (6.147cm 8.171cm)">
            <text:p text:style-name="P6">X Protokoll<text:tab/><text:tab/><text:tab/><text:tab/><text:tab/><text:tab/>X Protokoll</text:p>
          </draw:rect>
          <draw:path draw:style-name="gr16" draw:text-style-name="P10" draw:layer="layout" svg:width="6.189cm" svg:height="1.5cm" draw:transform="rotate (-0.194255145748119) translate (10.855cm 8.843cm)" svg:viewBox="0 0 6190 1501" svg:d="m189 1500c-252-248-250-1248-3-1500 2003 3 4004 0 6003 0-253 254-250 1249 0 1500-2000 0-4000 0-6000 0z">
            <text:p text:style-name="P6"><text:span text:style-name="T3">Transport(TCP)</text:span></text:p>
          </draw:path>
        </draw:g>
        <presentation:notes draw:style-name="dp2">
          <draw:page-thumbnail draw:style-name="gr1" draw:layer="layout" svg:width="13.705cm" svg:height="10.279cm" svg:x="3.641cm" svg:y="2.853cm" draw:page-number="5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tandard" presentation:presentation-page-layout-name="AL3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1.Architektur des X Window Systems<text:line-break/>1.2 Architekturübersicht</text:p>
          </draw:text-box>
        </draw:frame>
        <draw:rect draw:style-name="gr15" draw:text-style-name="P6" draw:layer="layout" svg:width="16cm" svg:height="2.5cm" svg:x="1.25cm" svg:y="12.5cm">
          <text:p text:style-name="P6">X Protokoll (1.3)</text:p>
        </draw:rect>
        <draw:rect draw:style-name="gr15" draw:text-style-name="P6" draw:layer="layout" svg:width="16cm" svg:height="2.5cm" svg:x="1.25cm" svg:y="10cm">
          <text:p text:style-name="P6">Ressourcen-Management (1.4)</text:p>
        </draw:rect>
        <draw:rect draw:style-name="gr15" draw:text-style-name="P11" draw:layer="layout" svg:width="2.25cm" svg:height="2cm" svg:x="1.25cm" svg:y="8cm">
          <text:p text:style-name="P6"><text:span text:style-name="T4">Grafik</text:span><text:span text:style-name="T4"><text:line-break/></text:span><text:span text:style-name="T4">(1.5)</text:span></text:p>
        </draw:rect>
        <draw:rect draw:style-name="gr15" draw:text-style-name="P11" draw:layer="layout" svg:width="3.25cm" svg:height="2cm" svg:x="6cm" svg:y="8cm">
          <text:p text:style-name="P6"><text:span text:style-name="T4">Tastatur,</text:span><text:span text:style-name="T4"><text:line-break/></text:span><text:span text:style-name="T4">Maus (1.7)</text:span></text:p>
        </draw:rect>
        <draw:rect draw:style-name="gr15" draw:text-style-name="P11" draw:layer="layout" svg:width="4.5cm" svg:height="2cm" svg:x="9.25cm" svg:y="8cm">
          <text:p text:style-name="P6"><text:span text:style-name="T4">Inter-Client</text:span><text:span text:style-name="T4"><text:line-break/></text:span><text:span text:style-name="T4">Kommunikation</text:span></text:p>
        </draw:rect>
        <draw:rect draw:style-name="gr15" draw:text-style-name="P11" draw:layer="layout" svg:width="3.5cm" svg:height="2cm" svg:x="13.75cm" svg:y="8cm">
          <text:p text:style-name="P6"><text:span text:style-name="T4">Multimedia</text:span><text:span text:style-name="T4"><text:line-break/></text:span><text:span text:style-name="T4">(später)</text:span></text:p>
        </draw:rect>
        <draw:frame draw:style-name="gr17" draw:text-style-name="P12" draw:layer="layout" svg:width="8.617cm" svg:height="2.5cm" svg:x="17.633cm" svg:y="12.5cm">
          <draw:text-box>
            <text:p text:style-name="P1"><text:span text:style-name="T4">Codierung einzelner Nachrichten,</text:span></text:p>
            <text:p text:style-name="P1"><text:span text:style-name="T4">Reihenfolge des Nachrichten-</text:span><text:span text:style-name="T4"><text:line-break/></text:span><text:span text:style-name="T4">austauschs</text:span></text:p>
          </draw:text-box>
        </draw:frame>
        <draw:frame draw:style-name="gr18" draw:text-style-name="P12" draw:layer="layout" svg:width="0.002cm" svg:height="2.5cm" svg:x="17.633cm" svg:y="10cm">
          <draw:text-box>
            <text:p text:style-name="P1"/>
          </draw:text-box>
        </draw:frame>
        <draw:frame draw:style-name="gr19" draw:text-style-name="P12" draw:layer="layout" svg:width="7.266cm" svg:height="2.5cm" svg:x="17.633cm" svg:y="10cm">
          <draw:text-box>
            <text:p text:style-name="P1"><text:span text:style-name="T4">gemeinsame “Nomenklatur”</text:span></text:p>
            <text:p text:style-name="P1"><text:span text:style-name="T4">zwischen Clients und Server</text:span></text:p>
            <text:p text:style-name="P1"><text:span text:style-name="T4">für Objekte</text:span></text:p>
          </draw:text-box>
        </draw:frame>
        <draw:rect draw:style-name="gr15" draw:text-style-name="P11" draw:layer="layout" svg:width="2.5cm" svg:height="2cm" svg:x="3.5cm" svg:y="8cm">
          <text:p text:style-name="P6"><text:span text:style-name="T4">Fenster</text:span><text:span text:style-name="T4"><text:line-break/></text:span><text:span text:style-name="T4">(1.6)</text:span></text:p>
        </draw:rect>
        <draw:frame draw:style-name="gr20" draw:text-style-name="P12" draw:layer="layout" svg:width="7.266cm" svg:height="1cm" svg:x="17.734cm" svg:y="8.5cm">
          <draw:text-box>
            <text:p text:style-name="P1"><text:span text:style-name="T4">Dienste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6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tandard" presentation:presentation-page-layout-name="AL3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1.Architektur des X Window Systems<text:line-break/>1.3 Das X11 Protokoll</text:p>
          </draw:text-box>
        </draw:frame>
        <draw:frame draw:style-name="gr21" draw:text-style-name="P1" draw:layer="layout" svg:width="22.262cm" svg:height="8.425cm" svg:x="2.988cm" svg:y="6.563cm">
          <draw:text-box>
            <text:list text:style-name="L1">
              <text:list-item>
                <text:p text:style-name="P1">Kommunikation zwischen Client und Server durch Austausch kurzer Nachrichten: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3">Client <text:span text:style-name="T5">→ </text:span><text:span text:style-name="T6">Server: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7">requests (4-262140 Byte)</text:span><text:span text:style-name="T8">*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6">Server </text:span><text:span text:style-name="T5">→ Client: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7">replies (32-17179869180 Byt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9">events (32 Byt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10">errors (32 byte)</text:span></text:p>
                  </text:list-item>
                </text:list>
              </text:list-item>
            </text:list>
          </draw:text-box>
        </draw:frame>
        <draw:frame draw:style-name="gr22" draw:text-style-name="P17" draw:layer="layout" svg:width="14.75cm" svg:height="0.999cm" svg:x="3.25cm" svg:y="17.75cm">
          <draw:text-box>
            <text:p text:style-name="P16"><text:span text:style-name="T11">*</text:span><text:span text:style-name="T12">im Core-Protokoll; mit Extensions bis zu 17179869180 Byte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7" presentation:class="page"/>
          <draw:frame presentation:style-name="pr6" draw:text-style-name="P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1.Architektur des X Window Systems<text:line-break/>1.3 Das X11 Protokoll</text:p>
          </draw:text-box>
        </draw:frame>
        <draw:line draw:style-name="gr23" draw:text-style-name="P8" draw:layer="layout" svg:x1="6cm" svg:y1="6.25cm" svg:x2="6cm" svg:y2="15.75cm">
          <text:p text:style-name="P1"/>
        </draw:line>
        <draw:line draw:style-name="gr23" draw:text-style-name="P8" draw:layer="layout" svg:x1="22cm" svg:y1="6.25cm" svg:x2="22cm" svg:y2="15.75cm">
          <text:p text:style-name="P1"/>
        </draw:line>
        <draw:frame draw:style-name="gr24" draw:text-style-name="P6" draw:layer="layout" svg:width="3cm" svg:height="0.937cm" svg:x="1.75cm" svg:y="7.063cm">
          <draw:text-box>
            <text:p text:style-name="P6">Client</text:p>
          </draw:text-box>
        </draw:frame>
        <draw:frame draw:style-name="gr24" draw:text-style-name="P6" draw:layer="layout" svg:width="3cm" svg:height="0.937cm" svg:x="22.75cm" svg:y="7.063cm">
          <draw:text-box>
            <text:p text:style-name="P6">Server</text:p>
          </draw:text-box>
        </draw:frame>
        <draw:line draw:style-name="gr25" draw:text-style-name="P18" draw:layer="layout" svg:x1="6cm" svg:y1="6.5cm" svg:x2="22cm" svg:y2="8.5cm">
          <text:p text:style-name="P6"><text:span text:style-name="T13">request (#1)</text:span><text:span text:style-name="T13"><text:line-break/></text:span><text:span text:style-name="T13"/></text:p>
        </draw:line>
        <draw:line draw:style-name="gr25" draw:text-style-name="P18" draw:layer="layout" svg:x1="6cm" svg:y1="7.5cm" svg:x2="22cm" svg:y2="9.5cm">
          <text:p text:style-name="P6"><text:span text:style-name="T13">request (#2)</text:span><text:span text:style-name="T13"><text:line-break/></text:span><text:span text:style-name="T13"/></text:p>
        </draw:line>
        <draw:line draw:style-name="gr26" draw:text-style-name="P19" draw:layer="layout" svg:x1="6cm" svg:y1="13cm" svg:x2="22cm" svg:y2="11cm">
          <text:p text:style-name="P6"><text:span text:style-name="T13">reply #3</text:span><text:span text:style-name="T13"><text:line-break/></text:span><text:span text:style-name="T13"/></text:p>
        </draw:line>
        <draw:line draw:style-name="gr25" draw:text-style-name="P18" draw:layer="layout" svg:x1="6cm" svg:y1="8.5cm" svg:x2="22cm" svg:y2="10.5cm">
          <text:p text:style-name="P6"><text:span text:style-name="T13">request (#3)</text:span><text:span text:style-name="T13"><text:line-break/></text:span><text:span text:style-name="T13"/></text:p>
        </draw:line>
        <draw:line draw:style-name="gr25" draw:text-style-name="P18" draw:layer="layout" svg:x1="6cm" svg:y1="13.5cm" svg:x2="22cm" svg:y2="15.5cm">
          <text:p text:style-name="P6"><text:span text:style-name="T13">request (#4)</text:span><text:span text:style-name="T13"><text:line-break/></text:span><text:span text:style-name="T13"/></text:p>
        </draw:line>
        <draw:frame draw:style-name="gr27" draw:text-style-name="P16" draw:layer="layout" svg:width="24.5cm" svg:height="2.809cm" svg:x="2cm" svg:y="16.191cm">
          <draw:text-box>
            <text:p text:style-name="P16">requests:<text:tab/>Prozedur-/Funktionsaufrufe des clients an Server</text:p>
            <text:p text:style-name="P16">replies:<text:tab/>ggf. Funktionsrückgabewerte des Servers</text:p>
            <text:p text:style-name="P16">Zuordnung:<text:tab/>Sequenznummer (implizit in requests, explizit in replies)</text:p>
          </draw:text-box>
        </draw:frame>
        <presentation:notes draw:style-name="dp2">
          <draw:page-thumbnail draw:style-name="gr1" draw:layer="layout" svg:width="13.705cm" svg:height="10.279cm" svg:x="3.641cm" svg:y="2.853cm" draw:page-number="8" presentation:class="page"/>
          <draw:frame presentation:style-name="pr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tandard" presentation:presentation-page-layout-name="AL3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1.Architektur des X Window Systems<text:line-break/>1.3 Das X11 Protokoll</text:p>
          </draw:text-box>
        </draw:frame>
        <draw:line draw:style-name="gr23" draw:text-style-name="P8" draw:layer="layout" svg:x1="6cm" svg:y1="6.5cm" svg:x2="6cm" svg:y2="12cm">
          <text:p text:style-name="P1"/>
        </draw:line>
        <draw:line draw:style-name="gr23" draw:text-style-name="P8" draw:layer="layout" svg:x1="22cm" svg:y1="6.5cm" svg:x2="22cm" svg:y2="12cm">
          <text:p text:style-name="P1"/>
        </draw:line>
        <draw:frame draw:style-name="gr24" draw:text-style-name="P6" draw:layer="layout" svg:width="3cm" svg:height="0.937cm" svg:x="4.5cm" svg:y="5.5cm">
          <draw:text-box>
            <text:p text:style-name="P6">Client</text:p>
          </draw:text-box>
        </draw:frame>
        <draw:frame draw:style-name="gr24" draw:text-style-name="P6" draw:layer="layout" svg:width="3cm" svg:height="0.937cm" svg:x="20.5cm" svg:y="5.563cm">
          <draw:text-box>
            <text:p text:style-name="P6">Server</text:p>
          </draw:text-box>
        </draw:frame>
        <draw:line draw:style-name="gr25" draw:text-style-name="P18" draw:layer="layout" svg:x1="6cm" svg:y1="7cm" svg:x2="22cm" svg:y2="9cm">
          <text:p text:style-name="P6"><text:span text:style-name="T13">request (#5)</text:span><text:span text:style-name="T13"><text:line-break/></text:span><text:span text:style-name="T13"/></text:p>
        </draw:line>
        <draw:line draw:style-name="gr28" draw:text-style-name="P19" draw:layer="layout" svg:x1="6cm" svg:y1="11.5cm" svg:x2="22cm" svg:y2="9.5cm">
          <text:p text:style-name="P6"><text:span text:style-name="T14">error #5</text:span><text:span text:style-name="T13"><text:line-break/></text:span><text:span text:style-name="T13"/></text:p>
        </draw:line>
        <draw:frame draw:style-name="gr29" draw:text-style-name="P16" draw:layer="layout" svg:width="24.5cm" svg:height="3.745cm" svg:x="2cm" svg:y="12.5cm">
          <draw:text-box>
            <text:list text:style-name="L1">
              <text:list-item>
                <text:p text:style-name="P16">Fehleranworten (Verhalten ähnlich Funktionsrückgabewerten)</text:p>
              </text:list-item>
            </text:list>
            <text:list text:style-name="L3">
              <text:list-item>
                <text:p text:style-name="P20">bei echten Programmierfehlern (z.B. ungültige Parameter)</text:p>
              </text:list-item>
            </text:list>
            <text:list text:style-name="L3">
              <text:list-item>
                <text:p text:style-name="P20">nicht-behebbare interne Serverfehler (z.B. Ressourcen erschöpft)</text:p>
              </text:list-item>
            </text:list>
            <text:list text:style-name="L3">
              <text:list-item>
                <text:p text:style-name="P21"/>
              </text:list-item>
            </text:list>
          </draw:text-box>
        </draw:frame>
        <draw:g draw:id="id1">
          <draw:line draw:style-name="gr25" draw:text-style-name="P18" draw:layer="layout" svg:x1="6cm" svg:y1="8cm" svg:x2="22cm" svg:y2="10cm">
            <text:p text:style-name="P6"><text:span text:style-name="T13">request (#6)</text:span><text:span text:style-name="T13"><text:line-break/></text:span><text:span text:style-name="T13"/></text:p>
          </draw:line>
          <draw:frame draw:style-name="gr30" draw:text-style-name="P16" draw:layer="layout" svg:width="24.5cm" svg:height="3.5cm" svg:x="2cm" svg:y="16.25cm">
            <draw:text-box>
              <text:p text:style-name="P22">Fehlerbehandlung schwierig, da asynchron – i.A. beendet sich X-Client nach auftreten eines Fehlers deswegen einfach vollständig!</text:p>
              <text:p text:style-name="P21"/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1cm" svg:y="2.853cm" draw:page-number="9" presentation:class="page"/>
          <draw:frame presentation:style-name="pr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tandard" presentation:presentation-page-layout-name="AL3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1.Architektur des X Window Systems<text:line-break/>1.3 Das X11 Protokoll</text:p>
          </draw:text-box>
        </draw:frame>
        <draw:line draw:style-name="gr23" draw:text-style-name="P8" draw:layer="layout" svg:x1="6cm" svg:y1="6.5cm" svg:x2="6cm" svg:y2="12cm">
          <text:p text:style-name="P1"/>
        </draw:line>
        <draw:line draw:style-name="gr23" draw:text-style-name="P8" draw:layer="layout" svg:x1="22cm" svg:y1="6.5cm" svg:x2="22cm" svg:y2="12cm">
          <text:p text:style-name="P1"/>
        </draw:line>
        <draw:frame draw:style-name="gr24" draw:text-style-name="P6" draw:layer="layout" svg:width="3cm" svg:height="0.937cm" svg:x="4.5cm" svg:y="5.5cm">
          <draw:text-box>
            <text:p text:style-name="P6">Client</text:p>
          </draw:text-box>
        </draw:frame>
        <draw:frame draw:style-name="gr24" draw:text-style-name="P6" draw:layer="layout" svg:width="3cm" svg:height="0.937cm" svg:x="20.5cm" svg:y="5.563cm">
          <draw:text-box>
            <text:p text:style-name="P6">Server</text:p>
          </draw:text-box>
        </draw:frame>
        <draw:line draw:style-name="gr31" draw:text-style-name="P19" draw:layer="layout" svg:x1="6cm" svg:y1="9.5cm" svg:x2="22cm" svg:y2="7.5cm">
          <text:p text:style-name="P6"><text:span text:style-name="T15">event (MouseMove)</text:span><text:span text:style-name="T13"><text:line-break/></text:span><text:span text:style-name="T13"/></text:p>
        </draw:line>
        <draw:line draw:style-name="gr31" draw:text-style-name="P19" draw:layer="layout" svg:x1="6cm" svg:y1="11.5cm" svg:x2="22cm" svg:y2="9.5cm">
          <text:p text:style-name="P6"><text:span text:style-name="T15">event (ButtonPress)</text:span><text:span text:style-name="T13"><text:line-break/></text:span><text:span text:style-name="T13"/></text:p>
        </draw:line>
        <draw:frame draw:style-name="gr32" draw:text-style-name="P16" draw:layer="layout" svg:width="24.5cm" svg:height="4.681cm" svg:x="2cm" svg:y="12.501cm">
          <draw:text-box>
            <text:list text:style-name="L1">
              <text:list-item>
                <text:p text:style-name="P16">Ereignisse</text:p>
              </text:list-item>
            </text:list>
            <text:list text:style-name="L3">
              <text:list-item>
                <text:p text:style-name="P20">asynchron versand, d.h. nicht als Reaktion auf Client-Anfrage<text:line-break/>(allerdings Registrierung für “interessante” Ereignisse erforderlich)</text:p>
              </text:list-item>
            </text:list>
            <text:list text:style-name="L3">
              <text:list-item>
                <text:p text:style-name="P20">meistens: Information über externe Ereignisse (Taste gedrückt etc.)</text:p>
              </text:list-item>
            </text:list>
            <text:list text:style-name="L3">
              <text:list-item>
                <text:p text:style-name="P21"/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0" presentation:class="page"/>
          <draw:frame presentation:style-name="pr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tandard" presentation:presentation-page-layout-name="AL3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1.Architektur des X Window Systems<text:line-break/>1.3 Das X11 Protokoll</text:p>
          </draw:text-box>
        </draw:frame>
        <draw:rect draw:style-name="gr33" draw:text-style-name="P6" draw:layer="layout" svg:width="1.25cm" svg:height="1cm" svg:x="1.5cm" svg:y="6.5cm">
          <text:p text:style-name="P6">65</text:p>
        </draw:rect>
        <draw:rect draw:style-name="gr34" draw:text-style-name="P6" draw:layer="layout" svg:width="1.25cm" svg:height="1cm" svg:x="2.75cm" svg:y="6.5cm">
          <text:p text:style-name="P6">0</text:p>
        </draw:rect>
        <draw:rect draw:style-name="gr35" draw:text-style-name="P6" draw:layer="layout" svg:width="1.25cm" svg:height="1cm" svg:x="4cm" svg:y="6.5cm">
          <text:p text:style-name="P6">0</text:p>
        </draw:rect>
        <draw:rect draw:style-name="gr35" draw:text-style-name="P6" draw:layer="layout" svg:width="1.25cm" svg:height="1cm" svg:x="5.25cm" svg:y="6.5cm">
          <text:p text:style-name="P6">5</text:p>
        </draw:rect>
        <draw:rect draw:style-name="gr36" draw:text-style-name="P6" draw:layer="layout" svg:width="1.25cm" svg:height="1cm" svg:x="6.5cm" svg:y="6.5cm">
          <text:p text:style-name="P6">4</text:p>
        </draw:rect>
        <draw:rect draw:style-name="gr36" draw:text-style-name="P6" draw:layer="layout" svg:width="1.25cm" svg:height="1cm" svg:x="7.75cm" svg:y="6.5cm">
          <text:p text:style-name="P6">96</text:p>
        </draw:rect>
        <draw:rect draw:style-name="gr36" draw:text-style-name="P6" draw:layer="layout" svg:width="1.25cm" svg:height="1cm" svg:x="9cm" svg:y="6.5cm">
          <text:p text:style-name="P6">0</text:p>
        </draw:rect>
        <draw:rect draw:style-name="gr36" draw:text-style-name="P6" draw:layer="layout" svg:width="1.25cm" svg:height="1cm" svg:x="10.25cm" svg:y="6.5cm">
          <text:p text:style-name="P6">1</text:p>
        </draw:rect>
        <draw:rect draw:style-name="gr37" draw:text-style-name="P6" draw:layer="layout" svg:width="1.25cm" svg:height="1cm" svg:x="11.5cm" svg:y="6.5cm">
          <text:p text:style-name="P6">4</text:p>
        </draw:rect>
        <draw:rect draw:style-name="gr37" draw:text-style-name="P6" draw:layer="layout" svg:width="1.25cm" svg:height="1cm" svg:x="12.75cm" svg:y="6.5cm">
          <text:p text:style-name="P6">96</text:p>
        </draw:rect>
        <draw:rect draw:style-name="gr37" draw:text-style-name="P6" draw:layer="layout" svg:width="1.25cm" svg:height="1cm" svg:x="14cm" svg:y="6.5cm">
          <text:p text:style-name="P6">0</text:p>
        </draw:rect>
        <draw:rect draw:style-name="gr37" draw:text-style-name="P6" draw:layer="layout" svg:width="1.25cm" svg:height="1cm" svg:x="15.25cm" svg:y="6.5cm">
          <text:p text:style-name="P6">2</text:p>
        </draw:rect>
        <draw:rect draw:style-name="gr38" draw:text-style-name="P6" draw:layer="layout" svg:width="1.25cm" svg:height="1cm" svg:x="16.5cm" svg:y="6.5cm">
          <text:p text:style-name="P6">0</text:p>
        </draw:rect>
        <draw:rect draw:style-name="gr38" draw:text-style-name="P6" draw:layer="layout" svg:width="1.25cm" svg:height="1cm" svg:x="17.75cm" svg:y="6.5cm">
          <text:p text:style-name="P6">10</text:p>
        </draw:rect>
        <draw:rect draw:style-name="gr39" draw:text-style-name="P6" draw:layer="layout" svg:width="1.25cm" svg:height="1cm" svg:x="19cm" svg:y="6.5cm">
          <text:p text:style-name="P6">0</text:p>
        </draw:rect>
        <draw:rect draw:style-name="gr40" draw:text-style-name="P6" draw:layer="layout" svg:width="1.25cm" svg:height="1cm" svg:x="20.25cm" svg:y="6.5cm">
          <text:p text:style-name="P6">80</text:p>
        </draw:rect>
        <draw:rect draw:style-name="gr38" draw:text-style-name="P6" draw:layer="layout" svg:width="1.25cm" svg:height="1cm" svg:x="21.5cm" svg:y="6.5cm">
          <text:p text:style-name="P6">0</text:p>
        </draw:rect>
        <draw:rect draw:style-name="gr38" draw:text-style-name="P6" draw:layer="layout" svg:width="1.25cm" svg:height="1cm" svg:x="22.75cm" svg:y="6.5cm">
          <text:p text:style-name="P6">90</text:p>
        </draw:rect>
        <draw:rect draw:style-name="gr40" draw:text-style-name="P6" draw:layer="layout" svg:width="1.25cm" svg:height="1cm" svg:x="24cm" svg:y="6.5cm">
          <text:p text:style-name="P6">0</text:p>
        </draw:rect>
        <draw:rect draw:style-name="gr39" draw:text-style-name="P6" draw:layer="layout" svg:width="1.25cm" svg:height="1cm" svg:x="25.25cm" svg:y="6.5cm">
          <text:p text:style-name="P6">20</text:p>
        </draw:rect>
        <draw:polyline draw:style-name="gr41" draw:text-style-name="P8" draw:layer="layout" svg:width="2cm" svg:height="0.25cm" svg:x="24.25cm" svg:y="7.75cm" svg:viewBox="0 0 2001 251" draw:points="0,0 0,250 2000,250 2000,0">
          <text:p text:style-name="P1"/>
        </draw:polyline>
        <draw:polyline draw:style-name="gr41" draw:text-style-name="P8" draw:layer="layout" svg:width="2cm" svg:height="0.25cm" svg:x="21.75cm" svg:y="7.75cm" svg:viewBox="0 0 2001 251" draw:points="0,0 0,250 2000,250 2000,0">
          <text:p text:style-name="P1"/>
        </draw:polyline>
        <draw:polyline draw:style-name="gr41" draw:text-style-name="P8" draw:layer="layout" svg:width="2cm" svg:height="0.25cm" svg:x="19.25cm" svg:y="7.75cm" svg:viewBox="0 0 2001 251" draw:points="0,0 0,250 2000,250 2000,0">
          <text:p text:style-name="P1"/>
        </draw:polyline>
        <draw:polyline draw:style-name="gr41" draw:text-style-name="P8" draw:layer="layout" svg:width="2cm" svg:height="0.25cm" svg:x="16.75cm" svg:y="7.75cm" svg:viewBox="0 0 2001 251" draw:points="0,0 0,250 2000,250 2000,0">
          <text:p text:style-name="P1"/>
        </draw:polyline>
        <draw:line draw:style-name="gr41" draw:text-style-name="P8" draw:layer="layout" svg:x1="22.75cm" svg:y1="8cm" svg:x2="22.75cm" svg:y2="8.5cm">
          <text:p text:style-name="P1"/>
        </draw:line>
        <draw:line draw:style-name="gr41" draw:text-style-name="P8" draw:layer="layout" svg:x1="25.25cm" svg:y1="8cm" svg:x2="25.25cm" svg:y2="8.5cm">
          <text:p text:style-name="P1"/>
        </draw:line>
        <draw:frame draw:style-name="gr42" draw:text-style-name="P1" draw:layer="layout" svg:width="2cm" svg:height="1cm" svg:x="21.75cm" svg:y="8.5cm">
          <draw:text-box>
            <text:p text:style-name="P1">x</text:p>
          </draw:text-box>
        </draw:frame>
        <draw:frame draw:style-name="gr43" draw:text-style-name="P1" draw:layer="layout" svg:width="2cm" svg:height="1cm" svg:x="24.25cm" svg:y="8.5cm">
          <draw:text-box>
            <text:p text:style-name="P1">y</text:p>
          </draw:text-box>
        </draw:frame>
        <draw:line draw:style-name="gr41" draw:text-style-name="P8" draw:layer="layout" svg:x1="20.25cm" svg:y1="8cm" svg:x2="20.25cm" svg:y2="8.5cm">
          <text:p text:style-name="P1"/>
        </draw:line>
        <draw:line draw:style-name="gr41" draw:text-style-name="P8" draw:layer="layout" svg:x1="17.75cm" svg:y1="8cm" svg:x2="17.75cm" svg:y2="8.5cm">
          <text:p text:style-name="P1"/>
        </draw:line>
        <draw:frame draw:style-name="gr42" draw:text-style-name="P1" draw:layer="layout" svg:width="2cm" svg:height="1cm" svg:x="16.75cm" svg:y="8.5cm">
          <draw:text-box>
            <text:p text:style-name="P1">x</text:p>
          </draw:text-box>
        </draw:frame>
        <draw:frame draw:style-name="gr43" draw:text-style-name="P1" draw:layer="layout" svg:width="2cm" svg:height="1cm" svg:x="19.25cm" svg:y="8.5cm">
          <draw:text-box>
            <text:p text:style-name="P1">y</text:p>
          </draw:text-box>
        </draw:frame>
        <draw:frame draw:style-name="gr44" draw:text-style-name="P1" draw:layer="layout" svg:width="5cm" svg:height="0.937cm" svg:x="21.5cm" svg:y="9.563cm">
          <draw:text-box>
            <text:p text:style-name="P6">Endpunkt</text:p>
          </draw:text-box>
        </draw:frame>
        <draw:frame draw:style-name="gr44" draw:text-style-name="P1" draw:layer="layout" svg:width="5cm" svg:height="0.937cm" svg:x="16.5cm" svg:y="9.563cm">
          <draw:text-box>
            <text:p text:style-name="P6">Startpunkt</text:p>
          </draw:text-box>
        </draw:frame>
        <draw:polyline draw:style-name="gr41" draw:text-style-name="P8" draw:layer="layout" svg:width="4.5cm" svg:height="0.25cm" svg:x="11.75cm" svg:y="7.75cm" svg:viewBox="0 0 4501 251" draw:points="0,0 0,250 4500,250 4500,0">
          <text:p text:style-name="P1"/>
        </draw:polyline>
        <draw:polyline draw:style-name="gr41" draw:text-style-name="P8" draw:layer="layout" svg:width="4.5cm" svg:height="0.25cm" svg:x="6.75cm" svg:y="7.75cm" svg:viewBox="0 0 4501 251" draw:points="0,0 0,250 4500,250 4500,0">
          <text:p text:style-name="P1"/>
        </draw:polyline>
        <draw:line draw:style-name="gr41" draw:text-style-name="P8" draw:layer="layout" svg:x1="9cm" svg:y1="8cm" svg:x2="9cm" svg:y2="8.5cm">
          <text:p text:style-name="P1"/>
        </draw:line>
        <draw:line draw:style-name="gr41" draw:text-style-name="P8" draw:layer="layout" svg:x1="14cm" svg:y1="8cm" svg:x2="14cm" svg:y2="8.5cm">
          <text:p text:style-name="P1"/>
        </draw:line>
        <draw:frame draw:style-name="gr45" draw:text-style-name="P1" draw:layer="layout" svg:width="4.5cm" svg:height="1.873cm" svg:x="6.75cm" svg:y="8.5cm">
          <draw:text-box>
            <text:p text:style-name="P6">XID des<text:line-break/>Fensters</text:p>
          </draw:text-box>
        </draw:frame>
        <draw:frame draw:style-name="gr45" draw:text-style-name="P1" draw:layer="layout" svg:width="4.5cm" svg:height="1.873cm" svg:x="11.75cm" svg:y="8.5cm">
          <draw:text-box>
            <text:p text:style-name="P6">XID des<text:line-break/>GC</text:p>
          </draw:text-box>
        </draw:frame>
        <draw:polyline draw:style-name="gr41" draw:text-style-name="P8" draw:layer="layout" svg:width="2cm" svg:height="0.25cm" svg:x="4.25cm" svg:y="7.75cm" svg:viewBox="0 0 2001 251" draw:points="0,0 0,250 2000,250 2000,0">
          <text:p text:style-name="P1"/>
        </draw:polyline>
        <draw:line draw:style-name="gr41" draw:text-style-name="P8" draw:layer="layout" svg:x1="5.25cm" svg:y1="8cm" svg:x2="5.25cm" svg:y2="11cm">
          <text:p text:style-name="P1"/>
        </draw:line>
        <draw:frame draw:style-name="gr46" draw:text-style-name="P1" draw:layer="layout" svg:width="21.75cm" svg:height="0.937cm" svg:x="4cm" svg:y="11cm">
          <draw:text-box>
            <text:p text:style-name="P23">Länge des requests (in Einheiten von 4 Byte)</text:p>
          </draw:text-box>
        </draw:frame>
        <draw:polyline draw:style-name="gr41" draw:text-style-name="P8" draw:layer="layout" svg:width="0.75cm" svg:height="0.25cm" svg:x="1.75cm" svg:y="7.75cm" svg:viewBox="0 0 751 251" draw:points="0,0 0,250 750,250 750,0">
          <text:p text:style-name="P1"/>
        </draw:polyline>
        <draw:line draw:style-name="gr41" draw:text-style-name="P8" draw:layer="layout" svg:x1="2.104cm" svg:y1="8cm" svg:x2="2.104cm" svg:y2="12.49cm">
          <text:p text:style-name="P1"/>
        </draw:line>
        <draw:frame draw:style-name="gr47" draw:text-style-name="P1" draw:layer="layout" svg:width="21.75cm" svg:height="1.047cm" svg:x="1.5cm" svg:y="12.563cm">
          <draw:text-box>
            <text:p text:style-name="P23">Request-Code (<text:span text:style-name="T16">PolyLine</text:span>)</text:p>
          </draw:text-box>
        </draw:frame>
        <draw:frame draw:style-name="gr48" draw:layer="layout" svg:width="19.636cm" svg:height="0.937cm" svg:x="1.5cm" svg:y="14.063cm">
          <draw:text-box>
            <text:p text:style-name="P1">Zeichnet eine Linie von Punkt (10,80) nach Punkt (90,20)</text:p>
          </draw:text-box>
        </draw:frame>
        <draw:g>
          <draw:rect draw:style-name="gr49" draw:text-style-name="P8" draw:layer="layout" svg:width="1.25cm" svg:height="1cm" svg:x="1.5cm" svg:y="6.5cm">
            <text:p text:style-name="P1"/>
          </draw:rect>
          <draw:rect draw:style-name="gr49" draw:text-style-name="P8" draw:layer="layout" svg:width="2.5cm" svg:height="1cm" svg:x="4cm" svg:y="6.5cm">
            <text:p text:style-name="P1"/>
          </draw:rect>
          <draw:rect draw:style-name="gr49" draw:text-style-name="P8" draw:layer="layout" svg:width="2.5cm" svg:height="1cm" svg:x="16.5cm" svg:y="6.5cm">
            <text:p text:style-name="P1"/>
          </draw:rect>
          <draw:rect draw:style-name="gr49" draw:text-style-name="P8" draw:layer="layout" svg:width="2.5cm" svg:height="1cm" svg:x="19cm" svg:y="6.5cm">
            <text:p text:style-name="P1"/>
          </draw:rect>
          <draw:rect draw:style-name="gr49" draw:text-style-name="P8" draw:layer="layout" svg:width="2.5cm" svg:height="1cm" svg:x="21.5cm" svg:y="6.5cm">
            <text:p text:style-name="P1"/>
          </draw:rect>
          <draw:rect draw:style-name="gr49" draw:text-style-name="P8" draw:layer="layout" svg:width="2.5cm" svg:height="1cm" svg:x="24cm" svg:y="6.5cm">
            <text:p text:style-name="P1"/>
          </draw:rect>
          <draw:rect draw:style-name="gr49" draw:text-style-name="P8" draw:layer="layout" svg:width="5cm" svg:height="1cm" svg:x="11.5cm" svg:y="6.5cm">
            <text:p text:style-name="P1"/>
          </draw:rect>
          <draw:rect draw:style-name="gr49" draw:text-style-name="P8" draw:layer="layout" svg:width="5cm" svg:height="1cm" svg:x="6.5cm" svg:y="6.5cm">
            <text:p text:style-name="P1"/>
          </draw:rect>
          <draw:rect draw:style-name="gr49" draw:text-style-name="P8" draw:layer="layout" svg:width="1.25cm" svg:height="1cm" svg:x="2.75cm" svg:y="6.5cm">
            <text:p text:style-name="P1"/>
          </draw:rect>
        </draw:g>
        <draw:frame draw:style-name="gr50" draw:layer="layout" svg:width="19.861cm" svg:height="1.873cm" svg:x="1.5cm" svg:y="16.063cm">
          <draw:text-box>
            <text:p text:style-name="P1">Request-Codes 1-127 vordefiniert (i.W. Grafikfunktionen)<text:line-break/>Request-Codes 128-255 für Erweiterungen (später)</text:p>
          </draw:text-box>
        </draw:frame>
        <presentation:notes draw:style-name="dp2">
          <draw:page-thumbnail draw:style-name="gr1" draw:layer="layout" svg:width="13.705cm" svg:height="10.279cm" svg:x="3.641cm" svg:y="2.853cm" draw:page-number="11" presentation:class="page"/>
          <draw:frame presentation:style-name="pr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1.Architektur des X Window Systems<text:line-break/>1.3 Das X11 Protokoll</text:p>
          </draw:text-box>
        </draw:frame>
        <draw:frame presentation:style-name="pr2" draw:text-style-name="P2" draw:layer="layout" svg:width="23.91cm" svg:height="13.23cm" svg:x="2.057cm" svg:y="5.838cm" presentation:class="outline">
          <draw:text-box>
            <text:list text:style-name="L2">
              <text:list-item>
                <text:p text:style-name="P2">weitere Protokollaspekte (nicht näher betrachtet)</text:p>
              </text:list-item>
            </text:list>
            <text:list text:style-name="L2">
              <text:list-item>
                <text:p text:style-name="P5">Verbindungsaufbau</text:p>
              </text:list-item>
            </text:list>
            <text:list text:style-name="L2">
              <text:list-item>
                <text:list>
                  <text:list-item>
                    <text:p text:style-name="P24">Authentisieru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4">Basisinformationen (Anzahl Bildschirme etc.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4">XIDs wichtiger Ressourcen (nächster Abschnitt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4">privater XID-Bereich (nächster Abschnitt)</text:p>
                  </text:list-item>
                </text:list>
              </text:list-item>
            </text:list>
            <text:list text:style-name="L2">
              <text:list-item>
                <text:p text:style-name="P5">Round-trip erzwingen</text:p>
              </text:list-item>
            </text:list>
            <text:list text:style-name="L2">
              <text:list-item>
                <text:list>
                  <text:list-item>
                    <text:p text:style-name="P24">Überlauf der Sequenznumm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2" presentation:class="page"/>
          <draw:frame presentation:style-name="pr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1.Architektur des X Window Systems<text:line-break/>1.4 XIDs, Ressourcen</text:p>
          </draw:text-box>
        </draw:frame>
        <draw:frame presentation:style-name="pr2" draw:text-style-name="P2" draw:layer="layout" svg:width="23.91cm" svg:height="13.23cm" svg:x="2.057cm" svg:y="5.838cm" presentation:class="outline">
          <draw:text-box>
            <text:list text:style-name="L2">
              <text:list-item>
                <text:p text:style-name="P2">Client/Server unterhalten sich über “Dinge” (=Objekte, in X <text:span text:style-name="T17">Ressourcen</text:span> genannt)</text:p>
              </text:list-item>
            </text:list>
            <text:list text:style-name="L2">
              <text:list-item>
                <text:p text:style-name="P5">In welchem <text:span text:style-name="T17">Fenster</text:span><text:span text:style-name="T18"> befindet sich die Maus?</text:span></text:p>
              </text:list-item>
            </text:list>
            <text:list text:style-name="L2">
              <text:list-item>
                <text:p text:style-name="P5"><text:span text:style-name="T18">Mit welcher </text:span><text:span text:style-name="T17">Schrift</text:span><text:span text:style-name="T18"> soll geschrieben werden?</text:span></text:p>
              </text:list-item>
            </text:list>
            <text:list text:style-name="L2">
              <text:list-item>
                <text:p text:style-name="P5">In welche <text:span text:style-name="T17">Zeichenfläche</text:span><text:span text:style-name="T18"> soll gemalt werden?</text:span></text:p>
              </text:list-item>
            </text:list>
            <text:list text:style-name="L2">
              <text:list-item>
                <text:p text:style-name="P5"><text:span text:style-name="T18">..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3" presentation:class="page"/>
          <draw:frame presentation:style-name="pr6" draw:text-style-name="P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1.Architektur des X Window Systems<text:line-break/>1.4 XIDs, Ressourcen</text:p>
          </draw:text-box>
        </draw:frame>
        <draw:rect draw:style-name="gr12" draw:text-style-name="P6" draw:layer="layout" svg:width="9cm" svg:height="7cm" svg:x="1cm" svg:y="6cm">
          <text:p text:style-name="P6">X Server</text:p>
        </draw:rect>
        <draw:g draw:id="id2">
          <draw:frame draw:style-name="gr46" draw:text-style-name="P1" draw:layer="layout" svg:width="25cm" svg:height="0.937cm" svg:x="1cm" svg:y="14.5cm">
            <draw:text-box>
              <text:p text:style-name="P1">- Objekte (unterschiedlichen Typs) befinden sich im Server</text:p>
            </draw:text-box>
          </draw:frame>
          <draw:g>
            <draw:rect draw:style-name="gr51" draw:text-style-name="P25" draw:layer="layout" svg:width="2.5cm" svg:height="2cm" svg:x="1.5cm" svg:y="8cm">
              <text:p text:style-name="P23"><text:span text:style-name="T12">Zeichen-</text:span><text:span text:style-name="T12"><text:line-break/></text:span><text:span text:style-name="T12">fläche</text:span></text:p>
            </draw:rect>
            <draw:rect draw:style-name="gr51" draw:text-style-name="P25" draw:layer="layout" svg:width="2.5cm" svg:height="2cm" svg:x="4.25cm" svg:y="10.25cm">
              <text:p text:style-name="P23"><text:span text:style-name="T12">Zeichen-</text:span><text:span text:style-name="T12"><text:line-break/></text:span><text:span text:style-name="T12">fläche</text:span></text:p>
            </draw:rect>
            <draw:rect draw:style-name="gr52" draw:text-style-name="P26" draw:layer="layout" svg:width="2.5cm" svg:height="2cm" svg:x="4.25cm" svg:y="7.5cm">
              <text:p text:style-name="P23"><text:span text:style-name="T12">Schrift</text:span></text:p>
            </draw:rect>
            <draw:rect draw:style-name="gr51" draw:text-style-name="P25" draw:layer="layout" svg:width="2.5cm" svg:height="2cm" svg:x="7cm" svg:y="8cm">
              <text:p text:style-name="P23"><text:span text:style-name="T12">Zeichen-</text:span><text:span text:style-name="T12"><text:line-break/></text:span><text:span text:style-name="T12">fläche</text:span></text:p>
            </draw:rect>
            <draw:rect draw:style-name="gr52" draw:text-style-name="P26" draw:layer="layout" svg:width="2.5cm" svg:height="2cm" svg:x="1.25cm" svg:y="10.75cm">
              <text:p text:style-name="P23"><text:span text:style-name="T12">Schrift</text:span></text:p>
            </draw:rect>
            <draw:rect draw:style-name="gr53" draw:text-style-name="P26" draw:layer="layout" svg:width="2.5cm" svg:height="2cm" svg:x="7.25cm" svg:y="10.5cm">
              <text:p text:style-name="P23"><text:span text:style-name="T12">Fenster</text:span></text:p>
            </draw:rect>
          </draw:g>
        </draw:g>
        <draw:rect draw:style-name="gr12" draw:text-style-name="P6" draw:layer="layout" svg:width="9cm" svg:height="7cm" svg:x="17.5cm" svg:y="6cm">
          <text:p text:style-name="P6">X Client</text:p>
        </draw:rect>
        <draw:g draw:id="id3">
          <draw:frame draw:style-name="gr46" draw:text-style-name="P1" draw:layer="layout" svg:width="25cm" svg:height="0.937cm" svg:x="1cm" svg:y="15.5cm">
            <draw:text-box>
              <text:p text:style-name="P1">- jedes Objekt (unabhängig vom Typ) erhält eindeutige Nummer =<text:span text:style-name="T19">XID</text:span></text:p>
            </draw:text-box>
          </draw:frame>
          <draw:g>
            <draw:frame draw:style-name="gr54" draw:text-style-name="P27" draw:layer="layout" svg:width="2.5cm" svg:height="2cm" svg:x="1.5cm" svg:y="8cm">
              <draw:text-box>
                <text:p text:style-name="P9"><text:span text:style-name="T20">13</text:span></text:p>
              </draw:text-box>
            </draw:frame>
            <draw:frame draw:style-name="gr54" draw:text-style-name="P27" draw:layer="layout" svg:width="2.5cm" svg:height="2cm" svg:x="1.25cm" svg:y="10.75cm">
              <draw:text-box>
                <text:p text:style-name="P9"><text:span text:style-name="T20">27</text:span></text:p>
              </draw:text-box>
            </draw:frame>
            <draw:frame draw:style-name="gr54" draw:text-style-name="P27" draw:layer="layout" svg:width="2.5cm" svg:height="2cm" svg:x="4.25cm" svg:y="7.5cm">
              <draw:text-box>
                <text:p text:style-name="P9"><text:span text:style-name="T20">576</text:span></text:p>
              </draw:text-box>
            </draw:frame>
            <draw:frame draw:style-name="gr54" draw:text-style-name="P27" draw:layer="layout" svg:width="2.5cm" svg:height="2cm" svg:x="4.25cm" svg:y="10.25cm">
              <draw:text-box>
                <text:p text:style-name="P9"><text:span text:style-name="T20">577</text:span></text:p>
              </draw:text-box>
            </draw:frame>
            <draw:frame draw:style-name="gr54" draw:text-style-name="P27" draw:layer="layout" svg:width="2.5cm" svg:height="2cm" svg:x="7cm" svg:y="8cm">
              <draw:text-box>
                <text:p text:style-name="P9"><text:span text:style-name="T20">69</text:span></text:p>
              </draw:text-box>
            </draw:frame>
            <draw:frame draw:style-name="gr54" draw:text-style-name="P27" draw:layer="layout" svg:width="2.5cm" svg:height="2cm" svg:x="7.25cm" svg:y="10.5cm">
              <draw:text-box>
                <text:p text:style-name="P9"><text:span text:style-name="T20">32</text:span></text:p>
              </draw:text-box>
            </draw:frame>
          </draw:g>
        </draw:g>
        <draw:g draw:id="id4">
          <draw:frame draw:style-name="gr46" draw:text-style-name="P1" draw:layer="layout" svg:width="25cm" svg:height="0.937cm" svg:x="1cm" svg:y="16.563cm">
            <draw:text-box>
              <text:p text:style-name="P1">- im Adressraum des Clients nur <text:span text:style-name="T19">XID</text:span><text:span text:style-name="T21">s</text:span> verfügbar</text:p>
            </draw:text-box>
          </draw:frame>
          <draw:g>
            <draw:frame draw:style-name="gr55" draw:text-style-name="P28" draw:layer="layout" svg:width="4.743cm" svg:height="0.7cm" svg:x="17.757cm" svg:y="7.606cm">
              <draw:text-box>
                <text:p text:style-name="P1"><text:span text:style-name="T22">main_window=</text:span><text:span text:style-name="T23">32</text:span></text:p>
              </draw:text-box>
            </draw:frame>
            <draw:frame draw:style-name="gr56" draw:text-style-name="P28" draw:layer="layout" svg:width="4.405cm" svg:height="0.7cm" svg:x="17.757cm" svg:y="8.5cm">
              <draw:text-box>
                <text:p text:style-name="P1"><text:span text:style-name="T22">menu_font=</text:span><text:span text:style-name="T23">576</text:span></text:p>
              </draw:text-box>
            </draw:frame>
          </draw:g>
        </draw:g>
        <draw:g draw:id="id5">
          <draw:frame draw:style-name="gr46" draw:text-style-name="P1" draw:layer="layout" svg:width="25cm" svg:height="0.937cm" svg:x="1cm" svg:y="17.563cm">
            <draw:text-box>
              <text:p text:style-name="P1">- Events, Requests, Replies enthalten <text:span text:style-name="T19">XID</text:span> um Objekt zu identifizieren</text:p>
            </draw:text-box>
          </draw:frame>
          <draw:g>
            <draw:line draw:style-name="gr57" draw:text-style-name="P29" draw:layer="layout" svg:x1="10.25cm" svg:y1="6.5cm" svg:x2="17.25cm" svg:y2="7cm">
              <text:p text:style-name="P6"><text:span text:style-name="T24">Event: MouseMove</text:span><text:span text:style-name="T24"><text:line-break/></text:span><text:span text:style-name="T24">window=</text:span><text:span text:style-name="T23">32</text:span></text:p>
            </draw:line>
            <draw:line draw:style-name="gr26" draw:text-style-name="P30" draw:layer="layout" svg:x1="10.25cm" svg:y1="8.25cm" svg:x2="17.25cm" svg:y2="7.75cm">
              <text:p text:style-name="P6"><text:span text:style-name="T25">Request (#5):</text:span><text:span text:style-name="T25"><text:line-break/></text:span><text:span text:style-name="T25">GetFocusWindow</text:span></text:p>
            </draw:line>
            <draw:line draw:style-name="gr25" draw:text-style-name="P30" draw:layer="layout" svg:x1="10.25cm" svg:y1="9.25cm" svg:x2="17.25cm" svg:y2="9.75cm">
              <text:p text:style-name="P6"><text:span text:style-name="T25">Reply (#5):</text:span><text:span text:style-name="T25"><text:line-break/></text:span><text:span text:style-name="T25">window=</text:span><text:span text:style-name="T23">32</text:span></text:p>
            </draw:line>
            <draw:line draw:style-name="gr26" draw:text-style-name="P30" draw:layer="layout" svg:x1="10.25cm" svg:y1="12cm" svg:x2="17.25cm" svg:y2="11.5cm">
              <text:p text:style-name="P6"><text:span text:style-name="T25"><text:line-break/></text:span><text:span text:style-name="T25">Request (#6):</text:span><text:span text:style-name="T25"><text:line-break/></text:span><text:span text:style-name="T25">CloseWindow</text:span><text:span text:style-name="T25"><text:line-break/></text:span><text:span text:style-name="T25">window=</text:span><text:span text:style-name="T23">32</text:span></text:p>
            </draw:lin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1cm" svg:y="2.853cm" draw:page-number="14" presentation:class="page"/>
          <draw:frame presentation:style-name="pr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1.Architektur des X Window Systems<text:line-break/>1.4 XIDs, Ressourcen</text:p>
          </draw:text-box>
        </draw:frame>
        <draw:frame presentation:style-name="pr2" draw:text-style-name="P5" draw:layer="layout" svg:width="23.91cm" svg:height="13.23cm" svg:x="2.057cm" svg:y="5.838cm" presentation:class="outline">
          <draw:text-box>
            <text:list text:style-name="L2">
              <text:list-item>
                <text:p text:style-name="P5">Server besitzt Typinformation über jede Ressource</text:p>
              </text:list-item>
            </text:list>
            <text:list text:style-name="L2">
              <text:list-item>
                <text:p text:style-name="P5">Server prüft für jede XID und jeden Request</text:p>
              </text:list-item>
            </text:list>
            <text:list text:style-name="L2">
              <text:list-item>
                <text:list>
                  <text:list-item>
                    <text:p text:style-name="P24">ob Ressource passenden Typ ha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4">ggf. ob Zugriff erlaubt 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5" presentation:class="page"/>
          <draw:frame presentation:style-name="pr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tandard" presentation:presentation-page-layout-name="AL3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1.Architektur des X Window Systems<text:line-break/>1.4 XIDs, Ressourcen</text:p>
          </draw:text-box>
        </draw:frame>
        <draw:frame draw:style-name="gr58" draw:layer="layout" svg:width="16.982cm" svg:height="0.937cm" svg:x="5.018cm" svg:y="5.5cm">
          <draw:text-box>
            <text:p text:style-name="P1">Vergabe von XIDs beim Anlegen von Ressourcen</text:p>
          </draw:text-box>
        </draw:frame>
        <draw:g draw:id="id6">
          <draw:g>
            <draw:line draw:style-name="gr23" draw:text-style-name="P8" draw:layer="layout" svg:x1="2.5cm" svg:y1="8.937cm" svg:x2="2.5cm" svg:y2="17.437cm">
              <text:p text:style-name="P1"/>
            </draw:line>
            <draw:line draw:style-name="gr23" draw:text-style-name="P8" draw:layer="layout" svg:x1="12.5cm" svg:y1="8.937cm" svg:x2="12.5cm" svg:y2="17.437cm">
              <text:p text:style-name="P1"/>
            </draw:line>
            <draw:frame draw:style-name="gr24" draw:text-style-name="P6" draw:layer="layout" svg:width="3cm" svg:height="0.937cm" svg:x="1cm" svg:y="7.937cm">
              <draw:text-box>
                <text:p text:style-name="P6">Client</text:p>
              </draw:text-box>
            </draw:frame>
            <draw:frame draw:style-name="gr24" draw:text-style-name="P6" draw:layer="layout" svg:width="3cm" svg:height="0.937cm" svg:x="11cm" svg:y="8cm">
              <draw:text-box>
                <text:p text:style-name="P6">Server</text:p>
              </draw:text-box>
            </draw:frame>
            <draw:line draw:style-name="gr25" draw:text-style-name="P18" draw:layer="layout" svg:x1="2.5cm" svg:y1="9.437cm" svg:x2="12.5cm" svg:y2="11.937cm">
              <text:p text:style-name="P6"><text:span text:style-name="T13">request (#1)</text:span><text:span text:style-name="T13"><text:line-break/></text:span><text:span text:style-name="T26">Create</text:span></text:p>
            </draw:line>
            <draw:line draw:style-name="gr26" draw:text-style-name="P19" draw:layer="layout" svg:x1="2.5cm" svg:y1="14.687cm" svg:x2="12.5cm" svg:y2="11.937cm">
              <text:p text:style-name="P6"><text:span text:style-name="T13">reply #1</text:span><text:span text:style-name="T13"><text:line-break/></text:span><text:span text:style-name="T26">xid=</text:span><text:span text:style-name="T27">32</text:span></text:p>
            </draw:line>
            <draw:line draw:style-name="gr25" draw:text-style-name="P18" draw:layer="layout" svg:x1="2.5cm" svg:y1="14.687cm" svg:x2="12.5cm" svg:y2="16.937cm">
              <text:p text:style-name="P6"><text:span text:style-name="T13">request (#2)</text:span><text:span text:style-name="T13"><text:line-break/></text:span><text:span text:style-name="T26">DoSomething, xid=</text:span><text:span text:style-name="T27">32</text:span></text:p>
            </draw:line>
          </draw:g>
          <draw:frame draw:style-name="gr59" draw:layer="layout" svg:width="10.882cm" svg:height="0.937cm" svg:x="1.368cm" svg:y="7cm">
            <draw:text-box>
              <text:p text:style-name="P1">Variante 1: Server vergibt XIDs</text:p>
            </draw:text-box>
          </draw:frame>
        </draw:g>
        <draw:frame draw:style-name="gr60" draw:id="id7" draw:layer="layout" svg:width="12.41cm" svg:height="0.937cm" svg:x="1.545cm" svg:y="18cm">
          <draw:text-box>
            <text:p text:style-name="P1">erfordert Round-Trip vor Benutzung</text:p>
          </draw:text-box>
        </draw:frame>
        <draw:g draw:id="id8">
          <draw:line draw:style-name="gr61" draw:text-style-name="P8" draw:layer="layout" svg:x1="0.75cm" svg:y1="19.5cm" svg:x2="13.5cm" svg:y2="7cm">
            <text:p text:style-name="P1"/>
          </draw:line>
          <draw:line draw:style-name="gr61" draw:text-style-name="P8" draw:layer="layout" svg:x1="1cm" svg:y1="9.75cm" svg:x2="13.5cm" svg:y2="17cm">
            <text:p text:style-name="P1"/>
          </draw:line>
          <draw:g>
            <draw:frame draw:style-name="gr62" draw:text-style-name="P31" draw:layer="layout" svg:width="9.599cm" svg:height="2.509cm" svg:x="3.193cm" svg:y="12.251cm">
              <draw:text-box>
                <text:p text:style-name="P1"><text:span text:style-name="T28">Ineffizient, X11 geht</text:span><text:span text:style-name="T28"><text:line-break/></text:span><text:span text:style-name="T28">anders vor...</text:span></text:p>
              </draw:text-box>
            </draw:frame>
            <draw:frame draw:style-name="gr62" draw:text-style-name="P32" draw:layer="layout" svg:width="9.599cm" svg:height="2.509cm" svg:x="3.193cm" svg:y="12.251cm">
              <draw:text-box>
                <text:p text:style-name="P1"><text:span text:style-name="T29">Ineffizient, X11 geht</text:span><text:span text:style-name="T29"><text:line-break/></text:span><text:span text:style-name="T29">anders vor...</text:span></text:p>
              </draw:text-box>
            </draw:frame>
          </draw:g>
        </draw:g>
        <draw:g draw:id="id9">
          <draw:g>
            <draw:line draw:style-name="gr23" draw:text-style-name="P8" draw:layer="layout" svg:x1="15.75cm" svg:y1="9.937cm" svg:x2="15.75cm" svg:y2="15.5cm">
              <text:p text:style-name="P1"/>
            </draw:line>
            <draw:line draw:style-name="gr23" draw:text-style-name="P8" draw:layer="layout" svg:x1="25.75cm" svg:y1="9.937cm" svg:x2="25.75cm" svg:y2="15.5cm">
              <text:p text:style-name="P1"/>
            </draw:line>
            <draw:frame draw:style-name="gr24" draw:text-style-name="P6" draw:layer="layout" svg:width="3cm" svg:height="0.937cm" svg:x="14.25cm" svg:y="8.937cm">
              <draw:text-box>
                <text:p text:style-name="P6">Client</text:p>
              </draw:text-box>
            </draw:frame>
            <draw:frame draw:style-name="gr24" draw:text-style-name="P6" draw:layer="layout" svg:width="3cm" svg:height="0.937cm" svg:x="24.25cm" svg:y="9cm">
              <draw:text-box>
                <text:p text:style-name="P6">Server</text:p>
              </draw:text-box>
            </draw:frame>
            <draw:line draw:style-name="gr25" draw:text-style-name="P18" draw:layer="layout" svg:x1="15.75cm" svg:y1="10.437cm" svg:x2="25.75cm" svg:y2="12.937cm">
              <text:p text:style-name="P6"><text:span text:style-name="T13">request (#1)</text:span><text:span text:style-name="T13"><text:line-break/></text:span><text:span text:style-name="T26">Create, xid=</text:span><text:span text:style-name="T27">32</text:span></text:p>
            </draw:line>
            <draw:line draw:style-name="gr25" draw:text-style-name="P18" draw:layer="layout" svg:x1="15.75cm" svg:y1="12.343cm" svg:x2="25.75cm" svg:y2="14.593cm">
              <text:p text:style-name="P6"><text:span text:style-name="T13">request (#2)</text:span><text:span text:style-name="T13"><text:line-break/></text:span><text:span text:style-name="T26">DoSomething, xid=</text:span><text:span text:style-name="T27">32</text:span></text:p>
            </draw:line>
          </draw:g>
          <draw:frame draw:style-name="gr63" draw:layer="layout" svg:width="10.742cm" svg:height="0.937cm" svg:x="14.618cm" svg:y="7cm">
            <draw:text-box>
              <text:p text:style-name="P1">Variante 2: Client vergibt XIDs</text:p>
            </draw:text-box>
          </draw:frame>
        </draw:g>
        <draw:frame draw:style-name="gr64" draw:text-style-name="P1" draw:id="id10" draw:layer="layout" svg:width="11.5cm" svg:height="1.873cm" svg:x="15cm" svg:y="16cm">
          <draw:text-box>
            <text:p text:style-name="P1">Effizient, aber Fehlerbehandlung<text:line-break/><text:span text:style-name="T17">sehr</text:span><text:span text:style-name="T18"> komplizier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1cm" svg:y="2.853cm" draw:page-number="16" presentation:class="page"/>
          <draw:frame presentation:style-name="pr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1.Architektur des X Window Systems<text:line-break/>1.4 XIDs, Ressourcen</text:p>
          </draw:text-box>
        </draw:frame>
        <draw:frame presentation:style-name="pr2" draw:text-style-name="P5" draw:layer="layout" svg:width="23.91cm" svg:height="13.23cm" svg:x="2.057cm" svg:y="5.838cm" presentation:class="outline">
          <draw:text-box>
            <text:list text:style-name="L2">
              <text:list-item>
                <text:p text:style-name="P5">jeder client erhält <text:span text:style-name="T17">privaten</text:span><text:span text:style-name="T18"> Bereich von XIDs, mit denen er Objekte versehen kann</text:span></text:p>
              </text:list-item>
            </text:list>
            <text:list text:style-name="L2">
              <text:list-item>
                <text:p text:style-name="P5"><text:span text:style-name="T18">alle von einem Client erzeugten Ressourcen tragen XIDs aus “seinem” Bereich</text:span></text:p>
              </text:list-item>
            </text:list>
            <text:list text:style-name="L2">
              <text:list-item>
                <text:p text:style-name="P5"><text:span text:style-name="T18">X-Protokoll-Verbindung reißt ab (z.B. Client beendet): alle zugehörigen Ressourcen zerstören</text:span></text:p>
              </text:list-item>
            </text:list>
            <text:list text:style-name="L2">
              <text:list-item>
                <text:p text:style-name="P5"><text:span text:style-name="T18">unabhängig davon, </text:span><text:span text:style-name="T17">wer </text:span><text:span text:style-name="T18">Ressourcen erzeugt hat: alle Ressourcen global sichtbar!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7" presentation:class="page"/>
          <draw:frame presentation:style-name="pr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Standard" presentation:presentation-page-layout-name="AL3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1.Architektur des X Window Systems<text:line-break/>1.5 Zeichen- und Grafikmodell</text:p>
          </draw:text-box>
        </draw:frame>
        <draw:g draw:id="id11">
          <draw:g>
            <draw:frame draw:style-name="gr65" draw:layer="layout" svg:width="16.961cm" svg:height="1.047cm" svg:x="1.75cm" svg:y="7.813cm">
              <draw:text-box>
                <text:p text:style-name="P1">Ressourcenklasse: <text:span text:style-name="T30">Drawable</text:span><text:span text:style-name="T21"> </text:span><text:span text:style-name="T31">(“Zeichenfläche”)</text:span></text:p>
              </draw:text-box>
            </draw:frame>
            <draw:g>
              <draw:rect draw:style-name="gr66" draw:text-style-name="P33" draw:layer="layout" svg:width="1cm" svg:height="1cm" svg:x="1.5cm" svg:y="9.75cm">
                <text:p text:style-name="P6"><text:span text:style-name="T32">0</text:span></text:p>
              </draw:rect>
              <draw:rect draw:style-name="gr66" draw:text-style-name="P33" draw:layer="layout" svg:width="1cm" svg:height="1cm" svg:x="2.5cm" svg:y="9.75cm">
                <text:p text:style-name="P6"><text:span text:style-name="T32">0</text:span></text:p>
              </draw:rect>
              <draw:rect draw:style-name="gr66" draw:text-style-name="P33" draw:layer="layout" svg:width="1cm" svg:height="1cm" svg:x="3.5cm" svg:y="10.75cm">
                <text:p text:style-name="P6"><text:span text:style-name="T32">0</text:span></text:p>
              </draw:rect>
              <draw:rect draw:style-name="gr66" draw:text-style-name="P33" draw:layer="layout" svg:width="1cm" svg:height="1cm" svg:x="6.5cm" svg:y="10.75cm">
                <text:p text:style-name="P6"><text:span text:style-name="T32">0</text:span></text:p>
              </draw:rect>
              <draw:rect draw:style-name="gr66" draw:text-style-name="P33" draw:layer="layout" svg:width="1cm" svg:height="1cm" svg:x="7.5cm" svg:y="9.75cm">
                <text:p text:style-name="P6"><text:span text:style-name="T32">0</text:span></text:p>
              </draw:rect>
              <draw:rect draw:style-name="gr66" draw:text-style-name="P33" draw:layer="layout" svg:width="1cm" svg:height="1cm" svg:x="8.5cm" svg:y="9.75cm">
                <text:p text:style-name="P6"><text:span text:style-name="T32">0</text:span></text:p>
              </draw:rect>
              <draw:rect draw:style-name="gr66" draw:text-style-name="P33" draw:layer="layout" svg:width="1cm" svg:height="1cm" svg:x="1.5cm" svg:y="10.75cm">
                <text:p text:style-name="P6"><text:span text:style-name="T32">0</text:span></text:p>
              </draw:rect>
              <draw:rect draw:style-name="gr66" draw:text-style-name="P33" draw:layer="layout" svg:width="1cm" svg:height="1cm" svg:x="2.5cm" svg:y="11.75cm">
                <text:p text:style-name="P6"><text:span text:style-name="T32">0</text:span></text:p>
              </draw:rect>
              <draw:rect draw:style-name="gr66" draw:text-style-name="P33" draw:layer="layout" svg:width="1cm" svg:height="1cm" svg:x="3.5cm" svg:y="9.75cm">
                <text:p text:style-name="P6"><text:span text:style-name="T32">255</text:span></text:p>
              </draw:rect>
              <draw:rect draw:style-name="gr66" draw:text-style-name="P33" draw:layer="layout" svg:width="1cm" svg:height="1cm" svg:x="4.5cm" svg:y="10.75cm">
                <text:p text:style-name="P6"><text:span text:style-name="T32">0</text:span></text:p>
              </draw:rect>
              <draw:rect draw:style-name="gr66" draw:text-style-name="P33" draw:layer="layout" svg:width="1cm" svg:height="1cm" svg:x="5.5cm" svg:y="10.75cm">
                <text:p text:style-name="P6"><text:span text:style-name="T32">0</text:span></text:p>
              </draw:rect>
              <draw:rect draw:style-name="gr66" draw:text-style-name="P33" draw:layer="layout" svg:width="1cm" svg:height="1cm" svg:x="7.5cm" svg:y="11.75cm">
                <text:p text:style-name="P6"><text:span text:style-name="T32">0</text:span></text:p>
              </draw:rect>
              <draw:rect draw:style-name="gr66" draw:text-style-name="P33" draw:layer="layout" svg:width="1cm" svg:height="1cm" svg:x="8.5cm" svg:y="10.75cm">
                <text:p text:style-name="P6"><text:span text:style-name="T32">0</text:span></text:p>
              </draw:rect>
              <draw:rect draw:style-name="gr66" draw:text-style-name="P33" draw:layer="layout" svg:width="1cm" svg:height="1cm" svg:x="4.5cm" svg:y="11.75cm">
                <text:p text:style-name="P6"><text:span text:style-name="T32">0</text:span></text:p>
              </draw:rect>
              <draw:rect draw:style-name="gr66" draw:text-style-name="P33" draw:layer="layout" svg:width="1cm" svg:height="1cm" svg:x="5.5cm" svg:y="11.75cm">
                <text:p text:style-name="P6"><text:span text:style-name="T32">0</text:span></text:p>
              </draw:rect>
              <draw:rect draw:style-name="gr66" draw:text-style-name="P33" draw:layer="layout" svg:width="1cm" svg:height="1cm" svg:x="2.5cm" svg:y="12.75cm">
                <text:p text:style-name="P6"><text:span text:style-name="T32">0</text:span></text:p>
              </draw:rect>
              <draw:rect draw:style-name="gr66" draw:text-style-name="P33" draw:layer="layout" svg:width="1cm" svg:height="1cm" svg:x="3.5cm" svg:y="12.75cm">
                <text:p text:style-name="P6"><text:span text:style-name="T32">0</text:span></text:p>
              </draw:rect>
              <draw:rect draw:style-name="gr66" draw:text-style-name="P33" draw:layer="layout" svg:width="1cm" svg:height="1cm" svg:x="4.5cm" svg:y="12.75cm">
                <text:p text:style-name="P6"><text:span text:style-name="T32">0</text:span></text:p>
              </draw:rect>
              <draw:rect draw:style-name="gr66" draw:text-style-name="P33" draw:layer="layout" svg:width="1cm" svg:height="1cm" svg:x="5.5cm" svg:y="12.75cm">
                <text:p text:style-name="P6"><text:span text:style-name="T32">0</text:span></text:p>
              </draw:rect>
              <draw:rect draw:style-name="gr66" draw:text-style-name="P33" draw:layer="layout" svg:width="1cm" svg:height="1cm" svg:x="6.5cm" svg:y="12.75cm">
                <text:p text:style-name="P6"><text:span text:style-name="T32">0</text:span></text:p>
              </draw:rect>
              <draw:rect draw:style-name="gr66" draw:text-style-name="P33" draw:layer="layout" svg:width="1cm" svg:height="1cm" svg:x="7.5cm" svg:y="12.75cm">
                <text:p text:style-name="P6"><text:span text:style-name="T32">0</text:span></text:p>
              </draw:rect>
              <draw:rect draw:style-name="gr66" draw:text-style-name="P33" draw:layer="layout" svg:width="1cm" svg:height="1cm" svg:x="2.5cm" svg:y="13.75cm">
                <text:p text:style-name="P6"><text:span text:style-name="T32">0</text:span></text:p>
              </draw:rect>
              <draw:rect draw:style-name="gr66" draw:text-style-name="P33" draw:layer="layout" svg:width="1cm" svg:height="1cm" svg:x="4.5cm" svg:y="13.75cm">
                <text:p text:style-name="P6"><text:span text:style-name="T32">0</text:span></text:p>
              </draw:rect>
              <draw:rect draw:style-name="gr66" draw:text-style-name="P33" draw:layer="layout" svg:width="1cm" svg:height="1cm" svg:x="5.5cm" svg:y="13.75cm">
                <text:p text:style-name="P6"><text:span text:style-name="T32">0</text:span></text:p>
              </draw:rect>
              <draw:rect draw:style-name="gr66" draw:text-style-name="P33" draw:layer="layout" svg:width="1cm" svg:height="1cm" svg:x="7.5cm" svg:y="13.75cm">
                <text:p text:style-name="P6"><text:span text:style-name="T32">0</text:span></text:p>
              </draw:rect>
              <draw:rect draw:style-name="gr66" draw:text-style-name="P33" draw:layer="layout" svg:width="1cm" svg:height="1cm" svg:x="2.5cm" svg:y="14.75cm">
                <text:p text:style-name="P6"><text:span text:style-name="T32">0</text:span></text:p>
              </draw:rect>
              <draw:rect draw:style-name="gr66" draw:text-style-name="P33" draw:layer="layout" svg:width="1cm" svg:height="1cm" svg:x="3.5cm" svg:y="14.75cm">
                <text:p text:style-name="P6"><text:span text:style-name="T32">0</text:span></text:p>
              </draw:rect>
              <draw:rect draw:style-name="gr66" draw:text-style-name="P33" draw:layer="layout" svg:width="1cm" svg:height="1cm" svg:x="6.5cm" svg:y="14.75cm">
                <text:p text:style-name="P6"><text:span text:style-name="T32">0</text:span></text:p>
              </draw:rect>
              <draw:rect draw:style-name="gr66" draw:text-style-name="P33" draw:layer="layout" svg:width="1cm" svg:height="1cm" svg:x="7.5cm" svg:y="14.75cm">
                <text:p text:style-name="P6"><text:span text:style-name="T32">0</text:span></text:p>
              </draw:rect>
              <draw:rect draw:style-name="gr66" draw:text-style-name="P33" draw:layer="layout" svg:width="1cm" svg:height="1cm" svg:x="1.5cm" svg:y="15.75cm">
                <text:p text:style-name="P6"><text:span text:style-name="T32">0</text:span></text:p>
              </draw:rect>
              <draw:rect draw:style-name="gr66" draw:text-style-name="P33" draw:layer="layout" svg:width="1cm" svg:height="1cm" svg:x="3.5cm" svg:y="15.75cm">
                <text:p text:style-name="P6"><text:span text:style-name="T32">0</text:span></text:p>
              </draw:rect>
              <draw:rect draw:style-name="gr66" draw:text-style-name="P33" draw:layer="layout" svg:width="1cm" svg:height="1cm" svg:x="4.5cm" svg:y="15.75cm">
                <text:p text:style-name="P6"><text:span text:style-name="T32">0</text:span></text:p>
              </draw:rect>
              <draw:rect draw:style-name="gr66" draw:text-style-name="P33" draw:layer="layout" svg:width="1cm" svg:height="1cm" svg:x="5.5cm" svg:y="15.75cm">
                <text:p text:style-name="P6"><text:span text:style-name="T32">0</text:span></text:p>
              </draw:rect>
              <draw:rect draw:style-name="gr66" draw:text-style-name="P33" draw:layer="layout" svg:width="1cm" svg:height="1cm" svg:x="6.5cm" svg:y="15.75cm">
                <text:p text:style-name="P6"><text:span text:style-name="T32">0</text:span></text:p>
              </draw:rect>
              <draw:rect draw:style-name="gr66" draw:text-style-name="P33" draw:layer="layout" svg:width="1cm" svg:height="1cm" svg:x="8.5cm" svg:y="15.75cm">
                <text:p text:style-name="P6"><text:span text:style-name="T32">0</text:span></text:p>
              </draw:rect>
              <draw:rect draw:style-name="gr66" draw:text-style-name="P33" draw:layer="layout" svg:width="1cm" svg:height="1cm" svg:x="1.5cm" svg:y="16.75cm">
                <text:p text:style-name="P6"><text:span text:style-name="T32">0</text:span></text:p>
              </draw:rect>
              <draw:rect draw:style-name="gr66" draw:text-style-name="P33" draw:layer="layout" svg:width="1cm" svg:height="1cm" svg:x="2.5cm" svg:y="16.75cm">
                <text:p text:style-name="P6"><text:span text:style-name="T32">0</text:span></text:p>
              </draw:rect>
              <draw:rect draw:style-name="gr66" draw:text-style-name="P33" draw:layer="layout" svg:width="1cm" svg:height="1cm" svg:x="7.5cm" svg:y="16.75cm">
                <text:p text:style-name="P6"><text:span text:style-name="T32">0</text:span></text:p>
              </draw:rect>
              <draw:rect draw:style-name="gr66" draw:text-style-name="P33" draw:layer="layout" svg:width="1cm" svg:height="1cm" svg:x="8.5cm" svg:y="16.75cm">
                <text:p text:style-name="P6"><text:span text:style-name="T32">0</text:span></text:p>
              </draw:rect>
              <draw:rect draw:style-name="gr66" draw:text-style-name="P33" draw:layer="layout" svg:width="1cm" svg:height="1cm" svg:x="4.5cm" svg:y="9.75cm">
                <text:p text:style-name="P6"><text:span text:style-name="T32">255</text:span></text:p>
              </draw:rect>
              <draw:rect draw:style-name="gr66" draw:text-style-name="P33" draw:layer="layout" svg:width="1cm" svg:height="1cm" svg:x="5.5cm" svg:y="9.75cm">
                <text:p text:style-name="P6"><text:span text:style-name="T32">255</text:span></text:p>
              </draw:rect>
              <draw:rect draw:style-name="gr66" draw:text-style-name="P33" draw:layer="layout" svg:width="1cm" svg:height="1cm" svg:x="6.5cm" svg:y="9.75cm">
                <text:p text:style-name="P6"><text:span text:style-name="T32">255</text:span></text:p>
              </draw:rect>
              <draw:rect draw:style-name="gr66" draw:text-style-name="P33" draw:layer="layout" svg:width="1cm" svg:height="1cm" svg:x="7.5cm" svg:y="10.75cm">
                <text:p text:style-name="P6"><text:span text:style-name="T32">255</text:span></text:p>
              </draw:rect>
              <draw:rect draw:style-name="gr66" draw:text-style-name="P33" draw:layer="layout" svg:width="1cm" svg:height="1cm" svg:x="8.5cm" svg:y="11.75cm">
                <text:p text:style-name="P6"><text:span text:style-name="T32">255</text:span></text:p>
              </draw:rect>
              <draw:rect draw:style-name="gr66" draw:text-style-name="P33" draw:layer="layout" svg:width="1cm" svg:height="1cm" svg:x="8.5cm" svg:y="12.75cm">
                <text:p text:style-name="P6"><text:span text:style-name="T32">255</text:span></text:p>
              </draw:rect>
              <draw:rect draw:style-name="gr66" draw:text-style-name="P33" draw:layer="layout" svg:width="1cm" svg:height="1cm" svg:x="8.5cm" svg:y="13.75cm">
                <text:p text:style-name="P6"><text:span text:style-name="T32">255</text:span></text:p>
              </draw:rect>
              <draw:rect draw:style-name="gr66" draw:text-style-name="P33" draw:layer="layout" svg:width="1cm" svg:height="1cm" svg:x="8.5cm" svg:y="14.75cm">
                <text:p text:style-name="P6"><text:span text:style-name="T32">255</text:span></text:p>
              </draw:rect>
              <draw:rect draw:style-name="gr66" draw:text-style-name="P33" draw:layer="layout" svg:width="1cm" svg:height="1cm" svg:x="7.5cm" svg:y="15.75cm">
                <text:p text:style-name="P6"><text:span text:style-name="T32">255</text:span></text:p>
              </draw:rect>
              <draw:rect draw:style-name="gr66" draw:text-style-name="P33" draw:layer="layout" svg:width="1cm" svg:height="1cm" svg:x="6.5cm" svg:y="11.75cm">
                <text:p text:style-name="P6"><text:span text:style-name="T32">255</text:span></text:p>
              </draw:rect>
              <draw:rect draw:style-name="gr66" draw:text-style-name="P33" draw:layer="layout" svg:width="1cm" svg:height="1cm" svg:x="3.5cm" svg:y="11.75cm">
                <text:p text:style-name="P6"><text:span text:style-name="T32">255</text:span></text:p>
              </draw:rect>
              <draw:rect draw:style-name="gr66" draw:text-style-name="P33" draw:layer="layout" svg:width="1cm" svg:height="1cm" svg:x="2.5cm" svg:y="10.75cm">
                <text:p text:style-name="P6"><text:span text:style-name="T32">255</text:span></text:p>
              </draw:rect>
              <draw:rect draw:style-name="gr66" draw:text-style-name="P33" draw:layer="layout" svg:width="1cm" svg:height="1cm" svg:x="1.5cm" svg:y="11.75cm">
                <text:p text:style-name="P6"><text:span text:style-name="T32">255</text:span></text:p>
              </draw:rect>
              <draw:rect draw:style-name="gr66" draw:text-style-name="P33" draw:layer="layout" svg:width="1cm" svg:height="1cm" svg:x="1.5cm" svg:y="12.75cm">
                <text:p text:style-name="P6"><text:span text:style-name="T32">255</text:span></text:p>
              </draw:rect>
              <draw:rect draw:style-name="gr66" draw:text-style-name="P33" draw:layer="layout" svg:width="1cm" svg:height="1cm" svg:x="1.5cm" svg:y="13.75cm">
                <text:p text:style-name="P6"><text:span text:style-name="T32">255</text:span></text:p>
              </draw:rect>
              <draw:rect draw:style-name="gr66" draw:text-style-name="P33" draw:layer="layout" svg:width="1cm" svg:height="1cm" svg:x="1.5cm" svg:y="14.75cm">
                <text:p text:style-name="P6"><text:span text:style-name="T32">255</text:span></text:p>
              </draw:rect>
              <draw:rect draw:style-name="gr66" draw:text-style-name="P33" draw:layer="layout" svg:width="1cm" svg:height="1cm" svg:x="3.5cm" svg:y="16.75cm">
                <text:p text:style-name="P6"><text:span text:style-name="T32">255</text:span></text:p>
              </draw:rect>
              <draw:rect draw:style-name="gr66" draw:text-style-name="P33" draw:layer="layout" svg:width="1cm" svg:height="1cm" svg:x="4.5cm" svg:y="16.75cm">
                <text:p text:style-name="P6"><text:span text:style-name="T32">255</text:span></text:p>
              </draw:rect>
              <draw:rect draw:style-name="gr66" draw:text-style-name="P33" draw:layer="layout" svg:width="1cm" svg:height="1cm" svg:x="5.5cm" svg:y="16.75cm">
                <text:p text:style-name="P6"><text:span text:style-name="T32">255</text:span></text:p>
              </draw:rect>
              <draw:rect draw:style-name="gr66" draw:text-style-name="P33" draw:layer="layout" svg:width="1cm" svg:height="1cm" svg:x="6.5cm" svg:y="16.75cm">
                <text:p text:style-name="P6"><text:span text:style-name="T32">255</text:span></text:p>
              </draw:rect>
              <draw:rect draw:style-name="gr66" draw:text-style-name="P33" draw:layer="layout" svg:width="1cm" svg:height="1cm" svg:x="6.5cm" svg:y="13.75cm">
                <text:p text:style-name="P6"><text:span text:style-name="T32">255</text:span></text:p>
              </draw:rect>
              <draw:rect draw:style-name="gr66" draw:text-style-name="P33" draw:layer="layout" svg:width="1cm" svg:height="1cm" svg:x="5.5cm" svg:y="14.75cm">
                <text:p text:style-name="P6"><text:span text:style-name="T32">255</text:span></text:p>
              </draw:rect>
              <draw:rect draw:style-name="gr66" draw:text-style-name="P33" draw:layer="layout" svg:width="1cm" svg:height="1cm" svg:x="4.5cm" svg:y="14.75cm">
                <text:p text:style-name="P6"><text:span text:style-name="T32">255</text:span></text:p>
              </draw:rect>
              <draw:rect draw:style-name="gr66" draw:text-style-name="P33" draw:layer="layout" svg:width="1cm" svg:height="1cm" svg:x="3.5cm" svg:y="13.75cm">
                <text:p text:style-name="P6"><text:span text:style-name="T32">255</text:span></text:p>
              </draw:rect>
              <draw:rect draw:style-name="gr66" draw:text-style-name="P33" draw:layer="layout" svg:width="1cm" svg:height="1cm" svg:x="2.5cm" svg:y="15.75cm">
                <text:p text:style-name="P6"><text:span text:style-name="T32">255</text:span></text:p>
              </draw:rect>
            </draw:g>
          </draw:g>
          <draw:frame draw:style-name="gr67" draw:text-style-name="P1" draw:layer="layout" svg:width="17.774cm" svg:height="8.535cm" svg:x="10cm" svg:y="9.575cm">
            <draw:text-box>
              <text:list text:style-name="L1">
                <text:list-item>
                  <text:p text:style-name="P1">konzeptuell zweidimensionales Feld von Werten</text:p>
                </text:list-item>
              </text:list>
              <text:list text:style-name="L1">
                <text:list-item>
                  <text:p text:style-name="P1"/>
                </text:list-item>
              </text:list>
              <text:list text:style-name="L1">
                <text:list-item>
                  <text:p text:style-name="P1">Bereich der Werte durch <text:span text:style-name="T30">Depth</text:span><text:span text:style-name="T21"> </text:span><text:span text:style-name="T31">(“Tiefe”)</text:span><text:span text:style-name="T31"><text:line-break/></text:span><text:span text:style-name="T33">bestimmt:</text:span></text:p>
                </text:list-item>
              </text:list>
              <text:list text:style-name="L3">
                <text:list-item>
                  <text:p text:style-name="P34">1 Bit: 0,1</text:p>
                </text:list-item>
              </text:list>
              <text:list text:style-name="L3">
                <text:list-item>
                  <text:p text:style-name="P34">8 Bit: 0..255</text:p>
                </text:list-item>
              </text:list>
              <text:list text:style-name="L3">
                <text:list-item>
                  <text:p text:style-name="P34">16 Bit: 0..65535</text:p>
                </text:list-item>
              </text:list>
              <text:list text:style-name="L3">
                <text:list-item>
                  <text:p text:style-name="P34">24 Bit: 0..16777216</text:p>
                </text:list-item>
              </text:list>
              <text:list text:style-name="L3">
                <text:list-item>
                  <text:p text:style-name="P34">32 Bit: 0..4294967295</text:p>
                </text:list-item>
              </text:list>
            </draw:text-box>
          </draw:frame>
        </draw:g>
        <draw:frame draw:style-name="gr68" draw:id="id12" draw:layer="layout" svg:width="17.096cm" svg:height="0.937cm" svg:x="1.5cm" svg:y="18.813cm">
          <draw:text-box>
            <text:p text:style-name="P1">zunächst <text:span text:style-name="T17">keine</text:span><text:span text:style-name="T18"> Farben, sondern pure Zahlenwerte!</text:span></text:p>
          </draw:text-box>
        </draw:frame>
        <draw:frame draw:style-name="gr69" draw:layer="layout" svg:width="24.039cm" svg:height="0.937cm" svg:x="1.75cm" svg:y="6.5cm">
          <draw:text-box>
            <text:p text:style-name="P1">X11 befasst sich nur mit <text:span text:style-name="T17">Rastergrafik</text:span> (im unterschied zu <text:span text:style-name="T17">Vektorgrafik</text:span>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1cm" svg:y="2.853cm" draw:page-number="18" presentation:class="page"/>
          <draw:frame presentation:style-name="pr6" draw:text-style-name="P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1.Architektur des X Window Systems<text:line-break/>1.5 Zeichen- und Grafikmodell</text:p>
          </draw:text-box>
        </draw:frame>
        <draw:frame presentation:style-name="pr2" draw:text-style-name="P2" draw:layer="layout" svg:width="23.91cm" svg:height="13.23cm" svg:x="2.057cm" svg:y="5.838cm" presentation:class="outline">
          <draw:text-box>
            <text:list text:style-name="L2">
              <text:list-item>
                <text:p text:style-name="P2">Zeichenoperationen:</text:p>
              </text:list-item>
            </text:list>
            <text:list text:style-name="L2">
              <text:list-item>
                <text:p text:style-name="P5">geometrische Primitiven (Linien, Kreise, ...)</text:p>
              </text:list-item>
            </text:list>
            <text:list text:style-name="L2">
              <text:list-item>
                <text:p text:style-name="P5">Glyphen (<text:span text:style-name="T5">→</text:span>“Text”)</text:p>
              </text:list-item>
            </text:list>
            <text:list text:style-name="L2">
              <text:list-item>
                <text:p text:style-name="P5">Ausschnitte zwischen <text:span text:style-name="T30">Drawable</text:span>s kopieren (“Blit”)</text:p>
              </text:list-item>
            </text:list>
            <text:list text:style-name="L2">
              <text:list-item>
                <text:p text:style-name="P2">weitere Protokollelemente erlauben:</text:p>
              </text:list-item>
            </text:list>
            <text:list text:style-name="L2">
              <text:list-item>
                <text:p text:style-name="P35">hochladen/herunterladen von Raster“grafiken”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9" presentation:class="page"/>
          <draw:frame presentation:style-name="pr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Standard" presentation:presentation-page-layout-name="AL3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1.Architektur des X Window Systems<text:line-break/>1.5 Zeichen- und Grafikmodell</text:p>
          </draw:text-box>
        </draw:frame>
        <draw:frame draw:style-name="gr70" draw:layer="layout" svg:width="15.759cm" svg:height="2.809cm" svg:x="1.5cm" svg:y="7.441cm">
          <draw:text-box>
            <text:list text:style-name="L1">
              <text:list-item>
                <text:p text:style-name="P1">Zeichnen geometrischer Primitiven/Text</text:p>
              </text:list-item>
            </text:list>
            <text:list text:style-name="L3">
              <text:list-item>
                <text:p text:style-name="P34">“betroffene” Rasterpunkte ermitteln</text:p>
              </text:list-item>
            </text:list>
            <text:list text:style-name="L3">
              <text:list-item>
                <text:p text:style-name="P34">Werte der Zellen durch neuen Wert ersetzen<text:span text:style-name="T34">*</text:span></text:p>
              </text:list-item>
            </text:list>
          </draw:text-box>
        </draw:frame>
        <draw:g>
          <draw:rect draw:style-name="gr66" draw:text-style-name="P33" draw:layer="layout" svg:width="1cm" svg:height="1cm" svg:x="18cm" svg:y="7.5cm">
            <text:p text:style-name="P6"><text:span text:style-name="T32">0</text:span></text:p>
          </draw:rect>
          <draw:rect draw:style-name="gr66" draw:text-style-name="P33" draw:layer="layout" svg:width="1cm" svg:height="1cm" svg:x="19cm" svg:y="7.5cm">
            <text:p text:style-name="P6"><text:span text:style-name="T32">0</text:span></text:p>
          </draw:rect>
          <draw:rect draw:style-name="gr66" draw:text-style-name="P33" draw:layer="layout" svg:width="1cm" svg:height="1cm" svg:x="20cm" svg:y="8.5cm">
            <text:p text:style-name="P6"><text:span text:style-name="T32">0</text:span></text:p>
          </draw:rect>
          <draw:rect draw:style-name="gr66" draw:text-style-name="P33" draw:layer="layout" svg:width="1cm" svg:height="1cm" svg:x="23cm" svg:y="8.5cm">
            <text:p text:style-name="P6"><text:span text:style-name="T32">0</text:span></text:p>
          </draw:rect>
          <draw:rect draw:style-name="gr66" draw:text-style-name="P33" draw:layer="layout" svg:width="1cm" svg:height="1cm" svg:x="24cm" svg:y="7.5cm">
            <text:p text:style-name="P6"><text:span text:style-name="T32">0</text:span></text:p>
          </draw:rect>
          <draw:rect draw:style-name="gr66" draw:text-style-name="P33" draw:layer="layout" svg:width="1cm" svg:height="1cm" svg:x="25cm" svg:y="7.5cm">
            <text:p text:style-name="P6"><text:span text:style-name="T32">0</text:span></text:p>
          </draw:rect>
          <draw:rect draw:style-name="gr66" draw:text-style-name="P33" draw:layer="layout" svg:width="1cm" svg:height="1cm" svg:x="18cm" svg:y="8.5cm">
            <text:p text:style-name="P6"><text:span text:style-name="T32">0</text:span></text:p>
          </draw:rect>
          <draw:rect draw:style-name="gr66" draw:text-style-name="P33" draw:layer="layout" svg:width="1cm" svg:height="1cm" svg:x="19cm" svg:y="9.5cm">
            <text:p text:style-name="P6"><text:span text:style-name="T32">0</text:span></text:p>
          </draw:rect>
          <draw:rect draw:style-name="gr66" draw:text-style-name="P33" draw:layer="layout" svg:width="1cm" svg:height="1cm" svg:x="20cm" svg:y="7.5cm">
            <text:p text:style-name="P6"><text:span text:style-name="T32">255</text:span></text:p>
          </draw:rect>
          <draw:rect draw:style-name="gr66" draw:text-style-name="P33" draw:layer="layout" svg:width="1cm" svg:height="1cm" svg:x="21cm" svg:y="8.5cm">
            <text:p text:style-name="P6"><text:span text:style-name="T32">0</text:span></text:p>
          </draw:rect>
          <draw:rect draw:style-name="gr66" draw:text-style-name="P33" draw:layer="layout" svg:width="1cm" svg:height="1cm" svg:x="22cm" svg:y="8.5cm">
            <text:p text:style-name="P6"><text:span text:style-name="T32">0</text:span></text:p>
          </draw:rect>
          <draw:rect draw:style-name="gr66" draw:text-style-name="P33" draw:layer="layout" svg:width="1cm" svg:height="1cm" svg:x="24cm" svg:y="9.5cm">
            <text:p text:style-name="P6"><text:span text:style-name="T32">0</text:span></text:p>
          </draw:rect>
          <draw:rect draw:style-name="gr66" draw:text-style-name="P33" draw:layer="layout" svg:width="1cm" svg:height="1cm" svg:x="25cm" svg:y="8.5cm">
            <text:p text:style-name="P6"><text:span text:style-name="T32">0</text:span></text:p>
          </draw:rect>
          <draw:rect draw:style-name="gr66" draw:text-style-name="P33" draw:layer="layout" svg:width="1cm" svg:height="1cm" svg:x="21cm" svg:y="9.5cm">
            <text:p text:style-name="P6"><text:span text:style-name="T32">0</text:span></text:p>
          </draw:rect>
          <draw:rect draw:style-name="gr66" draw:text-style-name="P33" draw:layer="layout" svg:width="1cm" svg:height="1cm" svg:x="22cm" svg:y="9.5cm">
            <text:p text:style-name="P6"><text:span text:style-name="T32">0</text:span></text:p>
          </draw:rect>
          <draw:rect draw:style-name="gr66" draw:text-style-name="P33" draw:layer="layout" svg:width="1cm" svg:height="1cm" svg:x="19cm" svg:y="10.5cm">
            <text:p text:style-name="P6"><text:span text:style-name="T32">0</text:span></text:p>
          </draw:rect>
          <draw:rect draw:style-name="gr66" draw:text-style-name="P33" draw:layer="layout" svg:width="1cm" svg:height="1cm" svg:x="20cm" svg:y="10.5cm">
            <text:p text:style-name="P6"><text:span text:style-name="T32">0</text:span></text:p>
          </draw:rect>
          <draw:rect draw:style-name="gr66" draw:text-style-name="P33" draw:layer="layout" svg:width="1cm" svg:height="1cm" svg:x="21cm" svg:y="10.5cm">
            <text:p text:style-name="P6"><text:span text:style-name="T32">0</text:span></text:p>
          </draw:rect>
          <draw:rect draw:style-name="gr66" draw:text-style-name="P33" draw:layer="layout" svg:width="1cm" svg:height="1cm" svg:x="22cm" svg:y="10.5cm">
            <text:p text:style-name="P6"><text:span text:style-name="T32">0</text:span></text:p>
          </draw:rect>
          <draw:rect draw:style-name="gr66" draw:text-style-name="P33" draw:layer="layout" svg:width="1cm" svg:height="1cm" svg:x="23cm" svg:y="10.5cm">
            <text:p text:style-name="P6"><text:span text:style-name="T32">0</text:span></text:p>
          </draw:rect>
          <draw:rect draw:style-name="gr66" draw:text-style-name="P33" draw:layer="layout" svg:width="1cm" svg:height="1cm" svg:x="24cm" svg:y="10.5cm">
            <text:p text:style-name="P6"><text:span text:style-name="T32">0</text:span></text:p>
          </draw:rect>
          <draw:rect draw:style-name="gr66" draw:text-style-name="P33" draw:layer="layout" svg:width="1cm" svg:height="1cm" svg:x="19cm" svg:y="11.5cm">
            <text:p text:style-name="P6"><text:span text:style-name="T32">0</text:span></text:p>
          </draw:rect>
          <draw:rect draw:style-name="gr66" draw:text-style-name="P33" draw:layer="layout" svg:width="1cm" svg:height="1cm" svg:x="21cm" svg:y="11.5cm">
            <text:p text:style-name="P6"><text:span text:style-name="T32">0</text:span></text:p>
          </draw:rect>
          <draw:rect draw:style-name="gr66" draw:text-style-name="P33" draw:layer="layout" svg:width="1cm" svg:height="1cm" svg:x="22cm" svg:y="11.5cm">
            <text:p text:style-name="P6"><text:span text:style-name="T32">0</text:span></text:p>
          </draw:rect>
          <draw:rect draw:style-name="gr66" draw:text-style-name="P33" draw:layer="layout" svg:width="1cm" svg:height="1cm" svg:x="24cm" svg:y="11.5cm">
            <text:p text:style-name="P6"><text:span text:style-name="T32">0</text:span></text:p>
          </draw:rect>
          <draw:rect draw:style-name="gr66" draw:text-style-name="P33" draw:layer="layout" svg:width="1cm" svg:height="1cm" svg:x="19cm" svg:y="12.5cm">
            <text:p text:style-name="P6"><text:span text:style-name="T32">0</text:span></text:p>
          </draw:rect>
          <draw:rect draw:style-name="gr66" draw:text-style-name="P33" draw:layer="layout" svg:width="1cm" svg:height="1cm" svg:x="20cm" svg:y="12.5cm">
            <text:p text:style-name="P6"><text:span text:style-name="T32">0</text:span></text:p>
          </draw:rect>
          <draw:rect draw:style-name="gr66" draw:text-style-name="P33" draw:layer="layout" svg:width="1cm" svg:height="1cm" svg:x="23cm" svg:y="12.5cm">
            <text:p text:style-name="P6"><text:span text:style-name="T32">0</text:span></text:p>
          </draw:rect>
          <draw:rect draw:style-name="gr66" draw:text-style-name="P33" draw:layer="layout" svg:width="1cm" svg:height="1cm" svg:x="24cm" svg:y="12.5cm">
            <text:p text:style-name="P6"><text:span text:style-name="T32">0</text:span></text:p>
          </draw:rect>
          <draw:rect draw:style-name="gr66" draw:text-style-name="P33" draw:layer="layout" svg:width="1cm" svg:height="1cm" svg:x="18cm" svg:y="13.5cm">
            <text:p text:style-name="P6"><text:span text:style-name="T32">0</text:span></text:p>
          </draw:rect>
          <draw:rect draw:style-name="gr66" draw:text-style-name="P33" draw:layer="layout" svg:width="1cm" svg:height="1cm" svg:x="20cm" svg:y="13.5cm">
            <text:p text:style-name="P6"><text:span text:style-name="T32">0</text:span></text:p>
          </draw:rect>
          <draw:rect draw:style-name="gr66" draw:text-style-name="P33" draw:layer="layout" svg:width="1cm" svg:height="1cm" svg:x="21cm" svg:y="13.5cm">
            <text:p text:style-name="P6"><text:span text:style-name="T32">0</text:span></text:p>
          </draw:rect>
          <draw:rect draw:style-name="gr66" draw:text-style-name="P33" draw:layer="layout" svg:width="1cm" svg:height="1cm" svg:x="22cm" svg:y="13.5cm">
            <text:p text:style-name="P6"><text:span text:style-name="T32">0</text:span></text:p>
          </draw:rect>
          <draw:rect draw:style-name="gr66" draw:text-style-name="P33" draw:layer="layout" svg:width="1cm" svg:height="1cm" svg:x="23cm" svg:y="13.5cm">
            <text:p text:style-name="P6"><text:span text:style-name="T32">0</text:span></text:p>
          </draw:rect>
          <draw:rect draw:style-name="gr66" draw:text-style-name="P33" draw:layer="layout" svg:width="1cm" svg:height="1cm" svg:x="25cm" svg:y="13.5cm">
            <text:p text:style-name="P6"><text:span text:style-name="T32">0</text:span></text:p>
          </draw:rect>
          <draw:rect draw:style-name="gr66" draw:text-style-name="P33" draw:layer="layout" svg:width="1cm" svg:height="1cm" svg:x="18cm" svg:y="14.5cm">
            <text:p text:style-name="P6"><text:span text:style-name="T32">0</text:span></text:p>
          </draw:rect>
          <draw:rect draw:style-name="gr66" draw:text-style-name="P33" draw:layer="layout" svg:width="1cm" svg:height="1cm" svg:x="19cm" svg:y="14.5cm">
            <text:p text:style-name="P6"><text:span text:style-name="T32">0</text:span></text:p>
          </draw:rect>
          <draw:rect draw:style-name="gr66" draw:text-style-name="P33" draw:layer="layout" svg:width="1cm" svg:height="1cm" svg:x="24cm" svg:y="14.5cm">
            <text:p text:style-name="P6"><text:span text:style-name="T32">0</text:span></text:p>
          </draw:rect>
          <draw:rect draw:style-name="gr66" draw:text-style-name="P33" draw:layer="layout" svg:width="1cm" svg:height="1cm" svg:x="25cm" svg:y="14.5cm">
            <text:p text:style-name="P6"><text:span text:style-name="T32">0</text:span></text:p>
          </draw:rect>
          <draw:rect draw:style-name="gr66" draw:text-style-name="P33" draw:layer="layout" svg:width="1cm" svg:height="1cm" svg:x="21cm" svg:y="7.5cm">
            <text:p text:style-name="P6"><text:span text:style-name="T32">255</text:span></text:p>
          </draw:rect>
          <draw:rect draw:style-name="gr66" draw:text-style-name="P33" draw:layer="layout" svg:width="1cm" svg:height="1cm" svg:x="22cm" svg:y="7.5cm">
            <text:p text:style-name="P6"><text:span text:style-name="T32">255</text:span></text:p>
          </draw:rect>
          <draw:rect draw:style-name="gr66" draw:text-style-name="P33" draw:layer="layout" svg:width="1cm" svg:height="1cm" svg:x="23cm" svg:y="7.5cm">
            <text:p text:style-name="P6"><text:span text:style-name="T32">255</text:span></text:p>
          </draw:rect>
          <draw:rect draw:style-name="gr66" draw:text-style-name="P33" draw:layer="layout" svg:width="1cm" svg:height="1cm" svg:x="24cm" svg:y="8.5cm">
            <text:p text:style-name="P6"><text:span text:style-name="T32">255</text:span></text:p>
          </draw:rect>
          <draw:rect draw:style-name="gr66" draw:text-style-name="P33" draw:layer="layout" svg:width="1cm" svg:height="1cm" svg:x="25cm" svg:y="9.5cm">
            <text:p text:style-name="P6"><text:span text:style-name="T32">255</text:span></text:p>
          </draw:rect>
          <draw:rect draw:style-name="gr66" draw:text-style-name="P33" draw:layer="layout" svg:width="1cm" svg:height="1cm" svg:x="25cm" svg:y="10.5cm">
            <text:p text:style-name="P6"><text:span text:style-name="T32">255</text:span></text:p>
          </draw:rect>
          <draw:rect draw:style-name="gr66" draw:text-style-name="P33" draw:layer="layout" svg:width="1cm" svg:height="1cm" svg:x="25cm" svg:y="11.5cm">
            <text:p text:style-name="P6"><text:span text:style-name="T32">255</text:span></text:p>
          </draw:rect>
          <draw:rect draw:style-name="gr66" draw:text-style-name="P33" draw:layer="layout" svg:width="1cm" svg:height="1cm" svg:x="25cm" svg:y="12.5cm">
            <text:p text:style-name="P6"><text:span text:style-name="T32">255</text:span></text:p>
          </draw:rect>
          <draw:rect draw:style-name="gr66" draw:text-style-name="P33" draw:layer="layout" svg:width="1cm" svg:height="1cm" svg:x="24cm" svg:y="13.5cm">
            <text:p text:style-name="P6"><text:span text:style-name="T32">255</text:span></text:p>
          </draw:rect>
          <draw:rect draw:style-name="gr66" draw:text-style-name="P33" draw:layer="layout" svg:width="1cm" svg:height="1cm" svg:x="23cm" svg:y="9.5cm">
            <text:p text:style-name="P6"><text:span text:style-name="T32">255</text:span></text:p>
          </draw:rect>
          <draw:rect draw:style-name="gr66" draw:text-style-name="P33" draw:layer="layout" svg:width="1cm" svg:height="1cm" svg:x="20cm" svg:y="9.5cm">
            <text:p text:style-name="P6"><text:span text:style-name="T32">255</text:span></text:p>
          </draw:rect>
          <draw:rect draw:style-name="gr66" draw:text-style-name="P33" draw:layer="layout" svg:width="1cm" svg:height="1cm" svg:x="19cm" svg:y="8.5cm">
            <text:p text:style-name="P6"><text:span text:style-name="T32">255</text:span></text:p>
          </draw:rect>
          <draw:rect draw:style-name="gr66" draw:text-style-name="P33" draw:layer="layout" svg:width="1cm" svg:height="1cm" svg:x="18cm" svg:y="9.5cm">
            <text:p text:style-name="P6"><text:span text:style-name="T32">255</text:span></text:p>
          </draw:rect>
          <draw:rect draw:style-name="gr66" draw:text-style-name="P33" draw:layer="layout" svg:width="1cm" svg:height="1cm" svg:x="18cm" svg:y="10.5cm">
            <text:p text:style-name="P6"><text:span text:style-name="T32">255</text:span></text:p>
          </draw:rect>
          <draw:rect draw:style-name="gr66" draw:text-style-name="P33" draw:layer="layout" svg:width="1cm" svg:height="1cm" svg:x="18cm" svg:y="11.5cm">
            <text:p text:style-name="P6"><text:span text:style-name="T32">255</text:span></text:p>
          </draw:rect>
          <draw:rect draw:style-name="gr66" draw:text-style-name="P33" draw:layer="layout" svg:width="1cm" svg:height="1cm" svg:x="18cm" svg:y="12.5cm">
            <text:p text:style-name="P6"><text:span text:style-name="T32">255</text:span></text:p>
          </draw:rect>
          <draw:rect draw:style-name="gr66" draw:text-style-name="P33" draw:layer="layout" svg:width="1cm" svg:height="1cm" svg:x="20cm" svg:y="14.5cm">
            <text:p text:style-name="P6"><text:span text:style-name="T32">255</text:span></text:p>
          </draw:rect>
          <draw:rect draw:style-name="gr66" draw:text-style-name="P33" draw:layer="layout" svg:width="1cm" svg:height="1cm" svg:x="21cm" svg:y="14.5cm">
            <text:p text:style-name="P6"><text:span text:style-name="T32">255</text:span></text:p>
          </draw:rect>
          <draw:rect draw:style-name="gr66" draw:text-style-name="P33" draw:layer="layout" svg:width="1cm" svg:height="1cm" svg:x="22cm" svg:y="14.5cm">
            <text:p text:style-name="P6"><text:span text:style-name="T32">255</text:span></text:p>
          </draw:rect>
          <draw:rect draw:style-name="gr66" draw:text-style-name="P33" draw:layer="layout" svg:width="1cm" svg:height="1cm" svg:x="23cm" svg:y="14.5cm">
            <text:p text:style-name="P6"><text:span text:style-name="T32">255</text:span></text:p>
          </draw:rect>
          <draw:rect draw:style-name="gr66" draw:text-style-name="P33" draw:layer="layout" svg:width="1cm" svg:height="1cm" svg:x="23cm" svg:y="11.5cm">
            <text:p text:style-name="P6"><text:span text:style-name="T32">255</text:span></text:p>
          </draw:rect>
          <draw:rect draw:style-name="gr66" draw:text-style-name="P33" draw:layer="layout" svg:width="1cm" svg:height="1cm" svg:x="22cm" svg:y="12.5cm">
            <text:p text:style-name="P6"><text:span text:style-name="T32">255</text:span></text:p>
          </draw:rect>
          <draw:rect draw:style-name="gr66" draw:text-style-name="P33" draw:layer="layout" svg:width="1cm" svg:height="1cm" svg:x="21cm" svg:y="12.5cm">
            <text:p text:style-name="P6"><text:span text:style-name="T32">255</text:span></text:p>
          </draw:rect>
          <draw:rect draw:style-name="gr66" draw:text-style-name="P33" draw:layer="layout" svg:width="1cm" svg:height="1cm" svg:x="20cm" svg:y="11.5cm">
            <text:p text:style-name="P6"><text:span text:style-name="T32">255</text:span></text:p>
          </draw:rect>
          <draw:rect draw:style-name="gr66" draw:text-style-name="P33" draw:layer="layout" svg:width="1cm" svg:height="1cm" svg:x="19cm" svg:y="13.5cm">
            <text:p text:style-name="P6"><text:span text:style-name="T32">255</text:span></text:p>
          </draw:rect>
        </draw:g>
        <draw:frame draw:style-name="gr71" draw:text-style-name="P37" draw:layer="layout" svg:width="16cm" svg:height="2.11cm" svg:x="1.5cm" svg:y="14cm">
          <draw:text-box>
            <text:p text:style-name="P36"><text:span text:style-name="T35">*</text:span><text:span text:style-name="T4">statt “ersetzen” auch arithmetische/logische Verknüpfung zwischen altem und neuem Wert möglich; heute allerdings nur noch selten verwendet</text:span></text:p>
          </draw:text-box>
        </draw:frame>
        <draw:frame draw:style-name="gr72" draw:id="id13" draw:layer="layout" svg:width="8.761cm" svg:height="0.937cm" svg:x="1.489cm" svg:y="11cm">
          <draw:text-box>
            <text:p text:style-name="P1">Linie von (1,1) nach (6,3)</text:p>
          </draw:text-box>
        </draw:frame>
        <draw:g draw:id="id14">
          <draw:rect draw:style-name="gr66" draw:text-style-name="P33" draw:layer="layout" svg:width="1cm" svg:height="1cm" svg:x="19cm" svg:y="8.5cm">
            <text:p text:style-name="P6"><text:span text:style-name="T32">42</text:span></text:p>
          </draw:rect>
          <draw:rect draw:style-name="gr66" draw:text-style-name="P33" draw:layer="layout" svg:width="1cm" svg:height="1cm" svg:x="20cm" svg:y="8.5cm">
            <text:p text:style-name="P6"><text:span text:style-name="T32">42</text:span></text:p>
          </draw:rect>
          <draw:rect draw:style-name="gr66" draw:text-style-name="P33" draw:layer="layout" svg:width="1cm" svg:height="1cm" svg:x="21cm" svg:y="9.5cm">
            <text:p text:style-name="P6"><text:span text:style-name="T32">42</text:span></text:p>
          </draw:rect>
          <draw:rect draw:style-name="gr66" draw:text-style-name="P33" draw:layer="layout" svg:width="1cm" svg:height="1cm" svg:x="22cm" svg:y="9.5cm">
            <text:p text:style-name="P6"><text:span text:style-name="T32">42</text:span></text:p>
          </draw:rect>
          <draw:rect draw:style-name="gr66" draw:text-style-name="P33" draw:layer="layout" svg:width="1cm" svg:height="1cm" svg:x="23cm" svg:y="10.5cm">
            <text:p text:style-name="P6"><text:span text:style-name="T32">42</text:span></text:p>
          </draw:rect>
          <draw:rect draw:style-name="gr66" draw:text-style-name="P33" draw:layer="layout" svg:width="1cm" svg:height="1cm" svg:x="24cm" svg:y="10.5cm">
            <text:p text:style-name="P6"><text:span text:style-name="T32">42</text:span></text:p>
          </draw:rect>
        </draw:g>
        <draw:frame draw:style-name="gr73" draw:text-style-name="P1" draw:id="id15" draw:layer="layout" svg:width="24.5cm" svg:height="1.983cm" svg:x="1.5cm" svg:y="16.5cm">
          <draw:text-box>
            <text:p text:style-name="P36">Ausschnitte zwischen <text:span text:style-name="T30">Drawable</text:span>s Kopieren funktioniert auf naheliegende Weis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1cm" svg:y="2.853cm" draw:page-number="20" presentation:class="page"/>
          <draw:frame presentation:style-name="pr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Standard" presentation:presentation-page-layout-name="AL3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1.Architektur des X Window Systems<text:line-break/>1.5 Zeichen- und Grafikmodell</text:p>
          </draw:text-box>
        </draw:frame>
        <draw:frame draw:style-name="gr74" draw:layer="layout" svg:width="19.942cm" svg:height="6.663cm" svg:x="2.5cm" svg:y="6cm">
          <draw:text-box>
            <text:list text:style-name="L1">
              <text:list-item>
                <text:p text:style-name="P1">Zeichenoperationen benötigen u.U. zahlreiche Parameter</text:p>
              </text:list-item>
            </text:list>
            <text:list text:style-name="L3">
              <text:list-item>
                <text:p text:style-name="P34">Pixelwert</text:p>
              </text:list-item>
            </text:list>
            <text:list text:style-name="L3">
              <text:list-item>
                <text:p text:style-name="P34">Strichdicke, Linienstil</text:p>
              </text:list-item>
            </text:list>
            <text:list text:style-name="L3">
              <text:list-item>
                <text:p text:style-name="P34">Linienenden, Verbindungen</text:p>
              </text:list-item>
            </text:list>
            <text:list text:style-name="L3">
              <text:list-item>
                <text:p text:style-name="P34">Schriftart</text:p>
              </text:list-item>
            </text:list>
            <text:list text:style-name="L3">
              <text:list-item>
                <text:p text:style-name="P34">Verknüpfungstyp (heute eigentlich nur <text:span text:style-name="T16">Copy</text:span> verwendet)</text:p>
              </text:list-item>
            </text:list>
            <text:list text:style-name="L3">
              <text:list-item>
                <text:p text:style-name="P34">...</text:p>
              </text:list-item>
            </text:list>
          </draw:text-box>
        </draw:frame>
        <draw:frame draw:style-name="gr75" draw:text-style-name="P36" draw:layer="layout" svg:width="23.25cm" svg:height="4.901cm" svg:x="2.5cm" svg:y="13.191cm">
          <draw:text-box>
            <text:p text:style-name="P36">Wiederholung aller Parameter für jede Operation ineffizient, deswegen Bündelung aller sekundären Parameter in Datenstruktur:</text:p>
            <text:p text:style-name="P36"/>
            <text:p text:style-name="P1"><text:tab/>Ressourcenklasse: <text:span text:style-name="T30">GraphicsContext</text:span><text:span text:style-name="T30"><text:line-break/></text:span><text:span text:style-name="T30"><text:tab/></text:span><text:span text:style-name="T33">(</text:span><text:span text:style-name="T31">“Grafik-Kontext”</text:span><text:span text:style-name="T33">, eigentlich besser: </text:span><text:span text:style-name="T31">“Zeichen-Kontext”</text:span><text:span text:style-name="T33">)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21" presentation:class="page"/>
          <draw:frame presentation:style-name="pr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Standard" presentation:presentation-page-layout-name="AL3T19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1.Architektur des X Window Systems<text:line-break/>1.5 Zeichen- und Grafikmodell</text:p>
          </draw:text-box>
        </draw:frame>
        <draw:frame draw:style-name="gr76" draw:text-style-name="P1" draw:layer="layout" svg:width="21.5cm" svg:height="3.029cm" svg:x="3.5cm" svg:y="7cm">
          <draw:text-box>
            <text:list text:style-name="L1">
              <text:list-item>
                <text:p text:style-name="P1">Methoden um...</text:p>
              </text:list-item>
            </text:list>
            <text:list text:style-name="L3">
              <text:list-item>
                <text:p text:style-name="P34"><text:span text:style-name="T30">GraphicsContext</text:span>e anzulegen/zu zerstören<text:span text:style-name="T34">*</text:span></text:p>
              </text:list-item>
            </text:list>
            <text:list text:style-name="L3">
              <text:list-item>
                <text:p text:style-name="P34">Parameter in <text:span text:style-name="T30">GraphicsContext</text:span>en zu verändern</text:p>
              </text:list-item>
            </text:list>
          </draw:text-box>
        </draw:frame>
        <draw:frame draw:style-name="gr77" draw:text-style-name="P1" draw:layer="layout" svg:width="21.5cm" svg:height="5.011cm" svg:x="3.5cm" svg:y="10.633cm">
          <draw:text-box>
            <text:list text:style-name="L1">
              <text:list-item>
                <text:p text:style-name="P1">Methoden um...</text:p>
              </text:list-item>
            </text:list>
            <text:list text:style-name="L3">
              <text:list-item>
                <text:p text:style-name="P38">mit gegebenem <text:span text:style-name="T30">GraphicsContext</text:span> in <text:span text:style-name="T30">Drawable</text:span> zu zeichnen</text:p>
              </text:list-item>
            </text:list>
            <text:list text:style-name="L5">
              <text:list-item>
                <text:p text:style-name="P38">mit gegebenem <text:span text:style-name="T30">GraphicsContext</text:span> Daten zwischen zwei <text:span text:style-name="T30">Drawable</text:span>s zu kopieren</text:p>
              </text:list-item>
            </text:list>
          </draw:text-box>
        </draw:frame>
        <draw:frame draw:style-name="gr78" draw:text-style-name="P37" draw:layer="layout" svg:width="25.25cm" svg:height="1.462cm" svg:x="1.5cm" svg:y="17cm">
          <draw:text-box>
            <text:p text:style-name="P36"><text:span text:style-name="T35">*</text:span><text:span text:style-name="T36">Drawable</text:span><text:span text:style-name="T37"> als Ziel muss gegeben sein, aber GC auf alle “kompatiblen” </text:span><text:span text:style-name="T36">Drawable</text:span><text:span text:style-name="T37">s anwendbar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22" presentation:class="page"/>
          <draw:frame presentation:style-name="pr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Standard" presentation:presentation-page-layout-name="AL3T19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1.Architektur des X Window Systems<text:line-break/>1.5 Zeichen- und Grafikmodell</text:p>
          </draw:text-box>
        </draw:frame>
        <draw:frame draw:style-name="gr79" draw:text-style-name="P1" draw:layer="layout" svg:width="24.5cm" svg:height="13.985cm" svg:x="2cm" svg:y="5.5cm">
          <draw:text-box>
            <text:list text:style-name="L1">
              <text:list-item>
                <text:p text:style-name="P1">Wenn ein Client in <text:span text:style-name="T30">Drawable</text:span> mit xid=<text:span text:style-name="T14">32</text:span> zeichnen will...</text:p>
              </text:list-item>
            </text:list>
            <text:list text:style-name="L5">
              <text:list-item>
                <text:p text:style-name="P34"><text:span text:style-name="T30">GraphicsContext</text:span> erzeugen (setzen xid=<text:span text:style-name="T15">1000</text:span>)<text:line-break/><text:tab/><text:span text:style-name="T38">→</text:span><text:span text:style-name="T38"><text:tab/></text:span><text:span text:style-name="T7">sende R</text:span><text:span text:style-name="T13">equest </text:span><text:span text:style-name="T26">CreateGC</text:span><text:span text:style-name="T13"> (reqid=55)</text:span><text:span text:style-name="T13"><text:line-break/></text:span><text:span text:style-name="T13"><text:tab/></text:span><text:span text:style-name="T13"><text:tab/></text:span><text:span text:style-name="T13">Argumente: </text:span><text:span text:style-name="T15">1000</text:span><text:span text:style-name="T13">, </text:span><text:span text:style-name="T14">32</text:span></text:p>
              </text:list-item>
            </text:list>
            <text:list text:style-name="L5">
              <text:list-item>
                <text:p text:style-name="P34">Parameter von <text:span text:style-name="T30">GraphicsContext </text:span>anpassen, um mit Wert 42 zu zeichnen<text:line-break/><text:tab/><text:span text:style-name="T38">→</text:span><text:span text:style-name="T38"><text:tab/></text:span><text:span text:style-name="T7">sende R</text:span><text:span text:style-name="T13">equest </text:span><text:span text:style-name="T26">ChangeGC</text:span><text:span text:style-name="T13"> (reqid=56)</text:span><text:span text:style-name="T13"><text:line-break/></text:span><text:span text:style-name="T13"><text:tab/></text:span><text:span text:style-name="T13"><text:tab/></text:span><text:span text:style-name="T13">Argumente: </text:span><text:span text:style-name="T15">1000</text:span><text:span text:style-name="T13">, foreground=42</text:span><text:span text:style-name="T39">*</text:span></text:p>
              </text:list-item>
            </text:list>
            <text:list text:style-name="L5">
              <text:list-item>
                <text:p text:style-name="P34">Linie von (1,1) nach (6,3) zeichnen<text:line-break/><text:tab/><text:span text:style-name="T38">→</text:span><text:span text:style-name="T38"><text:tab/></text:span><text:span text:style-name="T38">sende Request </text:span><text:span text:style-name="T40">PolyLine</text:span><text:span text:style-name="T38"> (reqid=65)</text:span><text:span text:style-name="T38"><text:line-break/></text:span><text:span text:style-name="T38"><text:tab/></text:span><text:span text:style-name="T38"><text:tab/></text:span><text:span text:style-name="T38">Argumente: </text:span><text:span text:style-name="T41">32</text:span><text:span text:style-name="T38">, </text:span><text:span text:style-name="T42">1000</text:span><text:span text:style-name="T38">, 1, 1, 6, 3</text:span></text:p>
              </text:list-item>
            </text:list>
            <text:list text:style-name="L5">
              <text:list-item>
                <text:p text:style-name="P34"><text:span text:style-name="T30">GraphicsContext</text:span> ggf. wieder freigeben<text:line-break/><text:tab/><text:span text:style-name="T38">→</text:span><text:span text:style-name="T38"><text:tab/></text:span><text:span text:style-name="T38">sende Request </text:span><text:span text:style-name="T40">FreeGC</text:span><text:span text:style-name="T38"> (requid=60)</text:span><text:span text:style-name="T38"><text:line-break/></text:span><text:span text:style-name="T38"><text:tab/></text:span><text:span text:style-name="T38"><text:tab/></text:span><text:span text:style-name="T38">Argumente: </text:span><text:span text:style-name="T42">1000</text:span></text:p>
              </text:list-item>
            </text:list>
          </draw:text-box>
        </draw:frame>
        <draw:frame draw:style-name="gr80" draw:text-style-name="P37" draw:layer="layout" svg:width="25.25cm" svg:height="0.704cm" svg:x="2cm" svg:y="19.546cm">
          <draw:text-box>
            <text:p text:style-name="P36"><text:span text:style-name="T35">*</text:span><text:span text:style-name="T37">weitere Argumente erforderlich, aus Platzgründen weggelassen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23" presentation:class="page"/>
          <draw:frame presentation:style-name="pr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Standard" presentation:presentation-page-layout-name="AL3T19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1.Architektur des X Window Systems<text:line-break/>1.5 Zeichen- und Grafikmodell</text:p>
          </draw:text-box>
        </draw:frame>
        <draw:g>
          <draw:rect draw:style-name="gr66" draw:text-style-name="P33" draw:layer="layout" svg:width="1cm" svg:height="1cm" svg:x="1.5cm" svg:y="5.75cm">
            <text:p text:style-name="P6"><text:span text:style-name="T32">0</text:span></text:p>
          </draw:rect>
          <draw:rect draw:style-name="gr66" draw:text-style-name="P33" draw:layer="layout" svg:width="1cm" svg:height="1cm" svg:x="2.5cm" svg:y="5.75cm">
            <text:p text:style-name="P6"><text:span text:style-name="T32">0</text:span></text:p>
          </draw:rect>
          <draw:rect draw:style-name="gr66" draw:text-style-name="P33" draw:layer="layout" svg:width="1cm" svg:height="1cm" svg:x="3.5cm" svg:y="6.75cm">
            <text:p text:style-name="P6"><text:span text:style-name="T32">0</text:span></text:p>
          </draw:rect>
          <draw:rect draw:style-name="gr66" draw:text-style-name="P33" draw:layer="layout" svg:width="1cm" svg:height="1cm" svg:x="6.5cm" svg:y="6.75cm">
            <text:p text:style-name="P6"><text:span text:style-name="T32">0</text:span></text:p>
          </draw:rect>
          <draw:rect draw:style-name="gr66" draw:text-style-name="P33" draw:layer="layout" svg:width="1cm" svg:height="1cm" svg:x="7.5cm" svg:y="5.75cm">
            <text:p text:style-name="P6"><text:span text:style-name="T32">0</text:span></text:p>
          </draw:rect>
          <draw:rect draw:style-name="gr66" draw:text-style-name="P33" draw:layer="layout" svg:width="1cm" svg:height="1cm" svg:x="8.5cm" svg:y="5.75cm">
            <text:p text:style-name="P6"><text:span text:style-name="T32">0</text:span></text:p>
          </draw:rect>
          <draw:rect draw:style-name="gr66" draw:text-style-name="P33" draw:layer="layout" svg:width="1cm" svg:height="1cm" svg:x="1.5cm" svg:y="6.75cm">
            <text:p text:style-name="P6"><text:span text:style-name="T32">0</text:span></text:p>
          </draw:rect>
          <draw:rect draw:style-name="gr66" draw:text-style-name="P33" draw:layer="layout" svg:width="1cm" svg:height="1cm" svg:x="2.5cm" svg:y="7.75cm">
            <text:p text:style-name="P6"><text:span text:style-name="T32">0</text:span></text:p>
          </draw:rect>
          <draw:rect draw:style-name="gr66" draw:text-style-name="P33" draw:layer="layout" svg:width="1cm" svg:height="1cm" svg:x="3.5cm" svg:y="5.75cm">
            <text:p text:style-name="P6"><text:span text:style-name="T32">255</text:span></text:p>
          </draw:rect>
          <draw:rect draw:style-name="gr66" draw:text-style-name="P33" draw:layer="layout" svg:width="1cm" svg:height="1cm" svg:x="4.5cm" svg:y="6.75cm">
            <text:p text:style-name="P6"><text:span text:style-name="T32">0</text:span></text:p>
          </draw:rect>
          <draw:rect draw:style-name="gr66" draw:text-style-name="P33" draw:layer="layout" svg:width="1cm" svg:height="1cm" svg:x="5.5cm" svg:y="6.75cm">
            <text:p text:style-name="P6"><text:span text:style-name="T32">0</text:span></text:p>
          </draw:rect>
          <draw:rect draw:style-name="gr66" draw:text-style-name="P33" draw:layer="layout" svg:width="1cm" svg:height="1cm" svg:x="7.5cm" svg:y="7.75cm">
            <text:p text:style-name="P6"><text:span text:style-name="T32">0</text:span></text:p>
          </draw:rect>
          <draw:rect draw:style-name="gr66" draw:text-style-name="P33" draw:layer="layout" svg:width="1cm" svg:height="1cm" svg:x="8.5cm" svg:y="6.75cm">
            <text:p text:style-name="P6"><text:span text:style-name="T32">0</text:span></text:p>
          </draw:rect>
          <draw:rect draw:style-name="gr66" draw:text-style-name="P33" draw:layer="layout" svg:width="1cm" svg:height="1cm" svg:x="4.5cm" svg:y="7.75cm">
            <text:p text:style-name="P6"><text:span text:style-name="T32">0</text:span></text:p>
          </draw:rect>
          <draw:rect draw:style-name="gr66" draw:text-style-name="P33" draw:layer="layout" svg:width="1cm" svg:height="1cm" svg:x="5.5cm" svg:y="7.75cm">
            <text:p text:style-name="P6"><text:span text:style-name="T32">0</text:span></text:p>
          </draw:rect>
          <draw:rect draw:style-name="gr66" draw:text-style-name="P33" draw:layer="layout" svg:width="1cm" svg:height="1cm" svg:x="2.5cm" svg:y="8.75cm">
            <text:p text:style-name="P6"><text:span text:style-name="T32">0</text:span></text:p>
          </draw:rect>
          <draw:rect draw:style-name="gr66" draw:text-style-name="P33" draw:layer="layout" svg:width="1cm" svg:height="1cm" svg:x="3.5cm" svg:y="8.75cm">
            <text:p text:style-name="P6"><text:span text:style-name="T32">0</text:span></text:p>
          </draw:rect>
          <draw:rect draw:style-name="gr66" draw:text-style-name="P33" draw:layer="layout" svg:width="1cm" svg:height="1cm" svg:x="4.5cm" svg:y="8.75cm">
            <text:p text:style-name="P6"><text:span text:style-name="T32">0</text:span></text:p>
          </draw:rect>
          <draw:rect draw:style-name="gr66" draw:text-style-name="P33" draw:layer="layout" svg:width="1cm" svg:height="1cm" svg:x="5.5cm" svg:y="8.75cm">
            <text:p text:style-name="P6"><text:span text:style-name="T32">0</text:span></text:p>
          </draw:rect>
          <draw:rect draw:style-name="gr66" draw:text-style-name="P33" draw:layer="layout" svg:width="1cm" svg:height="1cm" svg:x="6.5cm" svg:y="8.75cm">
            <text:p text:style-name="P6"><text:span text:style-name="T32">0</text:span></text:p>
          </draw:rect>
          <draw:rect draw:style-name="gr66" draw:text-style-name="P33" draw:layer="layout" svg:width="1cm" svg:height="1cm" svg:x="7.5cm" svg:y="8.75cm">
            <text:p text:style-name="P6"><text:span text:style-name="T32">0</text:span></text:p>
          </draw:rect>
          <draw:rect draw:style-name="gr66" draw:text-style-name="P33" draw:layer="layout" svg:width="1cm" svg:height="1cm" svg:x="2.5cm" svg:y="9.75cm">
            <text:p text:style-name="P6"><text:span text:style-name="T32">0</text:span></text:p>
          </draw:rect>
          <draw:rect draw:style-name="gr66" draw:text-style-name="P33" draw:layer="layout" svg:width="1cm" svg:height="1cm" svg:x="4.5cm" svg:y="9.75cm">
            <text:p text:style-name="P6"><text:span text:style-name="T32">0</text:span></text:p>
          </draw:rect>
          <draw:rect draw:style-name="gr66" draw:text-style-name="P33" draw:layer="layout" svg:width="1cm" svg:height="1cm" svg:x="5.5cm" svg:y="9.75cm">
            <text:p text:style-name="P6"><text:span text:style-name="T32">0</text:span></text:p>
          </draw:rect>
          <draw:rect draw:style-name="gr66" draw:text-style-name="P33" draw:layer="layout" svg:width="1cm" svg:height="1cm" svg:x="7.5cm" svg:y="9.75cm">
            <text:p text:style-name="P6"><text:span text:style-name="T32">0</text:span></text:p>
          </draw:rect>
          <draw:rect draw:style-name="gr66" draw:text-style-name="P33" draw:layer="layout" svg:width="1cm" svg:height="1cm" svg:x="2.5cm" svg:y="10.75cm">
            <text:p text:style-name="P6"><text:span text:style-name="T32">0</text:span></text:p>
          </draw:rect>
          <draw:rect draw:style-name="gr66" draw:text-style-name="P33" draw:layer="layout" svg:width="1cm" svg:height="1cm" svg:x="3.5cm" svg:y="10.75cm">
            <text:p text:style-name="P6"><text:span text:style-name="T32">0</text:span></text:p>
          </draw:rect>
          <draw:rect draw:style-name="gr66" draw:text-style-name="P33" draw:layer="layout" svg:width="1cm" svg:height="1cm" svg:x="6.5cm" svg:y="10.75cm">
            <text:p text:style-name="P6"><text:span text:style-name="T32">0</text:span></text:p>
          </draw:rect>
          <draw:rect draw:style-name="gr66" draw:text-style-name="P33" draw:layer="layout" svg:width="1cm" svg:height="1cm" svg:x="7.5cm" svg:y="10.75cm">
            <text:p text:style-name="P6"><text:span text:style-name="T32">0</text:span></text:p>
          </draw:rect>
          <draw:rect draw:style-name="gr66" draw:text-style-name="P33" draw:layer="layout" svg:width="1cm" svg:height="1cm" svg:x="1.5cm" svg:y="11.75cm">
            <text:p text:style-name="P6"><text:span text:style-name="T32">0</text:span></text:p>
          </draw:rect>
          <draw:rect draw:style-name="gr66" draw:text-style-name="P33" draw:layer="layout" svg:width="1cm" svg:height="1cm" svg:x="3.5cm" svg:y="11.75cm">
            <text:p text:style-name="P6"><text:span text:style-name="T32">0</text:span></text:p>
          </draw:rect>
          <draw:rect draw:style-name="gr66" draw:text-style-name="P33" draw:layer="layout" svg:width="1cm" svg:height="1cm" svg:x="4.5cm" svg:y="11.75cm">
            <text:p text:style-name="P6"><text:span text:style-name="T32">0</text:span></text:p>
          </draw:rect>
          <draw:rect draw:style-name="gr66" draw:text-style-name="P33" draw:layer="layout" svg:width="1cm" svg:height="1cm" svg:x="5.5cm" svg:y="11.75cm">
            <text:p text:style-name="P6"><text:span text:style-name="T32">0</text:span></text:p>
          </draw:rect>
          <draw:rect draw:style-name="gr66" draw:text-style-name="P33" draw:layer="layout" svg:width="1cm" svg:height="1cm" svg:x="6.5cm" svg:y="11.75cm">
            <text:p text:style-name="P6"><text:span text:style-name="T32">0</text:span></text:p>
          </draw:rect>
          <draw:rect draw:style-name="gr66" draw:text-style-name="P33" draw:layer="layout" svg:width="1cm" svg:height="1cm" svg:x="8.5cm" svg:y="11.75cm">
            <text:p text:style-name="P6"><text:span text:style-name="T32">0</text:span></text:p>
          </draw:rect>
          <draw:rect draw:style-name="gr66" draw:text-style-name="P33" draw:layer="layout" svg:width="1cm" svg:height="1cm" svg:x="1.5cm" svg:y="12.75cm">
            <text:p text:style-name="P6"><text:span text:style-name="T32">0</text:span></text:p>
          </draw:rect>
          <draw:rect draw:style-name="gr66" draw:text-style-name="P33" draw:layer="layout" svg:width="1cm" svg:height="1cm" svg:x="2.5cm" svg:y="12.75cm">
            <text:p text:style-name="P6"><text:span text:style-name="T32">0</text:span></text:p>
          </draw:rect>
          <draw:rect draw:style-name="gr66" draw:text-style-name="P33" draw:layer="layout" svg:width="1cm" svg:height="1cm" svg:x="7.5cm" svg:y="12.75cm">
            <text:p text:style-name="P6"><text:span text:style-name="T32">0</text:span></text:p>
          </draw:rect>
          <draw:rect draw:style-name="gr66" draw:text-style-name="P33" draw:layer="layout" svg:width="1cm" svg:height="1cm" svg:x="8.5cm" svg:y="12.75cm">
            <text:p text:style-name="P6"><text:span text:style-name="T32">0</text:span></text:p>
          </draw:rect>
          <draw:rect draw:style-name="gr66" draw:text-style-name="P33" draw:layer="layout" svg:width="1cm" svg:height="1cm" svg:x="4.5cm" svg:y="5.75cm">
            <text:p text:style-name="P6"><text:span text:style-name="T32">255</text:span></text:p>
          </draw:rect>
          <draw:rect draw:style-name="gr66" draw:text-style-name="P33" draw:layer="layout" svg:width="1cm" svg:height="1cm" svg:x="5.5cm" svg:y="5.75cm">
            <text:p text:style-name="P6"><text:span text:style-name="T32">255</text:span></text:p>
          </draw:rect>
          <draw:rect draw:style-name="gr66" draw:text-style-name="P33" draw:layer="layout" svg:width="1cm" svg:height="1cm" svg:x="6.5cm" svg:y="5.75cm">
            <text:p text:style-name="P6"><text:span text:style-name="T32">255</text:span></text:p>
          </draw:rect>
          <draw:rect draw:style-name="gr66" draw:text-style-name="P33" draw:layer="layout" svg:width="1cm" svg:height="1cm" svg:x="7.5cm" svg:y="6.75cm">
            <text:p text:style-name="P6"><text:span text:style-name="T32">255</text:span></text:p>
          </draw:rect>
          <draw:rect draw:style-name="gr66" draw:text-style-name="P33" draw:layer="layout" svg:width="1cm" svg:height="1cm" svg:x="8.5cm" svg:y="7.75cm">
            <text:p text:style-name="P6"><text:span text:style-name="T32">255</text:span></text:p>
          </draw:rect>
          <draw:rect draw:style-name="gr66" draw:text-style-name="P33" draw:layer="layout" svg:width="1cm" svg:height="1cm" svg:x="8.5cm" svg:y="8.75cm">
            <text:p text:style-name="P6"><text:span text:style-name="T32">255</text:span></text:p>
          </draw:rect>
          <draw:rect draw:style-name="gr66" draw:text-style-name="P33" draw:layer="layout" svg:width="1cm" svg:height="1cm" svg:x="8.5cm" svg:y="9.75cm">
            <text:p text:style-name="P6"><text:span text:style-name="T32">255</text:span></text:p>
          </draw:rect>
          <draw:rect draw:style-name="gr66" draw:text-style-name="P33" draw:layer="layout" svg:width="1cm" svg:height="1cm" svg:x="8.5cm" svg:y="10.75cm">
            <text:p text:style-name="P6"><text:span text:style-name="T32">255</text:span></text:p>
          </draw:rect>
          <draw:rect draw:style-name="gr66" draw:text-style-name="P33" draw:layer="layout" svg:width="1cm" svg:height="1cm" svg:x="7.5cm" svg:y="11.75cm">
            <text:p text:style-name="P6"><text:span text:style-name="T32">255</text:span></text:p>
          </draw:rect>
          <draw:rect draw:style-name="gr66" draw:text-style-name="P33" draw:layer="layout" svg:width="1cm" svg:height="1cm" svg:x="6.5cm" svg:y="7.75cm">
            <text:p text:style-name="P6"><text:span text:style-name="T32">255</text:span></text:p>
          </draw:rect>
          <draw:rect draw:style-name="gr66" draw:text-style-name="P33" draw:layer="layout" svg:width="1cm" svg:height="1cm" svg:x="3.5cm" svg:y="7.75cm">
            <text:p text:style-name="P6"><text:span text:style-name="T32">255</text:span></text:p>
          </draw:rect>
          <draw:rect draw:style-name="gr66" draw:text-style-name="P33" draw:layer="layout" svg:width="1cm" svg:height="1cm" svg:x="2.5cm" svg:y="6.75cm">
            <text:p text:style-name="P6"><text:span text:style-name="T32">255</text:span></text:p>
          </draw:rect>
          <draw:rect draw:style-name="gr66" draw:text-style-name="P33" draw:layer="layout" svg:width="1cm" svg:height="1cm" svg:x="1.5cm" svg:y="7.75cm">
            <text:p text:style-name="P6"><text:span text:style-name="T32">255</text:span></text:p>
          </draw:rect>
          <draw:rect draw:style-name="gr66" draw:text-style-name="P33" draw:layer="layout" svg:width="1cm" svg:height="1cm" svg:x="1.5cm" svg:y="8.75cm">
            <text:p text:style-name="P6"><text:span text:style-name="T32">255</text:span></text:p>
          </draw:rect>
          <draw:rect draw:style-name="gr66" draw:text-style-name="P33" draw:layer="layout" svg:width="1cm" svg:height="1cm" svg:x="1.5cm" svg:y="9.75cm">
            <text:p text:style-name="P6"><text:span text:style-name="T32">255</text:span></text:p>
          </draw:rect>
          <draw:rect draw:style-name="gr66" draw:text-style-name="P33" draw:layer="layout" svg:width="1cm" svg:height="1cm" svg:x="1.5cm" svg:y="10.75cm">
            <text:p text:style-name="P6"><text:span text:style-name="T32">255</text:span></text:p>
          </draw:rect>
          <draw:rect draw:style-name="gr66" draw:text-style-name="P33" draw:layer="layout" svg:width="1cm" svg:height="1cm" svg:x="3.5cm" svg:y="12.75cm">
            <text:p text:style-name="P6"><text:span text:style-name="T32">255</text:span></text:p>
          </draw:rect>
          <draw:rect draw:style-name="gr66" draw:text-style-name="P33" draw:layer="layout" svg:width="1cm" svg:height="1cm" svg:x="4.5cm" svg:y="12.75cm">
            <text:p text:style-name="P6"><text:span text:style-name="T32">255</text:span></text:p>
          </draw:rect>
          <draw:rect draw:style-name="gr66" draw:text-style-name="P33" draw:layer="layout" svg:width="1cm" svg:height="1cm" svg:x="5.5cm" svg:y="12.75cm">
            <text:p text:style-name="P6"><text:span text:style-name="T32">255</text:span></text:p>
          </draw:rect>
          <draw:rect draw:style-name="gr66" draw:text-style-name="P33" draw:layer="layout" svg:width="1cm" svg:height="1cm" svg:x="6.5cm" svg:y="12.75cm">
            <text:p text:style-name="P6"><text:span text:style-name="T32">255</text:span></text:p>
          </draw:rect>
          <draw:rect draw:style-name="gr66" draw:text-style-name="P33" draw:layer="layout" svg:width="1cm" svg:height="1cm" svg:x="6.5cm" svg:y="9.75cm">
            <text:p text:style-name="P6"><text:span text:style-name="T32">255</text:span></text:p>
          </draw:rect>
          <draw:rect draw:style-name="gr66" draw:text-style-name="P33" draw:layer="layout" svg:width="1cm" svg:height="1cm" svg:x="5.5cm" svg:y="10.75cm">
            <text:p text:style-name="P6"><text:span text:style-name="T32">255</text:span></text:p>
          </draw:rect>
          <draw:rect draw:style-name="gr66" draw:text-style-name="P33" draw:layer="layout" svg:width="1cm" svg:height="1cm" svg:x="4.5cm" svg:y="10.75cm">
            <text:p text:style-name="P6"><text:span text:style-name="T32">255</text:span></text:p>
          </draw:rect>
          <draw:rect draw:style-name="gr66" draw:text-style-name="P33" draw:layer="layout" svg:width="1cm" svg:height="1cm" svg:x="3.5cm" svg:y="9.75cm">
            <text:p text:style-name="P6"><text:span text:style-name="T32">255</text:span></text:p>
          </draw:rect>
          <draw:rect draw:style-name="gr66" draw:text-style-name="P33" draw:layer="layout" svg:width="1cm" svg:height="1cm" svg:x="2.5cm" svg:y="11.75cm">
            <text:p text:style-name="P6"><text:span text:style-name="T32">255</text:span></text:p>
          </draw:rect>
        </draw:g>
        <draw:g>
          <draw:rect draw:style-name="gr66" draw:text-style-name="P33" draw:layer="layout" svg:width="1cm" svg:height="1cm" svg:x="2.5cm" svg:y="6.75cm">
            <text:p text:style-name="P6"><text:span text:style-name="T32">42</text:span></text:p>
          </draw:rect>
          <draw:rect draw:style-name="gr66" draw:text-style-name="P33" draw:layer="layout" svg:width="1cm" svg:height="1cm" svg:x="3.5cm" svg:y="6.75cm">
            <text:p text:style-name="P6"><text:span text:style-name="T32">42</text:span></text:p>
          </draw:rect>
          <draw:rect draw:style-name="gr66" draw:text-style-name="P33" draw:layer="layout" svg:width="1cm" svg:height="1cm" svg:x="4.5cm" svg:y="7.75cm">
            <text:p text:style-name="P6"><text:span text:style-name="T32">42</text:span></text:p>
          </draw:rect>
          <draw:rect draw:style-name="gr66" draw:text-style-name="P33" draw:layer="layout" svg:width="1cm" svg:height="1cm" svg:x="5.5cm" svg:y="7.75cm">
            <text:p text:style-name="P6"><text:span text:style-name="T32">42</text:span></text:p>
          </draw:rect>
          <draw:rect draw:style-name="gr66" draw:text-style-name="P33" draw:layer="layout" svg:width="1cm" svg:height="1cm" svg:x="6.5cm" svg:y="8.75cm">
            <text:p text:style-name="P6"><text:span text:style-name="T32">42</text:span></text:p>
          </draw:rect>
          <draw:rect draw:style-name="gr66" draw:text-style-name="P33" draw:layer="layout" svg:width="1cm" svg:height="1cm" svg:x="7.5cm" svg:y="8.75cm">
            <text:p text:style-name="P6"><text:span text:style-name="T32">42</text:span></text:p>
          </draw:rect>
        </draw:g>
        <draw:g>
          <draw:rect draw:style-name="gr81" draw:text-style-name="P8" draw:layer="layout" svg:width="1cm" svg:height="1cm" svg:x="18cm" svg:y="5.75cm">
            <text:p text:style-name="P1"/>
          </draw:rect>
          <draw:rect draw:style-name="gr81" draw:text-style-name="P8" draw:layer="layout" svg:width="1cm" svg:height="1cm" svg:x="19cm" svg:y="5.75cm">
            <text:p text:style-name="P1"/>
          </draw:rect>
          <draw:rect draw:style-name="gr82" draw:text-style-name="P8" draw:layer="layout" svg:width="1cm" svg:height="1cm" svg:x="20cm" svg:y="5.75cm">
            <text:p text:style-name="P1"/>
          </draw:rect>
          <draw:rect draw:style-name="gr82" draw:text-style-name="P8" draw:layer="layout" svg:width="1cm" svg:height="1cm" svg:x="21cm" svg:y="5.75cm">
            <text:p text:style-name="P1"/>
          </draw:rect>
          <draw:rect draw:style-name="gr82" draw:text-style-name="P8" draw:layer="layout" svg:width="1cm" svg:height="1cm" svg:x="22cm" svg:y="5.75cm">
            <text:p text:style-name="P1"/>
          </draw:rect>
          <draw:rect draw:style-name="gr82" draw:text-style-name="P8" draw:layer="layout" svg:width="1cm" svg:height="1cm" svg:x="23cm" svg:y="5.75cm">
            <text:p text:style-name="P1"/>
          </draw:rect>
          <draw:rect draw:style-name="gr81" draw:text-style-name="P8" draw:layer="layout" svg:width="1cm" svg:height="1cm" svg:x="24cm" svg:y="5.75cm">
            <text:p text:style-name="P1"/>
          </draw:rect>
          <draw:rect draw:style-name="gr81" draw:text-style-name="P8" draw:layer="layout" svg:width="1cm" svg:height="1cm" svg:x="25cm" svg:y="5.75cm">
            <text:p text:style-name="P1"/>
          </draw:rect>
          <draw:rect draw:style-name="gr81" draw:text-style-name="P8" draw:layer="layout" svg:width="1cm" svg:height="1cm" svg:x="18cm" svg:y="6.75cm">
            <text:p text:style-name="P1"/>
          </draw:rect>
          <draw:rect draw:style-name="gr83" draw:text-style-name="P8" draw:layer="layout" svg:width="1cm" svg:height="1cm" svg:x="19cm" svg:y="6.75cm">
            <text:p text:style-name="P1"/>
          </draw:rect>
          <draw:rect draw:style-name="gr83" draw:text-style-name="P8" draw:layer="layout" svg:width="1cm" svg:height="1cm" svg:x="20cm" svg:y="6.75cm">
            <text:p text:style-name="P1"/>
          </draw:rect>
          <draw:rect draw:style-name="gr81" draw:text-style-name="P8" draw:layer="layout" svg:width="1cm" svg:height="1cm" svg:x="21cm" svg:y="6.75cm">
            <text:p text:style-name="P1"/>
          </draw:rect>
          <draw:rect draw:style-name="gr81" draw:text-style-name="P8" draw:layer="layout" svg:width="1cm" svg:height="1cm" svg:x="22cm" svg:y="6.75cm">
            <text:p text:style-name="P1"/>
          </draw:rect>
          <draw:rect draw:style-name="gr81" draw:text-style-name="P8" draw:layer="layout" svg:width="1cm" svg:height="1cm" svg:x="23cm" svg:y="6.75cm">
            <text:p text:style-name="P1"/>
          </draw:rect>
          <draw:rect draw:style-name="gr82" draw:text-style-name="P8" draw:layer="layout" svg:width="1cm" svg:height="1cm" svg:x="24cm" svg:y="6.75cm">
            <text:p text:style-name="P1"/>
          </draw:rect>
          <draw:rect draw:style-name="gr81" draw:text-style-name="P8" draw:layer="layout" svg:width="1cm" svg:height="1cm" svg:x="25cm" svg:y="6.75cm">
            <text:p text:style-name="P1"/>
          </draw:rect>
          <draw:rect draw:style-name="gr82" draw:text-style-name="P8" draw:layer="layout" svg:width="1cm" svg:height="1cm" svg:x="18cm" svg:y="7.75cm">
            <text:p text:style-name="P1"/>
          </draw:rect>
          <draw:rect draw:style-name="gr81" draw:text-style-name="P8" draw:layer="layout" svg:width="1cm" svg:height="1cm" svg:x="19cm" svg:y="7.75cm">
            <text:p text:style-name="P1"/>
          </draw:rect>
          <draw:rect draw:style-name="gr82" draw:text-style-name="P8" draw:layer="layout" svg:width="1cm" svg:height="1cm" svg:x="20cm" svg:y="7.75cm">
            <text:p text:style-name="P1"/>
          </draw:rect>
          <draw:rect draw:style-name="gr83" draw:text-style-name="P8" draw:layer="layout" svg:width="1cm" svg:height="1cm" svg:x="21cm" svg:y="7.75cm">
            <text:p text:style-name="P1"/>
          </draw:rect>
          <draw:rect draw:style-name="gr83" draw:text-style-name="P8" draw:layer="layout" svg:width="1cm" svg:height="1cm" svg:x="22cm" svg:y="7.75cm">
            <text:p text:style-name="P1"/>
          </draw:rect>
          <draw:rect draw:style-name="gr82" draw:text-style-name="P8" draw:layer="layout" svg:width="1cm" svg:height="1cm" svg:x="23cm" svg:y="7.75cm">
            <text:p text:style-name="P1"/>
          </draw:rect>
          <draw:rect draw:style-name="gr81" draw:text-style-name="P8" draw:layer="layout" svg:width="1cm" svg:height="1cm" svg:x="24cm" svg:y="7.75cm">
            <text:p text:style-name="P1"/>
          </draw:rect>
          <draw:rect draw:style-name="gr82" draw:text-style-name="P8" draw:layer="layout" svg:width="1cm" svg:height="1cm" svg:x="25cm" svg:y="7.75cm">
            <text:p text:style-name="P1"/>
          </draw:rect>
          <draw:rect draw:style-name="gr82" draw:text-style-name="P8" draw:layer="layout" svg:width="1cm" svg:height="1cm" svg:x="18cm" svg:y="8.75cm">
            <text:p text:style-name="P1"/>
          </draw:rect>
          <draw:rect draw:style-name="gr81" draw:text-style-name="P8" draw:layer="layout" svg:width="1cm" svg:height="1cm" svg:x="19cm" svg:y="8.75cm">
            <text:p text:style-name="P1"/>
          </draw:rect>
          <draw:rect draw:style-name="gr81" draw:text-style-name="P8" draw:layer="layout" svg:width="1cm" svg:height="1cm" svg:x="20cm" svg:y="8.75cm">
            <text:p text:style-name="P1"/>
          </draw:rect>
          <draw:rect draw:style-name="gr81" draw:text-style-name="P8" draw:layer="layout" svg:width="1cm" svg:height="1cm" svg:x="21cm" svg:y="8.75cm">
            <text:p text:style-name="P1"/>
          </draw:rect>
          <draw:rect draw:style-name="gr81" draw:text-style-name="P8" draw:layer="layout" svg:width="1cm" svg:height="1cm" svg:x="22cm" svg:y="8.75cm">
            <text:p text:style-name="P1"/>
          </draw:rect>
          <draw:rect draw:style-name="gr83" draw:text-style-name="P8" draw:layer="layout" svg:width="1cm" svg:height="1cm" svg:x="23cm" svg:y="8.75cm">
            <text:p text:style-name="P1"/>
          </draw:rect>
          <draw:rect draw:style-name="gr83" draw:text-style-name="P8" draw:layer="layout" svg:width="1cm" svg:height="1cm" svg:x="24cm" svg:y="8.75cm">
            <text:p text:style-name="P1"/>
          </draw:rect>
          <draw:rect draw:style-name="gr82" draw:text-style-name="P8" draw:layer="layout" svg:width="1cm" svg:height="1cm" svg:x="25cm" svg:y="8.75cm">
            <text:p text:style-name="P1"/>
          </draw:rect>
          <draw:rect draw:style-name="gr82" draw:text-style-name="P8" draw:layer="layout" svg:width="1cm" svg:height="1cm" svg:x="18cm" svg:y="9.75cm">
            <text:p text:style-name="P1"/>
          </draw:rect>
          <draw:rect draw:style-name="gr81" draw:text-style-name="P8" draw:layer="layout" svg:width="1cm" svg:height="1cm" svg:x="19cm" svg:y="9.75cm">
            <text:p text:style-name="P1"/>
          </draw:rect>
          <draw:rect draw:style-name="gr82" draw:text-style-name="P8" draw:layer="layout" svg:width="1cm" svg:height="1cm" svg:x="20cm" svg:y="9.75cm">
            <text:p text:style-name="P1"/>
          </draw:rect>
          <draw:rect draw:style-name="gr81" draw:text-style-name="P8" draw:layer="layout" svg:width="1cm" svg:height="1cm" svg:x="21cm" svg:y="9.75cm">
            <text:p text:style-name="P1"/>
          </draw:rect>
          <draw:rect draw:style-name="gr81" draw:text-style-name="P8" draw:layer="layout" svg:width="1cm" svg:height="1cm" svg:x="22cm" svg:y="9.75cm">
            <text:p text:style-name="P1"/>
          </draw:rect>
          <draw:rect draw:style-name="gr82" draw:text-style-name="P8" draw:layer="layout" svg:width="1cm" svg:height="1cm" svg:x="23cm" svg:y="9.75cm">
            <text:p text:style-name="P1"/>
          </draw:rect>
          <draw:rect draw:style-name="gr81" draw:text-style-name="P8" draw:layer="layout" svg:width="1cm" svg:height="1cm" svg:x="24cm" svg:y="9.75cm">
            <text:p text:style-name="P1"/>
          </draw:rect>
          <draw:rect draw:style-name="gr82" draw:text-style-name="P8" draw:layer="layout" svg:width="1cm" svg:height="1cm" svg:x="25cm" svg:y="9.75cm">
            <text:p text:style-name="P1"/>
          </draw:rect>
          <draw:rect draw:style-name="gr82" draw:text-style-name="P8" draw:layer="layout" svg:width="1cm" svg:height="1cm" svg:x="18cm" svg:y="10.75cm">
            <text:p text:style-name="P1"/>
          </draw:rect>
          <draw:rect draw:style-name="gr81" draw:text-style-name="P8" draw:layer="layout" svg:width="1cm" svg:height="1cm" svg:x="19cm" svg:y="10.75cm">
            <text:p text:style-name="P1"/>
          </draw:rect>
          <draw:rect draw:style-name="gr81" draw:text-style-name="P8" draw:layer="layout" svg:width="1cm" svg:height="1cm" svg:x="20cm" svg:y="10.75cm">
            <text:p text:style-name="P1"/>
          </draw:rect>
          <draw:rect draw:style-name="gr82" draw:text-style-name="P8" draw:layer="layout" svg:width="1cm" svg:height="1cm" svg:x="21cm" svg:y="10.75cm">
            <text:p text:style-name="P1"/>
          </draw:rect>
          <draw:rect draw:style-name="gr82" draw:text-style-name="P8" draw:layer="layout" svg:width="1cm" svg:height="1cm" svg:x="22cm" svg:y="10.75cm">
            <text:p text:style-name="P1"/>
          </draw:rect>
          <draw:rect draw:style-name="gr81" draw:text-style-name="P8" draw:layer="layout" svg:width="1cm" svg:height="1cm" svg:x="23cm" svg:y="10.75cm">
            <text:p text:style-name="P1"/>
          </draw:rect>
          <draw:rect draw:style-name="gr81" draw:text-style-name="P8" draw:layer="layout" svg:width="1cm" svg:height="1cm" svg:x="24cm" svg:y="10.75cm">
            <text:p text:style-name="P1"/>
          </draw:rect>
          <draw:rect draw:style-name="gr82" draw:text-style-name="P8" draw:layer="layout" svg:width="1cm" svg:height="1cm" svg:x="25cm" svg:y="10.75cm">
            <text:p text:style-name="P1"/>
          </draw:rect>
          <draw:rect draw:style-name="gr81" draw:text-style-name="P8" draw:layer="layout" svg:width="1cm" svg:height="1cm" svg:x="18cm" svg:y="11.75cm">
            <text:p text:style-name="P1"/>
          </draw:rect>
          <draw:rect draw:style-name="gr82" draw:text-style-name="P8" draw:layer="layout" svg:width="1cm" svg:height="1cm" svg:x="19cm" svg:y="11.75cm">
            <text:p text:style-name="P1"/>
          </draw:rect>
          <draw:rect draw:style-name="gr81" draw:text-style-name="P8" draw:layer="layout" svg:width="1cm" svg:height="1cm" svg:x="20cm" svg:y="11.75cm">
            <text:p text:style-name="P1"/>
          </draw:rect>
          <draw:rect draw:style-name="gr81" draw:text-style-name="P8" draw:layer="layout" svg:width="1cm" svg:height="1cm" svg:x="21cm" svg:y="11.75cm">
            <text:p text:style-name="P1"/>
          </draw:rect>
          <draw:rect draw:style-name="gr81" draw:text-style-name="P8" draw:layer="layout" svg:width="1cm" svg:height="1cm" svg:x="22cm" svg:y="11.75cm">
            <text:p text:style-name="P1"/>
          </draw:rect>
          <draw:rect draw:style-name="gr81" draw:text-style-name="P8" draw:layer="layout" svg:width="1cm" svg:height="1cm" svg:x="23cm" svg:y="11.75cm">
            <text:p text:style-name="P1"/>
          </draw:rect>
          <draw:rect draw:style-name="gr82" draw:text-style-name="P8" draw:layer="layout" svg:width="1cm" svg:height="1cm" svg:x="24cm" svg:y="11.75cm">
            <text:p text:style-name="P1"/>
          </draw:rect>
          <draw:rect draw:style-name="gr81" draw:text-style-name="P8" draw:layer="layout" svg:width="1cm" svg:height="1cm" svg:x="25cm" svg:y="11.75cm">
            <text:p text:style-name="P1"/>
          </draw:rect>
          <draw:rect draw:style-name="gr81" draw:text-style-name="P8" draw:layer="layout" svg:width="1cm" svg:height="1cm" svg:x="18cm" svg:y="12.75cm">
            <text:p text:style-name="P1"/>
          </draw:rect>
          <draw:rect draw:style-name="gr81" draw:text-style-name="P8" draw:layer="layout" svg:width="1cm" svg:height="1cm" svg:x="19cm" svg:y="12.75cm">
            <text:p text:style-name="P1"/>
          </draw:rect>
          <draw:rect draw:style-name="gr82" draw:text-style-name="P8" draw:layer="layout" svg:width="1cm" svg:height="1cm" svg:x="20cm" svg:y="12.75cm">
            <text:p text:style-name="P1"/>
          </draw:rect>
          <draw:rect draw:style-name="gr82" draw:text-style-name="P8" draw:layer="layout" svg:width="1cm" svg:height="1cm" svg:x="21cm" svg:y="12.75cm">
            <text:p text:style-name="P1"/>
          </draw:rect>
          <draw:rect draw:style-name="gr82" draw:text-style-name="P8" draw:layer="layout" svg:width="1cm" svg:height="1cm" svg:x="22cm" svg:y="12.75cm">
            <text:p text:style-name="P1"/>
          </draw:rect>
          <draw:rect draw:style-name="gr82" draw:text-style-name="P8" draw:layer="layout" svg:width="1cm" svg:height="1cm" svg:x="23cm" svg:y="12.75cm">
            <text:p text:style-name="P1"/>
          </draw:rect>
          <draw:rect draw:style-name="gr81" draw:text-style-name="P8" draw:layer="layout" svg:width="1cm" svg:height="1cm" svg:x="24cm" svg:y="12.75cm">
            <text:p text:style-name="P1"/>
          </draw:rect>
          <draw:rect draw:style-name="gr81" draw:text-style-name="P8" draw:layer="layout" svg:width="1cm" svg:height="1cm" svg:x="25cm" svg:y="12.75cm">
            <text:p text:style-name="P1"/>
          </draw:rect>
        </draw:g>
        <draw:line draw:style-name="gr84" draw:text-style-name="P8" draw:layer="layout" svg:x1="10cm" svg:y1="9.75cm" svg:x2="17.5cm" svg:y2="9.75cm">
          <text:p text:style-name="P6">Farbinformation<text:line-break/></text:p>
        </draw:line>
        <draw:g draw:id="id16">
          <draw:frame draw:style-name="gr85" draw:text-style-name="P1" draw:layer="layout" svg:width="10cm" svg:height="1.047cm" svg:x="8.5cm" svg:y="14.478cm">
            <draw:text-box>
              <text:p text:style-name="P6">Ressourcenklasse: <text:span text:style-name="T30">Visual</text:span></text:p>
            </draw:text-box>
          </draw:frame>
          <draw:line draw:style-name="gr86" draw:text-style-name="P8" draw:layer="layout" svg:x1="13.5cm" svg:y1="9.75cm" svg:x2="13.5cm" svg:y2="14.25cm">
            <text:p text:style-name="P1"/>
          </draw:line>
          <draw:frame draw:style-name="gr87" draw:text-style-name="P1" draw:layer="layout" svg:width="20.5cm" svg:height="3.855cm" svg:x="3.25cm" svg:y="15.75cm">
            <draw:text-box>
              <text:list text:style-name="L3">
                <text:list-item>
                  <text:p text:style-name="P34">beschreibt, wie Pixelwerte in Farbwerte umgesetzt werden</text:p>
                </text:list-item>
              </text:list>
              <text:list text:style-name="L3">
                <text:list-item>
                  <text:p text:style-name="P34">z.B. welche Bits für R,G,B-Kanäle verwendet werden</text:p>
                </text:list-item>
              </text:list>
              <text:list text:style-name="L3">
                <text:list-item>
                  <text:p text:style-name="P34">verfügbare <text:span text:style-name="T30">Visual</text:span>s i.A. abhängig von Grafikhardware;<text:line-break/>bei Verbindungsaufbau bekannt gegeben</text:p>
                </text:list-item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1cm" svg:y="2.853cm" draw:page-number="24" presentation:class="page"/>
          <draw:frame presentation:style-name="pr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Standard" presentation:presentation-page-layout-name="AL3T19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1.Architektur des X Window Systems<text:line-break/>1.5 Zeichen- und Grafikmodell</text:p>
          </draw:text-box>
        </draw:frame>
        <draw:rect draw:style-name="gr88" draw:text-style-name="P39" draw:layer="layout" svg:width="5.5cm" svg:height="1cm" svg:x="11cm" svg:y="7.5cm">
          <text:p text:style-name="P6"><text:span text:style-name="T43">Drawable </text:span><text:span text:style-name="T44">«</text:span><text:span text:style-name="T43">abstract</text:span><text:span text:style-name="T44">»</text:span></text:p>
        </draw:rect>
        <draw:g draw:id="id17">
          <draw:g>
            <draw:rect draw:style-name="gr88" draw:text-style-name="P39" draw:layer="layout" svg:width="2.25cm" svg:height="1cm" svg:x="8.75cm" svg:y="10.5cm">
              <text:p text:style-name="P6"><text:span text:style-name="T43">Pixmap</text:span></text:p>
            </draw:rect>
            <draw:polyline draw:style-name="gr89" draw:text-style-name="P8" draw:layer="layout" svg:width="1cm" svg:height="2.5cm" svg:x="11cm" svg:y="8.5cm" svg:viewBox="0 0 1001 2501" draw:points="0,2500 1000,2500 1000,0">
              <text:p text:style-name="P1"/>
            </draw:polyline>
            <draw:polygon draw:style-name="gr82" draw:text-style-name="P8" draw:layer="layout" svg:width="0.5cm" svg:height="0.5cm" svg:x="11.75cm" svg:y="8.5cm" svg:viewBox="0 0 501 501" draw:points="0,500 250,0 500,500">
              <text:p text:style-name="P1"/>
            </draw:polygon>
          </draw:g>
          <draw:frame draw:style-name="gr90" draw:text-style-name="P1" draw:layer="layout" svg:width="12.5cm" svg:height="8.431cm" svg:x="1cm" svg:y="12cm">
            <draw:text-box>
              <text:list text:style-name="L1">
                <text:list-item>
                  <text:p text:style-name="P1">“Unsichtbare” Zeichenfläche im Hintergrund</text:p>
                </text:list-item>
              </text:list>
              <text:list text:style-name="L3">
                <text:list-item>
                  <text:p text:style-name="P34">im RAM des Computers</text:p>
                </text:list-item>
              </text:list>
              <text:list text:style-name="L3">
                <text:list-item>
                  <text:p text:style-name="P34">im RAM der Grafikkarte, außerhalb des Bildschirmspeichers</text:p>
                </text:list-item>
              </text:list>
              <text:list text:style-name="L3">
                <text:list-item>
                  <text:p text:style-name="P34">keine Farbinformation</text:p>
                </text:list-item>
              </text:list>
            </draw:text-box>
          </draw:frame>
        </draw:g>
        <draw:g draw:id="id18">
          <draw:g>
            <draw:rect draw:style-name="gr88" draw:text-style-name="P39" draw:layer="layout" svg:width="2.5cm" svg:height="1cm" svg:x="16.5cm" svg:y="10.5cm">
              <text:p text:style-name="P6"><text:span text:style-name="T43">Window</text:span></text:p>
            </draw:rect>
            <draw:polyline draw:style-name="gr89" draw:text-style-name="P8" draw:layer="layout" svg:width="1cm" svg:height="2.5cm" svg:x="15.5cm" svg:y="8.5cm" svg:viewBox="0 0 1001 2501" draw:points="1000,2500 0,2500 0,0">
              <text:p text:style-name="P1"/>
            </draw:polyline>
            <draw:polygon draw:style-name="gr82" draw:text-style-name="P8" draw:layer="layout" svg:width="0.5cm" svg:height="0.5cm" svg:x="15.25cm" svg:y="8.5cm" svg:viewBox="0 0 501 501" draw:points="0,500 250,0 500,500">
              <text:p text:style-name="P1"/>
            </draw:polygon>
          </draw:g>
          <draw:frame draw:style-name="gr90" draw:text-style-name="P1" draw:layer="layout" svg:width="12.5cm" svg:height="8.431cm" svg:x="14.25cm" svg:y="12cm">
            <draw:text-box>
              <text:list text:style-name="L1">
                <text:list-item>
                  <text:p text:style-name="P1">“Sichtbare” Zeichenfläche auf dem Bildschirm Hintergrund</text:p>
                </text:list-item>
              </text:list>
              <text:list text:style-name="L3">
                <text:list-item>
                  <text:p text:style-name="P34">“rechteckiger” Bildausschnitt (1.6)</text:p>
                </text:list-item>
              </text:list>
              <text:list text:style-name="L3">
                <text:list-item>
                  <text:p text:style-name="P34">zugeordnetes <text:span text:style-name="T30">Visual</text:span> liefert Farbinformation</text:p>
                </text:list-item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1cm" svg:y="2.853cm" draw:page-number="25" presentation:class="page"/>
          <draw:frame presentation:style-name="pr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Standard" presentation:presentation-page-layout-name="AL3T19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1.Architektur des X Window Systems<text:line-break/>1.5 Zeichen- und Grafikmodell</text:p>
          </draw:text-box>
        </draw:frame>
        <draw:frame draw:style-name="gr91" draw:text-style-name="P1" draw:layer="layout" svg:width="21.5cm" svg:height="4.075cm" svg:x="2.5cm" svg:y="6cm">
          <draw:text-box>
            <text:list text:style-name="L1">
              <text:list-item>
                <text:p text:style-name="P1"><text:span text:style-name="T30">Pixmap</text:span>:</text:p>
              </text:list-item>
            </text:list>
            <text:list text:style-name="L3">
              <text:list-item>
                <text:p text:style-name="P34"><text:span text:style-name="T45">erzeugen:</text:span><text:span text:style-name="T46"> </text:span><text:span text:style-name="T30">CreatePixmap</text:span> Request (request-id 53)<text:line-break/>erforderliche Parameter: Höhe, Breite, Tiefe</text:p>
              </text:list-item>
            </text:list>
            <text:list text:style-name="L3">
              <text:list-item>
                <text:p text:style-name="P34">zerstören: <text:span text:style-name="T30">FreePixmap </text:span>Request (request-id 54)</text:p>
              </text:list-item>
            </text:list>
          </draw:text-box>
        </draw:frame>
        <draw:frame draw:style-name="gr92" draw:text-style-name="P1" draw:layer="layout" svg:width="22.75cm" svg:height="7.213cm" svg:x="2.5cm" svg:y="11.25cm">
          <draw:text-box>
            <text:list text:style-name="L1">
              <text:list-item>
                <text:p text:style-name="P1"><text:span text:style-name="T30">Window</text:span>:</text:p>
              </text:list-item>
            </text:list>
            <text:list text:style-name="L3">
              <text:list-item>
                <text:p text:style-name="P34"><text:span text:style-name="T45">erzeugen:</text:span><text:span text:style-name="T46"> </text:span><text:span text:style-name="T30">CreateWindow</text:span> Request (request-id 1)<text:line-break/>erforderliche Parameter: Höhe, Breite, Tiefe, Position, <text:span text:style-name="T30">Visual</text:span>, ...</text:p>
              </text:list-item>
            </text:list>
            <text:list text:style-name="L3">
              <text:list-item>
                <text:p text:style-name="P34">anzeigen: <text:span text:style-name="T30">MapWindow</text:span> Request (request-id 8)</text:p>
              </text:list-item>
            </text:list>
            <text:list text:style-name="L5">
              <text:list-item>
                <text:p text:style-name="P34">verstecken: <text:span text:style-name="T30">UnmapWindow</text:span> Request (request-id 9)</text:p>
              </text:list-item>
            </text:list>
            <text:list text:style-name="L3">
              <text:list-item>
                <text:p text:style-name="P34">zerstören: <text:span text:style-name="T30">DestroyWindow</text:span> Request (request-id 4)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6" presentation:class="page"/>
          <draw:frame presentation:style-name="pr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Standard" presentation:presentation-page-layout-name="AL3T19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1.Architektur des X Window Systems<text:line-break/>1.5 Zeichen- und Grafikmodell</text:p>
          </draw:text-box>
        </draw:frame>
        <draw:rect draw:style-name="gr93" draw:text-style-name="P39" draw:layer="layout" svg:width="5.5cm" svg:height="1cm" svg:x="11cm" svg:y="10.75cm">
          <text:p text:style-name="P6"><text:span text:style-name="T43">Drawable </text:span><text:span text:style-name="T44">«</text:span><text:span text:style-name="T43">abstract</text:span><text:span text:style-name="T44">»</text:span></text:p>
        </draw:rect>
        <draw:rect draw:style-name="gr93" draw:text-style-name="P39" draw:layer="layout" svg:width="2.5cm" svg:height="1cm" svg:x="10.75cm" svg:y="15cm">
          <text:p text:style-name="P6"><text:span text:style-name="T43">Pixmap</text:span></text:p>
        </draw:rect>
        <draw:line draw:style-name="gr89" draw:text-style-name="P8" draw:layer="layout" svg:x1="12cm" svg:y1="14.999cm" svg:x2="12cm" svg:y2="11.75cm">
          <text:p text:style-name="P1"/>
        </draw:line>
        <draw:polygon draw:style-name="gr82" draw:text-style-name="P8" draw:layer="layout" svg:width="0.5cm" svg:height="0.5cm" svg:x="11.75cm" svg:y="11.75cm" svg:viewBox="0 0 501 501" draw:points="0,500 250,0 500,500">
          <text:p text:style-name="P1"/>
        </draw:polygon>
        <draw:rect draw:style-name="gr93" draw:text-style-name="P39" draw:layer="layout" svg:width="2.5cm" svg:height="1cm" svg:x="14.25cm" svg:y="14.999cm">
          <text:p text:style-name="P6"><text:span text:style-name="T43">Window</text:span></text:p>
        </draw:rect>
        <draw:line draw:style-name="gr89" draw:text-style-name="P8" draw:layer="layout" svg:x1="15.5cm" svg:y1="14.999cm" svg:x2="15.5cm" svg:y2="11.75cm">
          <text:p text:style-name="P1"/>
        </draw:line>
        <draw:polygon draw:style-name="gr82" draw:text-style-name="P8" draw:layer="layout" svg:width="0.5cm" svg:height="0.5cm" svg:x="15.25cm" svg:y="11.75cm" svg:viewBox="0 0 501 501" draw:points="0,500 250,0 500,500">
          <text:p text:style-name="P1"/>
        </draw:polygon>
        <draw:rect draw:style-name="gr93" draw:text-style-name="P39" draw:layer="layout" svg:width="6cm" svg:height="1cm" svg:x="10.75cm" svg:y="6.5cm">
          <text:p text:style-name="P6"><text:span text:style-name="T43">Resource </text:span><text:span text:style-name="T44">«</text:span><text:span text:style-name="T43">abstract</text:span><text:span text:style-name="T44">»</text:span></text:p>
        </draw:rect>
        <draw:line draw:style-name="gr89" draw:text-style-name="P8" draw:layer="layout" svg:x1="13.75cm" svg:y1="10.749cm" svg:x2="13.75cm" svg:y2="7.5cm">
          <text:p text:style-name="P1"/>
        </draw:line>
        <draw:polygon draw:style-name="gr82" draw:text-style-name="P8" draw:layer="layout" svg:width="0.5cm" svg:height="0.5cm" svg:x="13.5cm" svg:y="7.5cm" svg:viewBox="0 0 501 501" draw:points="0,500 250,0 500,500">
          <text:p text:style-name="P1"/>
        </draw:polygon>
        <draw:rect draw:style-name="gr93" draw:text-style-name="P39" draw:layer="layout" svg:width="5cm" svg:height="1cm" svg:x="2.5cm" svg:y="10.75cm">
          <text:p text:style-name="P6"><text:span text:style-name="T43">Graphicscontext</text:span></text:p>
        </draw:rect>
        <draw:rect draw:style-name="gr93" draw:text-style-name="P39" draw:layer="layout" svg:width="3cm" svg:height="1cm" svg:x="20.5cm" svg:y="15cm">
          <text:p text:style-name="P6"><text:span text:style-name="T43">Visual</text:span></text:p>
        </draw:rect>
        <draw:polyline draw:style-name="gr89" draw:text-style-name="P8" draw:layer="layout" svg:width="6.656cm" svg:height="3.101cm" draw:transform="rotate (0.598298867583543) translate (3.254cm 8.188cm)" svg:viewBox="0 0 6657 3102" draw:points="0,3101 2112,0 6656,3101">
          <text:p text:style-name="P1"/>
        </draw:polyline>
        <draw:polygon draw:style-name="gr82" draw:text-style-name="P8" draw:layer="layout" svg:width="0.5cm" svg:height="0.5cm" svg:x="10.25cm" svg:y="6.75cm" svg:viewBox="0 0 501 501" draw:points="0,0 500,250 0,500">
          <text:p text:style-name="P1"/>
        </draw:polygon>
        <draw:polyline draw:style-name="gr89" draw:text-style-name="P8" draw:layer="layout" svg:width="4.506cm" svg:height="9.427cm" draw:transform="rotate (0.598298867583543) translate (16.691cm 7.211cm)" svg:viewBox="0 0 4507 9428" draw:points="0,9427 4506,2815 374,0">
          <text:p text:style-name="P1"/>
        </draw:polyline>
        <draw:polygon draw:style-name="gr82" draw:text-style-name="P8" draw:layer="layout" svg:width="0.5cm" svg:height="0.5cm" svg:x="16.79cm" svg:y="6.75cm" svg:viewBox="0 0 501 501" draw:points="500,0 0,250 500,500">
          <text:p text:style-name="P1"/>
        </draw:polygon>
        <draw:line draw:style-name="gr94" draw:text-style-name="P25" draw:layer="layout" svg:x1="7.5cm" svg:y1="11.25cm" svg:x2="11cm" svg:y2="11.25cm">
          <text:p text:style-name="P6"><text:span text:style-name="T12">drawing</text:span><text:span text:style-name="T12"><text:line-break/></text:span><text:span text:style-name="T12"/></text:p>
        </draw:line>
        <draw:line draw:style-name="gr94" draw:text-style-name="P25" draw:layer="layout" svg:x1="16.75cm" svg:y1="15.5cm" svg:x2="20.5cm" svg:y2="15.5cm">
          <text:p text:style-name="P6"><text:span text:style-name="T12">color</text:span><text:span text:style-name="T12"><text:line-break/></text:span><text:span text:style-name="T12"/></text:p>
        </draw:line>
        <draw:frame draw:style-name="gr95" draw:text-style-name="P40" draw:layer="layout" svg:width="0.286cm" svg:height="0.628cm" svg:x="16.964cm" svg:y="14.75cm">
          <draw:text-box>
            <text:p text:style-name="P1"><text:span text:style-name="T12">n</text:span></text:p>
          </draw:text-box>
        </draw:frame>
        <draw:frame draw:style-name="gr95" draw:text-style-name="P40" draw:layer="layout" svg:width="0.286cm" svg:height="0.628cm" svg:x="20cm" svg:y="14.75cm">
          <draw:text-box>
            <text:p text:style-name="P1"><text:span text:style-name="T12">1</text:span></text:p>
          </draw:text-box>
        </draw:frame>
        <draw:line draw:style-name="gr86" draw:text-style-name="P8" draw:layer="layout" svg:x1="9.25cm" svg:y1="11.25cm" svg:x2="9.25cm" svg:y2="17.5cm">
          <text:p text:style-name="P1"/>
        </draw:line>
        <draw:frame draw:style-name="gr96" draw:layer="layout" svg:width="6.737cm" svg:height="0.937cm" svg:x="8cm" svg:y="17.563cm">
          <draw:text-box>
            <text:p text:style-name="P1">Zeichenoperationen</text:p>
          </draw:text-box>
        </draw:frame>
        <presentation:notes draw:style-name="dp2">
          <draw:page-thumbnail draw:style-name="gr1" draw:layer="layout" svg:width="13.705cm" svg:height="10.279cm" svg:x="3.641cm" svg:y="2.853cm" draw:page-number="27" presentation:class="page"/>
          <draw:frame presentation:style-name="pr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Standard" presentation:presentation-page-layout-name="AL3T19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1.Architektur des X Window Systems<text:line-break/>1.6 Fenster</text:p>
          </draw:text-box>
        </draw:frame>
        <draw:frame draw:style-name="gr97" draw:text-style-name="P1" draw:layer="layout" svg:width="19.975cm" svg:height="3.139cm" svg:x="2.525cm" svg:y="5.5cm">
          <draw:text-box>
            <text:p text:style-name="P1"><text:span text:style-name="T30">Window</text:span>: entweder<text:line-break/>- gesamter Bildschirm (das <text:span text:style-name="T30">RootWindow</text:span>), oder</text:p>
            <text:p text:style-name="P1">- rechteckiger Ausschnitt eines anderen <text:span text:style-name="T30">Window</text:span>s</text:p>
          </draw:text-box>
        </draw:frame>
        <draw:rect draw:style-name="gr98" draw:text-style-name="P8" draw:layer="layout" svg:width="12.5cm" svg:height="10cm" svg:x="13.5cm" svg:y="9cm">
          <text:p text:style-name="P1"/>
        </draw:rect>
        <draw:rect draw:style-name="gr99" draw:text-style-name="P8" draw:layer="layout" svg:width="4cm" svg:height="3.5cm" svg:x="14.25cm" svg:y="10cm">
          <text:p text:style-name="P1"/>
        </draw:rect>
        <draw:rect draw:style-name="gr100" draw:text-style-name="P8" draw:layer="layout" svg:width="5.5cm" svg:height="4cm" svg:x="15.75cm" svg:y="14.5cm">
          <text:p text:style-name="P1"/>
        </draw:rect>
        <draw:rect draw:style-name="gr101" draw:text-style-name="P8" draw:layer="layout" svg:width="5.5cm" svg:height="3.25cm" svg:x="20cm" svg:y="9.5cm">
          <text:p text:style-name="P1"/>
        </draw:rect>
        <draw:rect draw:style-name="gr102" draw:text-style-name="P8" draw:layer="layout" svg:width="2.5cm" svg:height="1.25cm" svg:x="16.25cm" svg:y="16.75cm">
          <text:p text:style-name="P1"/>
        </draw:rect>
        <draw:rect draw:style-name="gr103" draw:text-style-name="P8" draw:layer="layout" svg:width="2.5cm" svg:height="1.75cm" svg:x="15.25cm" svg:y="10.5cm">
          <text:p text:style-name="P1"/>
        </draw:rect>
        <draw:rect draw:style-name="gr104" draw:text-style-name="P8" draw:layer="layout" svg:width="1.5cm" svg:height="0.75cm" svg:x="14.75cm" svg:y="12.5cm">
          <text:p text:style-name="P1"/>
        </draw:rect>
        <draw:g draw:id="id19">
          <draw:g>
            <draw:rect draw:style-name="gr98" draw:text-style-name="P8" draw:layer="layout" svg:width="1.5cm" svg:height="1cm" svg:x="6cm" svg:y="11.25cm">
              <text:p text:style-name="P1"/>
            </draw:rect>
            <draw:rect draw:style-name="gr101" draw:text-style-name="P8" draw:layer="layout" svg:width="1.5cm" svg:height="1cm" svg:x="6cm" svg:y="13.75cm">
              <text:p text:style-name="P1"/>
            </draw:rect>
            <draw:rect draw:style-name="gr99" draw:text-style-name="P8" draw:layer="layout" svg:width="1.5cm" svg:height="1cm" svg:x="9cm" svg:y="13.75cm">
              <text:p text:style-name="P1"/>
            </draw:rect>
            <draw:rect draw:style-name="gr103" draw:text-style-name="P8" draw:layer="layout" svg:width="1.5cm" svg:height="1cm" svg:x="7.5cm" svg:y="16.25cm">
              <text:p text:style-name="P1"/>
            </draw:rect>
            <draw:rect draw:style-name="gr104" draw:text-style-name="P8" draw:layer="layout" svg:width="1.5cm" svg:height="1cm" svg:x="10.5cm" svg:y="16.25cm">
              <text:p text:style-name="P1"/>
            </draw:rect>
            <draw:rect draw:style-name="gr100" draw:text-style-name="P8" draw:layer="layout" svg:width="1.5cm" svg:height="1cm" svg:x="3cm" svg:y="13.75cm">
              <text:p text:style-name="P1"/>
            </draw:rect>
            <draw:rect draw:style-name="gr102" draw:text-style-name="P8" draw:layer="layout" svg:width="1.5cm" svg:height="1cm" svg:x="3cm" svg:y="16.25cm">
              <text:p text:style-name="P1"/>
            </draw:rect>
            <draw:line draw:style-name="gr86" draw:text-style-name="P8" draw:layer="layout" svg:x1="6.75cm" svg:y1="12.25cm" svg:x2="6.75cm" svg:y2="13.75cm">
              <text:p text:style-name="P1"/>
            </draw:line>
            <draw:line draw:style-name="gr86" draw:text-style-name="P8" draw:layer="layout" svg:x1="6.25cm" svg:y1="12.25cm" svg:x2="3.75cm" svg:y2="13.75cm">
              <text:p text:style-name="P1"/>
            </draw:line>
            <draw:line draw:style-name="gr86" draw:text-style-name="P8" draw:layer="layout" svg:x1="7.25cm" svg:y1="12.25cm" svg:x2="9.75cm" svg:y2="13.75cm">
              <text:p text:style-name="P1"/>
            </draw:line>
            <draw:line draw:style-name="gr86" draw:text-style-name="P8" draw:layer="layout" svg:x1="3.75cm" svg:y1="14.75cm" svg:x2="3.75cm" svg:y2="16.25cm">
              <text:p text:style-name="P1"/>
            </draw:line>
            <draw:line draw:style-name="gr86" draw:text-style-name="P8" draw:layer="layout" svg:x1="9.5cm" svg:y1="14.75cm" svg:x2="8.25cm" svg:y2="16.25cm">
              <text:p text:style-name="P1"/>
            </draw:line>
            <draw:line draw:style-name="gr86" draw:text-style-name="P8" draw:layer="layout" svg:x1="10cm" svg:y1="14.75cm" svg:x2="11.25cm" svg:y2="16.25cm">
              <text:p text:style-name="P1"/>
            </draw:line>
          </draw:g>
          <draw:frame draw:style-name="gr105" draw:layer="layout" svg:width="3.583cm" svg:height="0.937cm" svg:x="5cm" svg:y="9.563cm">
            <draw:text-box>
              <text:p text:style-name="P1">Hierarchie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1cm" svg:y="2.853cm" draw:page-number="28" presentation:class="page"/>
          <draw:frame presentation:style-name="pr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Standard" presentation:presentation-page-layout-name="AL3T19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1.Architektur des X Window Systems<text:line-break/>1.6 Fenster</text:p>
          </draw:text-box>
        </draw:frame>
        <draw:frame draw:style-name="gr106" draw:text-style-name="P1" draw:layer="layout" svg:width="23.755cm" svg:height="12.25cm" svg:x="2.525cm" svg:y="5.5cm">
          <draw:text-box>
            <text:p text:style-name="P1"><text:span text:style-name="T30">- Window</text:span>s (gleicher Ebene) können überlappen</text:p>
            <text:p text:style-name="P1"><text:span text:style-name="T30">- Window</text:span>s (gleicher Ebene) dürfen über Eltern-Fenster hinausragen</text:p>
            <text:p text:style-name="P1">in beiden Fällen Clipping auf Zeichenoperationen</text:p>
          </draw:text-box>
        </draw:frame>
        <draw:rect draw:style-name="gr98" draw:text-style-name="P8" draw:layer="layout" svg:width="12.5cm" svg:height="10cm" svg:x="13.5cm" svg:y="9cm">
          <text:p text:style-name="P1"/>
        </draw:rect>
        <draw:rect draw:style-name="gr99" draw:text-style-name="P8" draw:layer="layout" svg:width="6.5cm" svg:height="5.25cm" svg:x="14.25cm" svg:y="10cm">
          <text:p text:style-name="P1"/>
        </draw:rect>
        <draw:rect draw:style-name="gr101" draw:text-style-name="P8" draw:layer="layout" svg:width="6.25cm" svg:height="3.5cm" svg:x="19.75cm" svg:y="11.25cm">
          <text:p text:style-name="P1"/>
        </draw:rect>
        <draw:rect draw:style-name="gr104" draw:text-style-name="P8" draw:layer="layout" svg:width="2.5cm" svg:height="1.25cm" svg:x="15.5cm" svg:y="13cm">
          <text:p text:style-name="P1"/>
        </draw:rect>
        <draw:rect draw:style-name="gr103" draw:text-style-name="P8" draw:layer="layout" svg:width="3cm" svg:height="2.25cm" svg:x="16.5cm" svg:y="11cm">
          <text:p text:style-name="P1"/>
        </draw:rect>
        <draw:g>
          <draw:g>
            <draw:rect draw:style-name="gr98" draw:text-style-name="P8" draw:layer="layout" svg:width="1.5cm" svg:height="1cm" svg:x="6cm" svg:y="11.25cm">
              <text:p text:style-name="P1"/>
            </draw:rect>
            <draw:rect draw:style-name="gr101" draw:text-style-name="P8" draw:layer="layout" svg:width="1.5cm" svg:height="1cm" svg:x="6cm" svg:y="13.75cm">
              <text:p text:style-name="P1"/>
            </draw:rect>
            <draw:rect draw:style-name="gr99" draw:text-style-name="P8" draw:layer="layout" svg:width="1.5cm" svg:height="1cm" svg:x="9cm" svg:y="13.75cm">
              <text:p text:style-name="P1"/>
            </draw:rect>
            <draw:rect draw:style-name="gr103" draw:text-style-name="P8" draw:layer="layout" svg:width="1.5cm" svg:height="1cm" svg:x="7.5cm" svg:y="16.25cm">
              <text:p text:style-name="P1"/>
            </draw:rect>
            <draw:rect draw:style-name="gr104" draw:text-style-name="P8" draw:layer="layout" svg:width="1.5cm" svg:height="1cm" svg:x="10.5cm" svg:y="16.25cm">
              <text:p text:style-name="P1"/>
            </draw:rect>
            <draw:rect draw:style-name="gr100" draw:text-style-name="P8" draw:layer="layout" svg:width="1.5cm" svg:height="1cm" svg:x="3cm" svg:y="13.75cm">
              <text:p text:style-name="P1"/>
            </draw:rect>
            <draw:rect draw:style-name="gr102" draw:text-style-name="P8" draw:layer="layout" svg:width="1.5cm" svg:height="1cm" svg:x="3cm" svg:y="16.25cm">
              <text:p text:style-name="P1"/>
            </draw:rect>
            <draw:line draw:style-name="gr86" draw:text-style-name="P8" draw:layer="layout" svg:x1="6.75cm" svg:y1="12.25cm" svg:x2="6.75cm" svg:y2="13.75cm">
              <text:p text:style-name="P1"/>
            </draw:line>
            <draw:line draw:style-name="gr86" draw:text-style-name="P8" draw:layer="layout" svg:x1="6.25cm" svg:y1="12.25cm" svg:x2="3.75cm" svg:y2="13.75cm">
              <text:p text:style-name="P1"/>
            </draw:line>
            <draw:line draw:style-name="gr86" draw:text-style-name="P8" draw:layer="layout" svg:x1="7.25cm" svg:y1="12.25cm" svg:x2="9.75cm" svg:y2="13.75cm">
              <text:p text:style-name="P1"/>
            </draw:line>
            <draw:line draw:style-name="gr86" draw:text-style-name="P8" draw:layer="layout" svg:x1="3.75cm" svg:y1="14.75cm" svg:x2="3.75cm" svg:y2="16.25cm">
              <text:p text:style-name="P1"/>
            </draw:line>
            <draw:line draw:style-name="gr86" draw:text-style-name="P8" draw:layer="layout" svg:x1="9.5cm" svg:y1="14.75cm" svg:x2="8.25cm" svg:y2="16.25cm">
              <text:p text:style-name="P1"/>
            </draw:line>
            <draw:line draw:style-name="gr86" draw:text-style-name="P8" draw:layer="layout" svg:x1="10cm" svg:y1="14.75cm" svg:x2="11.25cm" svg:y2="16.25cm">
              <text:p text:style-name="P1"/>
            </draw:line>
          </draw:g>
          <draw:frame draw:style-name="gr105" draw:layer="layout" svg:width="3.583cm" svg:height="0.937cm" svg:x="5cm" svg:y="9.563cm">
            <draw:text-box>
              <text:p text:style-name="P1">Hierarchie</text:p>
            </draw:text-box>
          </draw:frame>
        </draw:g>
        <draw:rect draw:style-name="gr100" draw:text-style-name="P8" draw:layer="layout" svg:width="5.5cm" svg:height="4cm" svg:x="17cm" svg:y="12.75cm">
          <text:p text:style-name="P1"/>
        </draw:rect>
        <draw:rect draw:style-name="gr102" draw:text-style-name="P8" draw:layer="layout" svg:width="1.5cm" svg:height="1.25cm" svg:x="21cm" svg:y="15cm">
          <text:p text:style-name="P1"/>
        </draw:rect>
        <draw:rect draw:style-name="gr107" draw:text-style-name="P8" draw:layer="layout" svg:width="1cm" svg:height="3.5cm" svg:x="26cm" svg:y="11.25cm">
          <text:p text:style-name="P1"/>
        </draw:rect>
        <draw:rect draw:style-name="gr108" draw:text-style-name="P8" draw:layer="layout" svg:width="1cm" svg:height="1.25cm" svg:x="22.5cm" svg:y="15cm">
          <text:p text:style-name="P1"/>
        </draw:rect>
        <draw:frame draw:style-name="gr109" draw:layer="layout" svg:width="1.649cm" svg:height="0.937cm" svg:x="4.25cm" svg:y="17.813cm">
          <draw:text-box>
            <text:p text:style-name="P1">oben</text:p>
          </draw:text-box>
        </draw:frame>
        <draw:frame draw:style-name="gr110" draw:layer="layout" svg:width="1.886cm" svg:height="0.937cm" svg:x="8.364cm" svg:y="17.813cm">
          <draw:text-box>
            <text:p text:style-name="P1">unten</text:p>
          </draw:text-box>
        </draw:frame>
        <draw:line draw:style-name="gr9" draw:text-style-name="P8" draw:layer="layout" svg:x1="10.5cm" svg:y1="18.25cm" svg:x2="12cm" svg:y2="18.25cm">
          <text:p text:style-name="P1"/>
        </draw:line>
        <draw:line draw:style-name="gr9" draw:text-style-name="P8" draw:layer="layout" svg:x1="4cm" svg:y1="18.25cm" svg:x2="2.75cm" svg:y2="18.25cm">
          <text:p text:style-name="P1"/>
        </draw:line>
        <presentation:notes draw:style-name="dp2">
          <draw:page-thumbnail draw:style-name="gr1" draw:layer="layout" svg:width="13.705cm" svg:height="10.279cm" svg:x="3.641cm" svg:y="2.853cm" draw:page-number="29" presentation:class="page"/>
          <draw:frame presentation:style-name="pr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Standard" presentation:presentation-page-layout-name="AL3T19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1.Architektur des X Window Systems<text:line-break/>1.6 Fenster</text:p>
          </draw:text-box>
        </draw:frame>
        <draw:frame draw:style-name="gr111" draw:text-style-name="P1" draw:layer="layout" svg:width="21.5cm" svg:height="5.727cm" svg:x="2.5cm" svg:y="6cm">
          <draw:text-box>
            <text:list text:style-name="L1">
              <text:list-item>
                <text:p text:style-name="P1"><text:span text:style-name="T45">Operationen auf Fenstern:</text:span></text:p>
              </text:list-item>
            </text:list>
            <text:list text:style-name="L3">
              <text:list-item>
                <text:p text:style-name="P34"><text:span text:style-name="T45">Grafikoperationen</text:span></text:p>
              </text:list-item>
            </text:list>
            <text:list text:style-name="L3">
              <text:list-item>
                <text:p text:style-name="P34"><text:span text:style-name="T45">erzeugen/zerstören</text:span></text:p>
              </text:list-item>
            </text:list>
            <text:list text:style-name="L3">
              <text:list-item>
                <text:p text:style-name="P34"><text:span text:style-name="T45">zeigen/verstecken (</text:span><text:span text:style-name="T30">map</text:span><text:span text:style-name="T45">/</text:span><text:span text:style-name="T30">unmap</text:span><text:span text:style-name="T45">)</text:span></text:p>
              </text:list-item>
            </text:list>
            <text:list text:style-name="L3">
              <text:list-item>
                <text:p text:style-name="P34"><text:span text:style-name="T45">verschieben, Größe ändern</text:span></text:p>
              </text:list-item>
            </text:list>
            <text:list text:style-name="L3">
              <text:list-item>
                <text:p text:style-name="P34"><text:span text:style-name="T45">umsortieren in Hierarchie (raise/lower)</text:span></text:p>
              </text:list-item>
            </text:list>
          </draw:text-box>
        </draw:frame>
        <draw:frame draw:style-name="gr112" draw:text-style-name="P1" draw:id="id20" draw:layer="layout" svg:width="13.5cm" svg:height="3.937cm" svg:x="2.75cm" svg:y="12.563cm">
          <draw:text-box>
            <text:p text:style-name="P1"><text:span text:style-name="T45">Warum “Zeigen” separat von “Erzeugen”?</text:span><text:span text:style-name="T45"><text:line-break/></text:span><text:span text:style-name="T47">→ </text:span><text:span text:style-name="T45">mehrere Fenster einer Hierarchie “auf einmal” sichtbar machen</text:span></text:p>
          </draw:text-box>
        </draw:frame>
        <draw:g draw:id="id21">
          <draw:g>
            <draw:g>
              <draw:rect draw:style-name="gr98" draw:text-style-name="P8" draw:layer="layout" svg:width="0.75cm" svg:height="0.511cm" svg:x="20cm" svg:y="5.5cm">
                <text:p text:style-name="P1"/>
              </draw:rect>
              <draw:rect draw:style-name="gr101" draw:text-style-name="P8" draw:layer="layout" svg:width="0.75cm" svg:height="0.511cm" svg:x="20cm" svg:y="6.776cm">
                <text:p text:style-name="P1"/>
              </draw:rect>
              <draw:rect draw:style-name="gr99" draw:text-style-name="P8" draw:layer="layout" svg:width="0.75cm" svg:height="0.511cm" svg:x="21.5cm" svg:y="6.776cm">
                <text:p text:style-name="P1"/>
              </draw:rect>
              <draw:rect draw:style-name="gr103" draw:text-style-name="P8" draw:layer="layout" svg:width="0.75cm" svg:height="0.51cm" svg:x="20.75cm" svg:y="8.053cm">
                <text:p text:style-name="P1"/>
              </draw:rect>
              <draw:rect draw:style-name="gr104" draw:text-style-name="P8" draw:layer="layout" svg:width="0.75cm" svg:height="0.51cm" svg:x="22.25cm" svg:y="8.053cm">
                <text:p text:style-name="P1"/>
              </draw:rect>
              <draw:rect draw:style-name="gr100" draw:text-style-name="P8" draw:layer="layout" svg:width="0.75cm" svg:height="0.511cm" svg:x="18.5cm" svg:y="6.776cm">
                <text:p text:style-name="P1"/>
              </draw:rect>
              <draw:rect draw:style-name="gr102" draw:text-style-name="P8" draw:layer="layout" svg:width="0.75cm" svg:height="0.51cm" svg:x="18.5cm" svg:y="8.053cm">
                <text:p text:style-name="P1"/>
              </draw:rect>
              <draw:line draw:style-name="gr86" draw:text-style-name="P8" draw:layer="layout" svg:x1="20.375cm" svg:y1="6.011cm" svg:x2="20.375cm" svg:y2="6.776cm">
                <text:p text:style-name="P1"/>
              </draw:line>
              <draw:line draw:style-name="gr86" draw:text-style-name="P8" draw:layer="layout" svg:x1="20.125cm" svg:y1="6.011cm" svg:x2="18.875cm" svg:y2="6.776cm">
                <text:p text:style-name="P1"/>
              </draw:line>
              <draw:line draw:style-name="gr86" draw:text-style-name="P8" draw:layer="layout" svg:x1="20.625cm" svg:y1="6.011cm" svg:x2="21.875cm" svg:y2="6.776cm">
                <text:p text:style-name="P1"/>
              </draw:line>
              <draw:line draw:style-name="gr86" draw:text-style-name="P8" draw:layer="layout" svg:x1="18.875cm" svg:y1="7.287cm" svg:x2="18.875cm" svg:y2="8.053cm">
                <text:p text:style-name="P1"/>
              </draw:line>
              <draw:line draw:style-name="gr86" draw:text-style-name="P8" draw:layer="layout" svg:x1="21.75cm" svg:y1="7.287cm" svg:x2="21.125cm" svg:y2="8.053cm">
                <text:p text:style-name="P1"/>
              </draw:line>
              <draw:line draw:style-name="gr86" draw:text-style-name="P8" draw:layer="layout" svg:x1="22cm" svg:y1="7.287cm" svg:x2="22.625cm" svg:y2="8.053cm">
                <text:p text:style-name="P1"/>
              </draw:line>
            </draw:g>
            <draw:frame draw:style-name="gr113" draw:text-style-name="P41" draw:layer="layout" svg:width="2.042cm" svg:height="0.471cm" svg:x="21cm" svg:y="6.75cm">
              <draw:text-box>
                <text:p text:style-name="P1"><text:span text:style-name="T48">(unsichtbar)</text:span></text:p>
              </draw:text-box>
            </draw:frame>
          </draw:g>
          <draw:g>
            <draw:rect draw:style-name="gr98" draw:text-style-name="P8" draw:layer="layout" svg:width="6.25cm" svg:height="5cm" svg:x="18cm" svg:y="11.5cm">
              <text:p text:style-name="P1"/>
            </draw:rect>
            <draw:rect draw:style-name="gr101" draw:text-style-name="P8" draw:layer="layout" svg:width="3.125cm" svg:height="1.75cm" svg:x="21.125cm" svg:y="12.625cm">
              <text:p text:style-name="P1"/>
            </draw:rect>
            <draw:rect draw:style-name="gr100" draw:text-style-name="P8" draw:layer="layout" svg:width="2.75cm" svg:height="2cm" svg:x="19.75cm" svg:y="13.375cm">
              <text:p text:style-name="P1"/>
            </draw:rect>
            <draw:rect draw:style-name="gr102" draw:text-style-name="P8" draw:layer="layout" svg:width="0.75cm" svg:height="0.625cm" svg:x="21.75cm" svg:y="14.5cm">
              <text:p text:style-name="P1"/>
            </draw:rect>
          </draw:g>
        </draw:g>
        <draw:g draw:id="id23">
          <draw:rect draw:style-name="gr98" draw:text-style-name="P8" draw:layer="layout" svg:width="6.25cm" svg:height="5cm" svg:x="18cm" svg:y="11.5cm">
            <text:p text:style-name="P1"/>
          </draw:rect>
          <draw:g>
            <draw:rect draw:style-name="gr99" draw:text-style-name="P8" draw:layer="layout" svg:width="3.25cm" svg:height="2.5cm" svg:x="18.75cm" svg:y="12cm">
              <text:p text:style-name="P1"/>
            </draw:rect>
            <draw:rect draw:style-name="gr104" draw:text-style-name="P8" draw:layer="layout" svg:width="1.25cm" svg:height="0.595cm" svg:x="19.375cm" svg:y="13.429cm">
              <text:p text:style-name="P1"/>
            </draw:rect>
            <draw:rect draw:style-name="gr103" draw:text-style-name="P8" draw:layer="layout" svg:width="1.5cm" svg:height="1.072cm" svg:x="19.875cm" svg:y="12.476cm">
              <text:p text:style-name="P1"/>
            </draw:rect>
          </draw:g>
          <draw:rect draw:style-name="gr101" draw:text-style-name="P8" draw:layer="layout" svg:width="3.125cm" svg:height="1.75cm" svg:x="21.125cm" svg:y="12.625cm">
            <text:p text:style-name="P1"/>
          </draw:rect>
          <draw:rect draw:style-name="gr100" draw:text-style-name="P8" draw:layer="layout" svg:width="2.75cm" svg:height="2cm" svg:x="19.75cm" svg:y="13.375cm">
            <text:p text:style-name="P1"/>
          </draw:rect>
          <draw:rect draw:style-name="gr102" draw:text-style-name="P8" draw:layer="layout" svg:width="0.75cm" svg:height="0.625cm" svg:x="21.75cm" svg:y="14.5cm">
            <text:p text:style-name="P1"/>
          </draw:rect>
        </draw:g>
        <draw:g draw:id="id22">
          <draw:rect draw:style-name="gr114" draw:text-style-name="P8" draw:layer="layout" svg:width="5.5cm" svg:height="4cm" svg:x="18cm" svg:y="5cm">
            <text:p text:style-name="P1"/>
          </draw:rect>
          <draw:g>
            <draw:rect draw:style-name="gr98" draw:text-style-name="P8" draw:layer="layout" svg:width="0.75cm" svg:height="0.511cm" svg:x="20cm" svg:y="5.5cm">
              <text:p text:style-name="P1"/>
            </draw:rect>
            <draw:rect draw:style-name="gr101" draw:text-style-name="P8" draw:layer="layout" svg:width="0.75cm" svg:height="0.511cm" svg:x="20cm" svg:y="6.776cm">
              <text:p text:style-name="P1"/>
            </draw:rect>
            <draw:rect draw:style-name="gr99" draw:text-style-name="P8" draw:layer="layout" svg:width="0.75cm" svg:height="0.511cm" svg:x="21.5cm" svg:y="6.776cm">
              <text:p text:style-name="P1"/>
            </draw:rect>
            <draw:rect draw:style-name="gr103" draw:text-style-name="P8" draw:layer="layout" svg:width="0.75cm" svg:height="0.51cm" svg:x="20.75cm" svg:y="8.053cm">
              <text:p text:style-name="P1"/>
            </draw:rect>
            <draw:rect draw:style-name="gr104" draw:text-style-name="P8" draw:layer="layout" svg:width="0.75cm" svg:height="0.51cm" svg:x="22.25cm" svg:y="8.053cm">
              <text:p text:style-name="P1"/>
            </draw:rect>
            <draw:rect draw:style-name="gr100" draw:text-style-name="P8" draw:layer="layout" svg:width="0.75cm" svg:height="0.511cm" svg:x="18.5cm" svg:y="6.776cm">
              <text:p text:style-name="P1"/>
            </draw:rect>
            <draw:rect draw:style-name="gr102" draw:text-style-name="P8" draw:layer="layout" svg:width="0.75cm" svg:height="0.51cm" svg:x="18.5cm" svg:y="8.053cm">
              <text:p text:style-name="P1"/>
            </draw:rect>
            <draw:line draw:style-name="gr86" draw:text-style-name="P8" draw:layer="layout" svg:x1="20.375cm" svg:y1="6.011cm" svg:x2="20.375cm" svg:y2="6.776cm">
              <text:p text:style-name="P1"/>
            </draw:line>
            <draw:line draw:style-name="gr86" draw:text-style-name="P8" draw:layer="layout" svg:x1="20.125cm" svg:y1="6.011cm" svg:x2="18.875cm" svg:y2="6.776cm">
              <text:p text:style-name="P1"/>
            </draw:line>
            <draw:line draw:style-name="gr86" draw:text-style-name="P8" draw:layer="layout" svg:x1="20.625cm" svg:y1="6.011cm" svg:x2="21.875cm" svg:y2="6.776cm">
              <text:p text:style-name="P1"/>
            </draw:line>
            <draw:line draw:style-name="gr86" draw:text-style-name="P8" draw:layer="layout" svg:x1="18.875cm" svg:y1="7.287cm" svg:x2="18.875cm" svg:y2="8.053cm">
              <text:p text:style-name="P1"/>
            </draw:line>
            <draw:line draw:style-name="gr86" draw:text-style-name="P8" draw:layer="layout" svg:x1="21.75cm" svg:y1="7.287cm" svg:x2="21.125cm" svg:y2="8.053cm">
              <text:p text:style-name="P1"/>
            </draw:line>
            <draw:line draw:style-name="gr86" draw:text-style-name="P8" draw:layer="layout" svg:x1="22cm" svg:y1="7.287cm" svg:x2="22.625cm" svg:y2="8.053cm">
              <text:p text:style-name="P1"/>
            </draw:line>
          </draw:g>
          <draw:line draw:style-name="gr9" draw:text-style-name="P8" draw:layer="layout" svg:x1="25cm" svg:y1="9.25cm" svg:x2="22.5cm" svg:y2="7.25cm">
            <text:p text:style-name="P1"/>
          </draw:line>
          <draw:frame draw:style-name="gr115" draw:text-style-name="P42" draw:layer="layout" svg:width="1.526cm" svg:height="1.047cm" svg:x="24.974cm" svg:y="9.5cm">
            <draw:text-box>
              <text:p text:style-name="P1"><text:span text:style-name="T30">map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1cm" svg:y="2.853cm" draw:page-number="30" presentation:class="page"/>
          <draw:frame presentation:style-name="pr6" draw:text-style-name="P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3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1.Architektur des X Window Systems<text:line-break/>1.6 Fenster</text:p>
          </draw:text-box>
        </draw:frame>
        <draw:g>
          <draw:rect draw:style-name="gr98" draw:text-style-name="P8" draw:layer="layout" svg:width="12.5cm" svg:height="10cm" svg:x="7.5cm" svg:y="6.25cm">
            <text:p text:style-name="P1"/>
          </draw:rect>
          <draw:rect draw:style-name="gr99" draw:text-style-name="P8" draw:layer="layout" svg:width="6.5cm" svg:height="5.25cm" svg:x="8.25cm" svg:y="7.25cm">
            <text:p text:style-name="P1"/>
          </draw:rect>
          <draw:rect draw:style-name="gr100" draw:text-style-name="P8" draw:layer="layout" svg:width="5.5cm" svg:height="4cm" svg:x="11cm" svg:y="10cm">
            <text:p text:style-name="P1"/>
          </draw:rect>
        </draw:g>
        <draw:g draw:id="id25">
          <draw:rect draw:style-name="gr98" draw:text-style-name="P8" draw:layer="layout" svg:width="12.5cm" svg:height="10cm" svg:x="7.5cm" svg:y="6.25cm">
            <text:p text:style-name="P1"/>
          </draw:rect>
          <draw:rect draw:style-name="gr99" draw:text-style-name="P8" draw:layer="layout" svg:width="6.5cm" svg:height="5.25cm" svg:x="8.25cm" svg:y="7.25cm">
            <text:p text:style-name="P1"/>
          </draw:rect>
          <draw:rect draw:style-name="gr116" draw:text-style-name="P8" draw:layer="layout" svg:width="5.5cm" svg:height="2cm" svg:x="11cm" svg:y="10cm">
            <text:p text:style-name="P1"/>
          </draw:rect>
          <draw:rect draw:style-name="gr100" draw:text-style-name="P8" draw:layer="layout" svg:width="5.5cm" svg:height="4cm" svg:x="11cm" svg:y="12cm">
            <text:p text:style-name="P1"/>
          </draw:rect>
          <draw:frame draw:style-name="gr117" draw:text-style-name="P6" draw:layer="layout" svg:width="3.75cm" svg:height="2cm" svg:x="11cm" svg:y="10cm">
            <draw:text-box>
              <text:p text:style-name="P6">?</text:p>
            </draw:text-box>
          </draw:frame>
          <draw:frame draw:style-name="gr117" draw:text-style-name="P6" draw:layer="layout" svg:width="1.75cm" svg:height="2cm" svg:x="14.75cm" svg:y="10cm">
            <draw:text-box>
              <text:p text:style-name="P6">?</text:p>
            </draw:text-box>
          </draw:frame>
        </draw:g>
        <draw:g draw:id="id24">
          <draw:frame draw:style-name="gr118" draw:text-style-name="P42" draw:layer="layout" svg:width="5.082cm" svg:height="1.047cm" svg:x="1.25cm" svg:y="11.25cm">
            <draw:text-box>
              <text:p text:style-name="P1"><text:span text:style-name="T30">MoveWindow</text:span></text:p>
            </draw:text-box>
          </draw:frame>
          <draw:line draw:style-name="gr9" draw:text-style-name="P8" draw:layer="layout" svg:x1="6.5cm" svg:y1="11.75cm" svg:x2="11.5cm" svg:y2="11.75cm">
            <text:p text:style-name="P1"/>
          </draw:line>
        </draw:g>
        <draw:frame draw:style-name="gr119" draw:text-style-name="P1" draw:id="id26" draw:layer="layout" svg:width="24.75cm" svg:height="2cm" svg:x="1.25cm" svg:y="16.75cm">
          <draw:text-box>
            <text:p text:style-name="P1">X-Server generiert <text:span text:style-name="T30">ExposeEvent</text:span>s für Fenster, die (teilweise) neu gezeichnet werden müsse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1cm" svg:y="2.853cm" draw:page-number="31" presentation:class="page"/>
          <draw:frame presentation:style-name="pr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>
          <draw:text-box>
            <text:p text:style-name="P1">1.Architektur des X Window Systems<text:line-break/>1.7 Nutzereingaben, Ereignisse</text:p>
          </draw:text-box>
        </draw:frame>
        <draw:frame presentation:style-name="pr2" draw:text-style-name="P2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2">Zuordnung von Nutzereingaben</text:p>
              </text:list-item>
            </text:list>
            <text:list text:style-name="L2">
              <text:list-item>
                <text:p text:style-name="P5">Fenster als “Eingabekanäle”</text:p>
              </text:list-item>
            </text:list>
            <text:list text:style-name="L2">
              <text:list-item>
                <text:p text:style-name="P5">Maus-Ereignisse (fast) immer an Fenster unter Mauscursor</text:p>
              </text:list-item>
            </text:list>
            <text:list text:style-name="L2">
              <text:list-item>
                <text:p text:style-name="P5">Tastatur-Ereignisse (fast) immer an Focus-Fenster</text:p>
              </text:list-item>
            </text:list>
            <text:list text:style-name="L2">
              <text:list-item>
                <text:list>
                  <text:list-item>
                    <text:p text:style-name="P24">genau ein Fenster hat Tastaturfocu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4"><text:span text:style-name="T30">SetInputFocus</text:span>(42)/<text:span text:style-name="T30">GetInputFocus</text:span><text:span text:style-name="T45">(43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2" presentation:class="page"/>
          <draw:frame presentation:style-name="pr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Standard" presentation:presentation-page-layout-name="AL3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1.Architektur des X Window Systems<text:line-break/>1.7 Nutzereingaben, Ereignisse</text:p>
          </draw:text-box>
        </draw:frame>
        <draw:rect draw:style-name="gr12" draw:text-style-name="P6" draw:layer="layout" svg:width="6cm" svg:height="9.5cm" svg:x="2cm" svg:y="6cm">
          <text:p text:style-name="P6">X Server</text:p>
        </draw:rect>
        <draw:g>
          <draw:rect draw:style-name="gr120" draw:text-style-name="P25" draw:layer="layout" svg:width="4cm" svg:height="2.5cm" svg:x="3cm" svg:y="7.5cm">
            <text:p text:style-name="P6"><text:span text:style-name="T12">Fenster</text:span></text:p>
          </draw:rect>
          <draw:frame draw:style-name="gr121" draw:text-style-name="P43" draw:layer="layout" svg:width="4cm" svg:height="2.5cm" svg:x="3cm" svg:y="7.5cm">
            <draw:text-box>
              <text:p text:style-name="P9"><text:span text:style-name="T20">53</text:span></text:p>
            </draw:text-box>
          </draw:frame>
        </draw:g>
        <draw:rect draw:style-name="gr12" draw:text-style-name="P6" draw:layer="layout" svg:width="8.5cm" svg:height="5.5cm" svg:x="17.5cm" svg:y="6cm">
          <text:p text:style-name="P6">X Client #1</text:p>
        </draw:rect>
        <draw:polyline draw:style-name="gr122" draw:text-style-name="P25" draw:id="id27" draw:layer="layout" svg:width="10.75cm" svg:height="0.5cm" svg:x="7.25cm" svg:y="7.5cm" svg:viewBox="0 0 10751 501" draw:points="0,500 10750,0">
          <text:p text:style-name="P6"><text:span text:style-name="T12">register: </text:span><text:span text:style-name="T22">MouseMove,</text:span><text:span text:style-name="T22"><text:line-break/></text:span><text:span text:style-name="T22">KeyPress, Expose</text:span></text:p>
        </draw:polyline>
        <draw:rect draw:style-name="gr123" draw:text-style-name="P23" draw:id="id28" draw:layer="layout" svg:width="3.5cm" svg:height="3.75cm" svg:x="4cm" svg:y="9.75cm">
          <text:p text:style-name="P23"><text:span text:style-name="T49">#1:</text:span><text:span text:style-name="T49"><text:line-break/></text:span><text:span text:style-name="T49"> <text:s/>MouseMove</text:span><text:span text:style-name="T49"><text:line-break/></text:span><text:span text:style-name="T49"> <text:s/>KeyPress</text:span><text:span text:style-name="T49"><text:line-break/></text:span><text:span text:style-name="T49"> <text:s/>Expose</text:span></text:p>
          <text:p text:style-name="P6"/>
        </draw:rect>
        <draw:polyline draw:style-name="gr57" draw:text-style-name="P29" draw:id="id29" draw:layer="layout" svg:width="10cm" svg:height="0.5cm" svg:x="7.5cm" svg:y="9cm" svg:viewBox="0 0 10001 501" draw:points="0,0 10000,500">
          <text:p text:style-name="P6"><text:span text:style-name="T24">Event: MouseMove</text:span><text:span text:style-name="T24"><text:line-break/></text:span><text:span text:style-name="T24">window=</text:span><text:span text:style-name="T23">53</text:span></text:p>
        </draw:polyline>
        <draw:g draw:id="id30">
          <draw:rect draw:style-name="gr12" draw:text-style-name="P6" draw:layer="layout" svg:width="8.5cm" svg:height="5.5cm" svg:x="17.5cm" svg:y="12.5cm">
            <text:p text:style-name="P6">X Client #2</text:p>
          </draw:rect>
          <draw:line draw:style-name="gr122" draw:text-style-name="P25" draw:layer="layout" svg:x1="7.75cm" svg:y1="9.75cm" svg:x2="17.75cm" svg:y2="14.75cm">
            <text:p text:style-name="P6"><text:span text:style-name="T12">register: </text:span><text:span text:style-name="T22">MouseMove,</text:span><text:span text:style-name="T22"><text:line-break/></text:span><text:span text:style-name="T22">MapNotify</text:span></text:p>
          </draw:line>
          <draw:rect draw:style-name="gr123" draw:text-style-name="P23" draw:layer="layout" svg:width="3.5cm" svg:height="3.75cm" svg:x="4cm" svg:y="9.75cm">
            <text:p text:style-name="P23"><text:span text:style-name="T49">#1:</text:span><text:span text:style-name="T49"><text:line-break/></text:span><text:span text:style-name="T49"> <text:s/>MouseMove</text:span><text:span text:style-name="T49"><text:line-break/></text:span><text:span text:style-name="T49"> <text:s/>KeyPress</text:span><text:span text:style-name="T49"><text:line-break/></text:span><text:span text:style-name="T49"> <text:s/>Expose</text:span></text:p>
            <text:p text:style-name="P23"><text:span text:style-name="T49">#2:</text:span><text:span text:style-name="T49"><text:line-break/></text:span><text:span text:style-name="T49"> <text:s/>MouseMove</text:span><text:span text:style-name="T49"><text:line-break/></text:span><text:span text:style-name="T49"> <text:s/>MapNotify</text:span></text:p>
          </draw:rect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1cm" svg:y="2.853cm" draw:page-number="33" presentation:class="page"/>
          <draw:frame presentation:style-name="pr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Standard" presentation:presentation-page-layout-name="AL3T19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1.Architektur des X Window Systems<text:line-break/>1.7 Nutzereingaben, Ereignisse</text:p>
          </draw:text-box>
        </draw:frame>
        <draw:frame draw:style-name="gr124" draw:text-style-name="P1" draw:layer="layout" svg:width="21.5cm" svg:height="5.617cm" svg:x="2.5cm" svg:y="6.001cm">
          <draw:text-box>
            <text:list text:style-name="L1">
              <text:list-item>
                <text:p text:style-name="P1"><text:span text:style-name="T45">Allgemeines Konzept:</text:span></text:p>
              </text:list-item>
            </text:list>
            <text:list text:style-name="L3">
              <text:list-item>
                <text:p text:style-name="P34"><text:span text:style-name="T45">Server führt pro Ressource Liste mit registrierten Clients</text:span></text:p>
              </text:list-item>
            </text:list>
            <text:list text:style-name="L3">
              <text:list-item>
                <text:p text:style-name="P34"><text:span text:style-name="T45">Clients bekunden Interesse an bestimmten Ereignissen;</text:span><text:span text:style-name="T45"><text:line-break/></text:span><text:span text:style-name="T45">Server trägt Wünsche in Liste ein</text:span></text:p>
              </text:list-item>
            </text:list>
            <text:list text:style-name="L3">
              <text:list-item>
                <text:p text:style-name="P34"><text:span text:style-name="T45">einige Ereignisse sind “exklusiv”, d.h. nur </text:span><text:span text:style-name="T50">ein </text:span><text:span text:style-name="T51">Client kann sich für diese registrieren</text:span></text:p>
              </text:list-item>
            </text:list>
          </draw:text-box>
        </draw:frame>
        <draw:frame draw:style-name="gr112" draw:text-style-name="P1" draw:id="id31" draw:layer="layout" svg:width="21.5cm" svg:height="3.937cm" svg:x="2.5cm" svg:y="13cm">
          <draw:text-box>
            <text:list text:style-name="L1">
              <text:list-item>
                <text:p text:style-name="P1"><text:span text:style-name="T45">Ereignis-Demultiplex im Client:</text:span></text:p>
              </text:list-item>
            </text:list>
            <text:list text:style-name="L3">
              <text:list-item>
                <text:p text:style-name="P34"><text:span text:style-name="T45">Jedes Ereignis trägt </text:span><text:span text:style-name="T46">XID</text:span><text:span text:style-name="T45"> der betroffenen Ressource (meist Fenster)</text:span></text:p>
              </text:list-item>
            </text:list>
          </draw:text-box>
        </draw:frame>
        <draw:frame draw:style-name="gr125" draw:text-style-name="P34" draw:id="id32" draw:layer="layout" svg:width="21.5cm" svg:height="1.437cm" svg:x="2.5cm" svg:y="16.813cm">
          <draw:text-box>
            <text:list text:style-name="L3">
              <text:list-item>
                <text:p text:style-name="P34"><text:span text:style-name="T45">Ereignisse können von <text:s/>clients “synthetisiert” werde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1cm" svg:y="2.853cm" draw:page-number="34" presentation:class="page"/>
          <draw:frame presentation:style-name="pr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Standard" presentation:presentation-page-layout-name="AL3T19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1.Architektur des X Window Systems<text:line-break/>1.8 Aktivitäts-Beispiel</text:p>
          </draw:text-box>
        </draw:frame>
        <draw:frame draw:style-name="gr126" draw:layer="layout" svg:width="11.491cm" svg:height="4.681cm" svg:x="8.509cm" svg:y="8.505cm">
          <draw:text-box>
            <text:p text:style-name="P1">0. Verbindung aufnehmen</text:p>
            <text:p text:style-name="P1">1. Fenster erzeugen</text:p>
            <text:p text:style-name="P1">2. Registrieren für Ereignisse</text:p>
            <text:p text:style-name="P1">3. Fenster anzeigen</text:p>
            <text:p text:style-name="P1">4. Zeichnen</text:p>
          </draw:text-box>
        </draw:frame>
        <presentation:notes draw:style-name="dp2">
          <draw:page-thumbnail draw:style-name="gr1" draw:layer="layout" svg:width="13.705cm" svg:height="10.279cm" svg:x="3.641cm" svg:y="2.853cm" draw:page-number="35" presentation:class="page"/>
          <draw:frame presentation:style-name="pr6" draw:text-style-name="P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3T19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1.Architektur des X Window Systems<text:line-break/>1.8 Aktivitäts-Beispiel</text:p>
          </draw:text-box>
        </draw:frame>
        <draw:frame draw:style-name="gr127" draw:text-style-name="P1" draw:layer="layout" svg:width="11.491cm" svg:height="0.995cm" svg:x="8.5cm" svg:y="5.505cm">
          <draw:text-box>
            <text:p text:style-name="P1">0. Verbindung aufnehmen</text:p>
          </draw:text-box>
        </draw:frame>
        <draw:line draw:style-name="gr23" draw:text-style-name="P8" draw:layer="layout" svg:x1="6cm" svg:y1="7.5cm" svg:x2="6cm" svg:y2="16cm">
          <text:p text:style-name="P1"/>
        </draw:line>
        <draw:line draw:style-name="gr23" draw:text-style-name="P8" draw:layer="layout" svg:x1="22cm" svg:y1="7.5cm" svg:x2="22cm" svg:y2="16cm">
          <text:p text:style-name="P1"/>
        </draw:line>
        <draw:frame draw:style-name="gr24" draw:text-style-name="P6" draw:layer="layout" svg:width="3cm" svg:height="0.937cm" svg:x="1.75cm" svg:y="8.313cm">
          <draw:text-box>
            <text:p text:style-name="P6">Client</text:p>
          </draw:text-box>
        </draw:frame>
        <draw:frame draw:style-name="gr24" draw:text-style-name="P6" draw:layer="layout" svg:width="3cm" svg:height="0.937cm" svg:x="22.75cm" svg:y="8.313cm">
          <draw:text-box>
            <text:p text:style-name="P6">Server</text:p>
          </draw:text-box>
        </draw:frame>
        <draw:frame draw:style-name="gr27" draw:text-style-name="P16" draw:layer="layout" svg:width="24.5cm" svg:height="2.809cm" svg:x="2cm" svg:y="16.192cm">
          <draw:text-box>
            <text:p text:style-name="P16">XID(RootWindow)=1<text:line-break/>Liste von Visuals, XID(DefaultVisual)=2</text:p>
            <text:p text:style-name="P16">private XID range=1048576..297151</text:p>
          </draw:text-box>
        </draw:frame>
        <draw:line draw:style-name="gr128" draw:text-style-name="P19" draw:layer="layout" svg:x1="6cm" svg:y1="10.5cm" svg:x2="22cm" svg:y2="8.5cm">
          <text:p text:style-name="P6"><text:span text:style-name="T52">connection packet</text:span><text:span text:style-name="T13"><text:line-break/></text:span><text:span text:style-name="T13"/></text:p>
        </draw:line>
        <presentation:notes draw:style-name="dp2">
          <draw:page-thumbnail draw:style-name="gr1" draw:layer="layout" svg:width="13.705cm" svg:height="10.279cm" svg:x="3.641cm" svg:y="2.853cm" draw:page-number="36" presentation:class="page"/>
          <draw:frame presentation:style-name="pr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Standard" presentation:presentation-page-layout-name="AL3T19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1.Architektur des X Window Systems<text:line-break/>1.8 Aktivitäts-Beispiel</text:p>
          </draw:text-box>
        </draw:frame>
        <draw:line draw:style-name="gr23" draw:text-style-name="P8" draw:layer="layout" svg:x1="6cm" svg:y1="7.5cm" svg:x2="6cm" svg:y2="17cm">
          <text:p text:style-name="P1"/>
        </draw:line>
        <draw:line draw:style-name="gr23" draw:text-style-name="P8" draw:layer="layout" svg:x1="22cm" svg:y1="7.5cm" svg:x2="22cm" svg:y2="17cm">
          <text:p text:style-name="P1"/>
        </draw:line>
        <draw:frame draw:style-name="gr24" draw:text-style-name="P6" draw:layer="layout" svg:width="3cm" svg:height="0.937cm" svg:x="1.75cm" svg:y="8.313cm">
          <draw:text-box>
            <text:p text:style-name="P6">Client</text:p>
          </draw:text-box>
        </draw:frame>
        <draw:frame draw:style-name="gr24" draw:text-style-name="P6" draw:layer="layout" svg:width="3cm" svg:height="0.937cm" svg:x="22.75cm" svg:y="8.313cm">
          <draw:text-box>
            <text:p text:style-name="P6">Server</text:p>
          </draw:text-box>
        </draw:frame>
        <draw:line draw:style-name="gr25" draw:text-style-name="P44" draw:layer="layout" svg:x1="6cm" svg:y1="10.25cm" svg:x2="22cm" svg:y2="12.25cm">
          <text:p text:style-name="P6"><text:span text:style-name="T53">CreateWindow</text:span><text:span text:style-name="T54"> (reqid=32): </text:span><text:span text:style-name="T53">xid=1100000,</text:span><text:span text:style-name="T53"><text:line-break/></text:span><text:span text:style-name="T53">dim=(0,0,200,150), parent=1, visual=2</text:span></text:p>
        </draw:line>
        <draw:frame draw:style-name="gr127" draw:text-style-name="P1" draw:layer="layout" svg:width="11.491cm" svg:height="0.995cm" svg:x="8.5cm" svg:y="5.5cm">
          <draw:text-box>
            <text:p text:style-name="P1">1. Fenster erzeugen</text:p>
          </draw:text-box>
        </draw:frame>
        <draw:line draw:style-name="gr25" draw:text-style-name="P44" draw:layer="layout" svg:x1="6cm" svg:y1="13.25cm" svg:x2="22cm" svg:y2="15.25cm">
          <text:p text:style-name="P6"><text:span text:style-name="T53">CreateGC</text:span><text:span text:style-name="T54"> (reqid=55): </text:span><text:span text:style-name="T53">xid=1200000,</text:span><text:span text:style-name="T53"><text:line-break/></text:span><text:span text:style-name="T53">drawablexid=1100000</text:span></text:p>
        </draw:line>
        <draw:frame draw:style-name="gr129" draw:text-style-name="P16" draw:layer="layout" svg:width="24.5cm" svg:height="2.559cm" svg:x="2cm" svg:y="17.25cm">
          <draw:text-box>
            <text:p text:style-name="P16">Größe des Fensters: 200x150 Pixel; Position: 0x0 (linke obere Ecke)</text:p>
            <text:p text:style-name="P16">Als unmittelbares Kind des Root-Fensters erzeugen</text:p>
          </draw:text-box>
        </draw:frame>
        <presentation:notes draw:style-name="dp2">
          <draw:page-thumbnail draw:style-name="gr1" draw:layer="layout" svg:width="13.705cm" svg:height="10.279cm" svg:x="3.641cm" svg:y="2.853cm" draw:page-number="37" presentation:class="page"/>
          <draw:frame presentation:style-name="pr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Standard" presentation:presentation-page-layout-name="AL3T19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1.Architektur des X Window Systems<text:line-break/>1.8 Aktivitäts-Beispiel</text:p>
          </draw:text-box>
        </draw:frame>
        <draw:line draw:style-name="gr23" draw:text-style-name="P8" draw:layer="layout" svg:x1="6cm" svg:y1="7.5cm" svg:x2="6cm" svg:y2="17cm">
          <text:p text:style-name="P1"/>
        </draw:line>
        <draw:line draw:style-name="gr23" draw:text-style-name="P8" draw:layer="layout" svg:x1="22cm" svg:y1="7.5cm" svg:x2="22cm" svg:y2="17cm">
          <text:p text:style-name="P1"/>
        </draw:line>
        <draw:frame draw:style-name="gr24" draw:text-style-name="P6" draw:layer="layout" svg:width="3cm" svg:height="0.937cm" svg:x="1.75cm" svg:y="8.313cm">
          <draw:text-box>
            <text:p text:style-name="P6">Client</text:p>
          </draw:text-box>
        </draw:frame>
        <draw:frame draw:style-name="gr24" draw:text-style-name="P6" draw:layer="layout" svg:width="3cm" svg:height="0.937cm" svg:x="22.75cm" svg:y="8.313cm">
          <draw:text-box>
            <text:p text:style-name="P6">Server</text:p>
          </draw:text-box>
        </draw:frame>
        <draw:line draw:style-name="gr25" draw:text-style-name="P44" draw:layer="layout" svg:x1="6cm" svg:y1="10.75cm" svg:x2="22cm" svg:y2="12.75cm">
          <text:p text:style-name="P6"><text:span text:style-name="T53">ChangeWindowAttributes</text:span><text:span text:style-name="T54"> (reqid=2):</text:span><text:span text:style-name="T54"><text:line-break/></text:span><text:span text:style-name="T53">xid=1100000, eventMask=(Expose)</text:span></text:p>
        </draw:line>
        <draw:frame draw:style-name="gr127" draw:text-style-name="P1" draw:layer="layout" svg:width="11.491cm" svg:height="0.995cm" svg:x="8.5cm" svg:y="5.5cm">
          <draw:text-box>
            <text:p text:style-name="P1">2. Registrieren für Ereignisse</text:p>
          </draw:text-box>
        </draw:frame>
        <draw:frame draw:style-name="gr129" draw:text-style-name="P16" draw:layer="layout" svg:width="24.5cm" svg:height="2.559cm" svg:x="2cm" svg:y="17.25cm">
          <draw:text-box>
            <text:p text:style-name="P16">Für interessante Ereignisse registrieren; Argument ist “Maske” interessanter Ereignisse, hier nur <text:span text:style-name="T30">Expose</text:span> um zeichnen zu können</text:p>
          </draw:text-box>
        </draw:frame>
        <presentation:notes draw:style-name="dp2">
          <draw:page-thumbnail draw:style-name="gr1" draw:layer="layout" svg:width="13.705cm" svg:height="10.279cm" svg:x="3.641cm" svg:y="2.853cm" draw:page-number="38" presentation:class="page"/>
          <draw:frame presentation:style-name="pr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Standard" presentation:presentation-page-layout-name="AL3T19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1.Architektur des X Window Systems<text:line-break/>1.8 Aktivitäts-Beispiel</text:p>
          </draw:text-box>
        </draw:frame>
        <draw:line draw:style-name="gr23" draw:text-style-name="P8" draw:layer="layout" svg:x1="6cm" svg:y1="7.5cm" svg:x2="6cm" svg:y2="17cm">
          <text:p text:style-name="P1"/>
        </draw:line>
        <draw:line draw:style-name="gr23" draw:text-style-name="P8" draw:layer="layout" svg:x1="22cm" svg:y1="7.5cm" svg:x2="22cm" svg:y2="17cm">
          <text:p text:style-name="P1"/>
        </draw:line>
        <draw:frame draw:style-name="gr24" draw:text-style-name="P6" draw:layer="layout" svg:width="3cm" svg:height="0.937cm" svg:x="1.75cm" svg:y="8.313cm">
          <draw:text-box>
            <text:p text:style-name="P6">Client</text:p>
          </draw:text-box>
        </draw:frame>
        <draw:frame draw:style-name="gr24" draw:text-style-name="P6" draw:layer="layout" svg:width="3cm" svg:height="0.937cm" svg:x="22.75cm" svg:y="8.313cm">
          <draw:text-box>
            <text:p text:style-name="P6">Server</text:p>
          </draw:text-box>
        </draw:frame>
        <draw:line draw:style-name="gr25" draw:text-style-name="P44" draw:layer="layout" svg:x1="6cm" svg:y1="9.5cm" svg:x2="22cm" svg:y2="11.5cm">
          <text:p text:style-name="P6"><text:span text:style-name="T53">MapWindow</text:span><text:span text:style-name="T54"> (reqid=8):</text:span><text:span text:style-name="T54"><text:line-break/></text:span><text:span text:style-name="T53">xid=1100000</text:span></text:p>
        </draw:line>
        <draw:frame draw:style-name="gr127" draw:text-style-name="P1" draw:layer="layout" svg:width="11.491cm" svg:height="0.995cm" svg:x="8.5cm" svg:y="5.5cm">
          <draw:text-box>
            <text:p text:style-name="P1">3. Fenster anzeigen</text:p>
          </draw:text-box>
        </draw:frame>
        <draw:frame draw:style-name="gr129" draw:text-style-name="P16" draw:layer="layout" svg:width="24.5cm" svg:height="2.559cm" svg:x="2cm" svg:y="17.25cm">
          <draw:text-box>
            <text:p text:style-name="P16">Fenster wird sichtbar, Bereich muss neu gezeichnet werden</text:p>
          </draw:text-box>
        </draw:frame>
        <draw:line draw:style-name="gr31" draw:text-style-name="P45" draw:layer="layout" svg:x1="6cm" svg:y1="14.5cm" svg:x2="22cm" svg:y2="12.5cm">
          <text:p text:style-name="P6"><text:span text:style-name="T55">ExposeEvent</text:span><text:span text:style-name="T56"> (eventid=12):</text:span><text:span text:style-name="T56"><text:line-break/></text:span><text:span text:style-name="T55">xid=1100000, area=(0,0,200,150)</text:span></text:p>
        </draw:line>
        <presentation:notes draw:style-name="dp2">
          <draw:page-thumbnail draw:style-name="gr1" draw:layer="layout" svg:width="13.705cm" svg:height="10.279cm" svg:x="3.641cm" svg:y="2.853cm" draw:page-number="39" presentation:class="page"/>
          <draw:frame presentation:style-name="pr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Standard" presentation:presentation-page-layout-name="AL3T19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1.Architektur des X Window Systems<text:line-break/>1.8 Aktivitäts-Beispiel</text:p>
          </draw:text-box>
        </draw:frame>
        <draw:line draw:style-name="gr23" draw:text-style-name="P8" draw:layer="layout" svg:x1="6cm" svg:y1="7.5cm" svg:x2="6cm" svg:y2="17cm">
          <text:p text:style-name="P1"/>
        </draw:line>
        <draw:line draw:style-name="gr23" draw:text-style-name="P8" draw:layer="layout" svg:x1="22cm" svg:y1="7.5cm" svg:x2="22cm" svg:y2="17cm">
          <text:p text:style-name="P1"/>
        </draw:line>
        <draw:frame draw:style-name="gr24" draw:text-style-name="P6" draw:layer="layout" svg:width="3cm" svg:height="0.937cm" svg:x="1.75cm" svg:y="8.313cm">
          <draw:text-box>
            <text:p text:style-name="P6">Client</text:p>
          </draw:text-box>
        </draw:frame>
        <draw:frame draw:style-name="gr24" draw:text-style-name="P6" draw:layer="layout" svg:width="3cm" svg:height="0.937cm" svg:x="22.75cm" svg:y="8.313cm">
          <draw:text-box>
            <text:p text:style-name="P6">Server</text:p>
          </draw:text-box>
        </draw:frame>
        <draw:line draw:style-name="gr25" draw:text-style-name="P44" draw:layer="layout" svg:x1="6cm" svg:y1="9.5cm" svg:x2="22cm" svg:y2="11.5cm">
          <text:p text:style-name="P6"><text:span text:style-name="T53">PolyLine</text:span><text:span text:style-name="T54"> (reqid=65): </text:span><text:span text:style-name="T53">xid(drawable)=1100000,</text:span><text:span text:style-name="T53"><text:line-break/></text:span><text:span text:style-name="T53">xid(gc)=1200000, p1=(10,20), p2=(100,30)</text:span></text:p>
        </draw:line>
        <draw:frame draw:style-name="gr127" draw:text-style-name="P1" draw:layer="layout" svg:width="11.491cm" svg:height="0.995cm" svg:x="8.5cm" svg:y="5.5cm">
          <draw:text-box>
            <text:p text:style-name="P1">4. Zeichnen</text:p>
          </draw:text-box>
        </draw:frame>
        <draw:frame draw:style-name="gr129" draw:text-style-name="P16" draw:layer="layout" svg:width="24.5cm" svg:height="2.559cm" svg:x="2cm" svg:y="17.25cm">
          <draw:text-box>
            <text:p text:style-name="P16">Nach erhalt des <text:span text:style-name="T30">Expose</text:span> Ereignisses muss Client Bereich des Fensters neu zeichnen</text:p>
          </draw:text-box>
        </draw:frame>
        <presentation:notes draw:style-name="dp2">
          <draw:page-thumbnail draw:style-name="gr1" draw:layer="layout" svg:width="13.705cm" svg:height="10.279cm" svg:x="3.641cm" svg:y="2.853cm" draw:page-number="40" presentation:class="page"/>
          <draw:frame presentation:style-name="pr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Standard" presentation:presentation-page-layout-name="AL3T19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1.Architektur des X Window Systems<text:line-break/>1.8 Aktivitäts-Beispiel</text:p>
          </draw:text-box>
        </draw:frame>
        <draw:line draw:style-name="gr23" draw:text-style-name="P8" draw:layer="layout" svg:x1="6cm" svg:y1="7.5cm" svg:x2="6cm" svg:y2="17cm">
          <text:p text:style-name="P1"/>
        </draw:line>
        <draw:line draw:style-name="gr23" draw:text-style-name="P8" draw:layer="layout" svg:x1="22cm" svg:y1="7.5cm" svg:x2="22cm" svg:y2="17cm">
          <text:p text:style-name="P1"/>
        </draw:line>
        <draw:frame draw:style-name="gr24" draw:text-style-name="P6" draw:layer="layout" svg:width="3cm" svg:height="0.937cm" svg:x="1.75cm" svg:y="8.313cm">
          <draw:text-box>
            <text:p text:style-name="P6">Client</text:p>
          </draw:text-box>
        </draw:frame>
        <draw:frame draw:style-name="gr24" draw:text-style-name="P6" draw:layer="layout" svg:width="3cm" svg:height="0.937cm" svg:x="22.75cm" svg:y="8.313cm">
          <draw:text-box>
            <text:p text:style-name="P6">Server</text:p>
          </draw:text-box>
        </draw:frame>
        <draw:line draw:style-name="gr25" draw:text-style-name="P44" draw:layer="layout" svg:x1="6cm" svg:y1="10cm" svg:x2="22cm" svg:y2="12cm">
          <text:p text:style-name="P6"><text:span text:style-name="T53">PolyLine</text:span><text:span text:style-name="T54"> (reqid=65): </text:span><text:span text:style-name="T53">xid(drawable)=1100000,</text:span><text:span text:style-name="T53"><text:line-break/></text:span><text:span text:style-name="T53">xid(gc)=1200000, p1=(10,20), p2=(100,30)</text:span></text:p>
        </draw:line>
        <draw:frame draw:style-name="gr129" draw:text-style-name="P16" draw:layer="layout" svg:width="24.5cm" svg:height="2.559cm" svg:x="2cm" svg:y="17.25cm">
          <draw:text-box>
            <text:p text:style-name="P16">Solange Fenster angezeigt wird, kann Server jederzeit weitere <text:span text:style-name="T30">Expose-</text:span>Ereignisses senden; Client muss entsprechend reagieren</text:p>
          </draw:text-box>
        </draw:frame>
        <draw:line draw:style-name="gr31" draw:text-style-name="P45" draw:layer="layout" svg:x1="6cm" svg:y1="9.5cm" svg:x2="22cm" svg:y2="7.5cm">
          <text:p text:style-name="P6"><text:span text:style-name="T55">ExposeEvent</text:span><text:span text:style-name="T56"> (eventid=12):</text:span><text:span text:style-name="T56"><text:line-break/></text:span><text:span text:style-name="T55">xid=1100000, area=(80,20,30,10)</text:span></text:p>
        </draw:line>
        <draw:line draw:style-name="gr25" draw:text-style-name="P44" draw:layer="layout" svg:x1="6cm" svg:y1="15cm" svg:x2="22cm" svg:y2="17cm">
          <text:p text:style-name="P6"><text:span text:style-name="T53">PolyLine</text:span><text:span text:style-name="T54"> (reqid=65): </text:span><text:span text:style-name="T53">xid(drawable)=1100000,</text:span><text:span text:style-name="T53"><text:line-break/></text:span><text:span text:style-name="T53">xid(gc)=1200000, p1=(10,20), p2=(100,30)</text:span></text:p>
        </draw:line>
        <draw:line draw:style-name="gr31" draw:text-style-name="P45" draw:layer="layout" svg:x1="6cm" svg:y1="14.25cm" svg:x2="22cm" svg:y2="12.25cm">
          <text:p text:style-name="P6"><text:span text:style-name="T55">ExposeEvent</text:span><text:span text:style-name="T56"> (eventid=12):</text:span><text:span text:style-name="T56"><text:line-break/></text:span><text:span text:style-name="T55">xid=1100000, area=(0, 0, 200, 150)</text:span></text:p>
        </draw:line>
        <presentation:notes draw:style-name="dp2">
          <draw:page-thumbnail draw:style-name="gr1" draw:layer="layout" svg:width="13.705cm" svg:height="10.279cm" svg:x="3.641cm" svg:y="2.853cm" draw:page-number="41" presentation:class="page"/>
          <draw:frame presentation:style-name="pr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1.Architektur des X Window Systems<text:line-break/>1.9 Window-Manager</text:p>
          </draw:text-box>
        </draw:frame>
        <draw:frame presentation:style-name="pr2" draw:text-style-name="P5" draw:layer="layout" svg:width="23.91cm" svg:height="13.23cm" svg:x="2.057cm" svg:y="5.838cm" presentation:class="outline">
          <draw:text-box>
            <text:list text:style-name="L2">
              <text:list-item>
                <text:p text:style-name="P5">X-Server erlaubt Zeichnen in Fenster</text:p>
              </text:list-item>
            </text:list>
            <text:list text:style-name="L2">
              <text:list-item>
                <text:p text:style-name="P5">Mittels <text:span text:style-name="T30">ConfigureWindow</text:span> Position, Größe veränderbar</text:p>
              </text:list-item>
            </text:list>
            <text:list text:style-name="L2">
              <text:list-item>
                <text:p text:style-name="P5">wer ruft <text:span text:style-name="T30">ConfigureWindow</text:span> auf?</text:p>
              </text:list-item>
            </text:list>
            <text:list text:style-name="L2">
              <text:list-item>
                <text:list>
                  <text:list-item>
                    <text:p text:style-name="P24">clients könnten “Dekoration” male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4">Mausklicks auf “Dekoration” interpretieren, Fenster verschieben/vergrößern/verkleiner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4">Fenster “frieren fest” wenn client nicht auf Ereignisse entsprechend reagie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2" presentation:class="page"/>
          <draw:frame presentation:style-name="pr6" draw:text-style-name="P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3T19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1.Architektur des X Window Systems<text:line-break/>1.9 Window-Manager</text:p>
          </draw:text-box>
        </draw:frame>
        <draw:g>
          <draw:rect draw:style-name="gr98" draw:text-style-name="P8" draw:layer="layout" svg:width="6.75cm" svg:height="5.5cm" svg:x="0.75cm" svg:y="6cm">
            <text:p text:style-name="P1"/>
          </draw:rect>
          <draw:rect draw:style-name="gr130" draw:text-style-name="P8" draw:layer="layout" svg:width="4.5cm" svg:height="3.75cm" svg:x="1cm" svg:y="6.25cm">
            <text:p text:style-name="P1"/>
          </draw:rect>
          <draw:rect draw:style-name="gr104" draw:text-style-name="P8" draw:layer="layout" svg:width="3.5cm" svg:height="2.25cm" svg:x="3.75cm" svg:y="7.75cm">
            <text:p text:style-name="P1"/>
          </draw:rect>
          <draw:rect draw:style-name="gr83" draw:text-style-name="P8" draw:layer="layout" svg:width="3cm" svg:height="2cm" svg:x="2cm" svg:y="9.25cm">
            <text:p text:style-name="P1"/>
          </draw:rect>
        </draw:g>
        <draw:rect draw:style-name="gr12" draw:text-style-name="P6" draw:layer="layout" svg:width="4.75cm" svg:height="3cm" svg:x="8.25cm" svg:y="8.75cm">
          <text:p text:style-name="P23">X Server</text:p>
        </draw:rect>
        <draw:rect draw:style-name="gr12" draw:text-style-name="P6" draw:layer="layout" svg:width="4.75cm" svg:height="3cm" svg:x="21.75cm" svg:y="5.5cm">
          <text:p text:style-name="P6">X Client #1</text:p>
        </draw:rect>
        <draw:rect draw:style-name="gr12" draw:text-style-name="P6" draw:layer="layout" svg:width="4.75cm" svg:height="3cm" svg:x="21.75cm" svg:y="8.75cm">
          <text:p text:style-name="P6">X Client #2</text:p>
        </draw:rect>
        <draw:rect draw:style-name="gr12" draw:text-style-name="P6" draw:layer="layout" svg:width="4.75cm" svg:height="3cm" svg:x="21.75cm" svg:y="12cm">
          <text:p text:style-name="P6">X Client #3</text:p>
        </draw:rect>
        <draw:g draw:id="id33">
          <draw:line draw:style-name="gr26" draw:text-style-name="P46" draw:layer="layout" svg:x1="13.5cm" svg:y1="9cm" svg:x2="21.5cm" svg:y2="7.5cm">
            <text:p text:style-name="P6"><text:span text:style-name="T57">eventMask(</text:span><text:span text:style-name="T58">█</text:span><text:span text:style-name="T57">)=(ButtonPress,</text:span><text:span text:style-name="T57"><text:line-break/></text:span><text:span text:style-name="T57">MouseMove, ButtonRelease)</text:span></text:p>
          </draw:line>
          <draw:line draw:style-name="gr26" draw:text-style-name="P46" draw:layer="layout" svg:x1="13.5cm" svg:y1="10.25cm" svg:x2="21.5cm" svg:y2="10.25cm">
            <text:p text:style-name="P6"><text:span text:style-name="T57">eventMask(</text:span><text:span text:style-name="T59">█</text:span><text:span text:style-name="T57">)=(ButtonPress,</text:span><text:span text:style-name="T57"><text:line-break/></text:span><text:span text:style-name="T57">MouseMove, ButtonRelease)</text:span></text:p>
          </draw:line>
          <draw:line draw:style-name="gr26" draw:text-style-name="P46" draw:layer="layout" svg:x1="13.5cm" svg:y1="11.5cm" svg:x2="21.5cm" svg:y2="13cm">
            <text:p text:style-name="P6"><text:span text:style-name="T57">eventMask(</text:span><text:span text:style-name="T60">█</text:span><text:span text:style-name="T57">)=(ButtonPress,</text:span><text:span text:style-name="T57"><text:line-break/></text:span><text:span text:style-name="T57">MouseMove, ButtonRelease)</text:span></text:p>
          </draw:line>
        </draw:g>
        <draw:g draw:id="id34">
          <draw:rect draw:style-name="gr98" draw:text-style-name="P8" draw:layer="layout" svg:width="6.75cm" svg:height="5.5cm" svg:x="0.75cm" svg:y="6cm">
            <text:p text:style-name="P1"/>
          </draw:rect>
          <draw:rect draw:style-name="gr130" draw:text-style-name="P8" draw:layer="layout" svg:width="4.5cm" svg:height="3.75cm" svg:x="1cm" svg:y="6.25cm">
            <text:p text:style-name="P1"/>
          </draw:rect>
          <draw:rect draw:style-name="gr104" draw:text-style-name="P8" draw:layer="layout" svg:width="3.5cm" svg:height="2.25cm" svg:x="3.75cm" svg:y="7.75cm">
            <text:p text:style-name="P1"/>
          </draw:rect>
          <draw:rect draw:style-name="gr83" draw:text-style-name="P8" draw:layer="layout" svg:width="3cm" svg:height="2cm" svg:x="2cm" svg:y="9.25cm">
            <text:p text:style-name="P1"/>
          </draw:rect>
          <draw:g>
            <draw:polygon draw:style-name="gr131" draw:text-style-name="P8" draw:layer="layout" svg:width="0.996cm" svg:height="1.346cm" svg:x="2.431cm" svg:y="9.904cm" svg:viewBox="0 0 997 1347" draw:points="0,1211 0,0 996,808 569,808 711,1211 427,1346 285,942">
              <text:p text:style-name="P1"/>
            </draw:polygon>
            <draw:path draw:style-name="gr132" draw:text-style-name="P8" draw:layer="layout" svg:width="1.316cm" svg:height="1.75cm" svg:x="2.25cm" svg:y="9.5cm" svg:viewBox="0 0 1317 1751" svg:d="m36 1588c-25-511-51-1184-25-1588 284 135 995 673 1305 1104-284 108-305-6-411 134 101 108 148 77 101 243-35 123-284 134-426 269-154-90-143-135-143-269-158-47-116 134-401 107z">
              <text:p text:style-name="P1"/>
            </draw:path>
            <draw:polygon draw:style-name="gr133" draw:text-style-name="P8" draw:layer="layout" svg:width="0.996cm" svg:height="1.346cm" svg:x="2.3cm" svg:y="9.635cm" svg:viewBox="0 0 997 1347" draw:points="0,1211 0,0 996,807 569,807 711,1211 427,1346 285,942">
              <text:p text:style-name="P1"/>
            </draw:polygon>
          </draw:g>
        </draw:g>
        <draw:g draw:id="id35">
          <draw:rect draw:style-name="gr98" draw:text-style-name="P8" draw:layer="layout" svg:width="6.75cm" svg:height="5.5cm" svg:x="0.748cm" svg:y="6cm">
            <text:p text:style-name="P1"/>
          </draw:rect>
          <draw:rect draw:style-name="gr130" draw:text-style-name="P8" draw:layer="layout" svg:width="4.5cm" svg:height="3.75cm" svg:x="0.998cm" svg:y="6.25cm">
            <text:p text:style-name="P1"/>
          </draw:rect>
          <draw:rect draw:style-name="gr104" draw:text-style-name="P8" draw:layer="layout" svg:width="3.5cm" svg:height="2.25cm" svg:x="3.748cm" svg:y="7.75cm">
            <text:p text:style-name="P1"/>
          </draw:rect>
          <draw:rect draw:style-name="gr83" draw:text-style-name="P8" draw:layer="layout" svg:width="3cm" svg:height="2cm" svg:x="1.998cm" svg:y="9.25cm">
            <text:p text:style-name="P1"/>
          </draw:rect>
          <draw:g>
            <draw:polygon draw:style-name="gr131" draw:text-style-name="P8" draw:layer="layout" svg:width="0.996cm" svg:height="1.346cm" svg:x="4.612cm" svg:y="7.904cm" svg:viewBox="0 0 997 1347" draw:points="0,1211 0,0 996,808 569,808 711,1211 427,1346 285,942">
              <text:p text:style-name="P1"/>
            </draw:polygon>
            <draw:path draw:style-name="gr132" draw:text-style-name="P8" draw:layer="layout" svg:width="1.316cm" svg:height="1.75cm" svg:x="4.431cm" svg:y="7.5cm" svg:viewBox="0 0 1317 1751" svg:d="m36 1588c-25-511-51-1184-25-1588 284 135 995 673 1305 1104-284 108-305-6-411 134 101 108 148 77 101 243-35 123-284 134-426 269-154-90-143-135-143-269-158-47-116 134-401 107z">
              <text:p text:style-name="P1"/>
            </draw:path>
            <draw:polygon draw:style-name="gr133" draw:text-style-name="P8" draw:layer="layout" svg:width="0.996cm" svg:height="1.346cm" svg:x="4.481cm" svg:y="7.635cm" svg:viewBox="0 0 997 1347" draw:points="0,1211 0,0 996,807 569,807 711,1211 427,1346 285,942">
              <text:p text:style-name="P1"/>
            </draw:polygon>
          </draw:g>
          <draw:polyline draw:style-name="gr134" draw:text-style-name="P47" draw:layer="layout" svg:width="10.4cm" svg:height="1.725cm" draw:transform="rotate (-0.169122404519406) translate (10.998cm 12cm)" svg:viewBox="0 0 10401 1726" draw:points="0,0 293,1725 10400,0">
            <text:p text:style-name="P1"/>
          </draw:polyline>
          <draw:frame draw:style-name="gr135" draw:text-style-name="P48" draw:layer="layout" svg:width="7.114cm" svg:height="1.237cm" svg:x="11.634cm" svg:y="13.154cm">
            <draw:text-box>
              <text:p text:style-name="P6"><text:span text:style-name="T61">events(</text:span><text:span text:style-name="T60">█</text:span><text:span text:style-name="T61">): ButtonPress,</text:span><text:span text:style-name="T61"><text:line-break/></text:span><text:span text:style-name="T61">MouseMove, ButtonRelease</text:span></text:p>
            </draw:text-box>
          </draw:frame>
        </draw:g>
        <draw:g draw:id="id36">
          <draw:rect draw:style-name="gr98" draw:text-style-name="P8" draw:layer="layout" svg:width="6.75cm" svg:height="5.5cm" svg:x="0.75cm" svg:y="6cm">
            <text:p text:style-name="P1"/>
          </draw:rect>
          <draw:rect draw:style-name="gr130" draw:text-style-name="P8" draw:layer="layout" svg:width="4.5cm" svg:height="3.75cm" svg:x="1cm" svg:y="6.25cm">
            <text:p text:style-name="P1"/>
          </draw:rect>
          <draw:rect draw:style-name="gr104" draw:text-style-name="P8" draw:layer="layout" svg:width="3.5cm" svg:height="2.25cm" svg:x="3.75cm" svg:y="7.75cm">
            <text:p text:style-name="P1"/>
          </draw:rect>
          <draw:rect draw:style-name="gr83" draw:text-style-name="P8" draw:layer="layout" svg:width="3cm" svg:height="2cm" svg:x="4.25cm" svg:y="7.25cm">
            <text:p text:style-name="P1"/>
          </draw:rect>
          <draw:g>
            <draw:polygon draw:style-name="gr131" draw:text-style-name="P8" draw:layer="layout" svg:width="0.996cm" svg:height="1.346cm" svg:x="4.603cm" svg:y="7.876cm" svg:viewBox="0 0 997 1347" draw:points="0,1211 0,0 996,808 569,808 711,1211 427,1346 285,942">
              <text:p text:style-name="P1"/>
            </draw:polygon>
            <draw:path draw:style-name="gr132" draw:text-style-name="P8" draw:layer="layout" svg:width="1.316cm" svg:height="1.75cm" svg:x="4.422cm" svg:y="7.472cm" svg:viewBox="0 0 1317 1751" svg:d="m36 1588c-25-511-51-1184-25-1588 284 135 995 673 1305 1104-284 108-305-6-411 134 101 108 148 77 101 243-35 123-284 134-426 269-154-90-143-135-143-269-158-47-116 134-401 107z">
              <text:p text:style-name="P1"/>
            </draw:path>
            <draw:polygon draw:style-name="gr133" draw:text-style-name="P8" draw:layer="layout" svg:width="0.996cm" svg:height="1.346cm" svg:x="4.472cm" svg:y="7.607cm" svg:viewBox="0 0 997 1347" draw:points="0,1211 0,0 996,807 569,807 711,1211 427,1346 285,942">
              <text:p text:style-name="P1"/>
            </draw:polygon>
          </draw:g>
          <draw:polyline draw:style-name="gr136" draw:text-style-name="P47" draw:layer="layout" svg:width="12.827cm" svg:height="2.957cm" draw:transform="rotate (-0.169122404519406) translate (8.75cm 12cm)" svg:viewBox="0 0 12828 2958" draw:points="12827,853 505,2957 0,0">
            <text:p text:style-name="P1"/>
          </draw:polyline>
          <draw:frame draw:style-name="gr137" draw:text-style-name="P19" draw:layer="layout" svg:width="7.114cm" svg:height="1.154cm" svg:x="11.136cm" svg:y="14.442cm">
            <draw:text-box>
              <text:p text:style-name="P6"><text:span text:style-name="T57">ConfigureWindow(</text:span><text:span text:style-name="T60">█</text:span><text:span text:style-name="T57">)</text:span></text:p>
            </draw:text-box>
          </draw:frame>
        </draw:g>
        <draw:frame draw:style-name="gr138" draw:layer="layout" svg:width="7.829cm" svg:height="0.937cm" svg:x="10.5cm" svg:y="16.813cm">
          <draw:text-box>
            <text:p text:style-name="P1">self-managed windows</text:p>
          </draw:text-box>
        </draw:frame>
        <draw:g>
          <draw:rect draw:style-name="gr98" draw:text-style-name="P8" draw:layer="layout" svg:width="1.5cm" svg:height="1cm" svg:x="3.5cm" svg:y="12.5cm">
            <text:p text:style-name="P1"/>
          </draw:rect>
          <draw:rect draw:style-name="gr104" draw:text-style-name="P8" draw:layer="layout" svg:width="1.5cm" svg:height="1cm" svg:x="3.5cm" svg:y="15cm">
            <text:p text:style-name="P1"/>
          </draw:rect>
          <draw:rect draw:style-name="gr130" draw:text-style-name="P8" draw:layer="layout" svg:width="1.5cm" svg:height="1cm" svg:x="1cm" svg:y="15cm">
            <text:p text:style-name="P1"/>
          </draw:rect>
          <draw:rect draw:style-name="gr83" draw:text-style-name="P8" draw:layer="layout" svg:width="1.5cm" svg:height="1cm" svg:x="6cm" svg:y="15cm">
            <text:p text:style-name="P1"/>
          </draw:rect>
          <draw:line draw:style-name="gr86" draw:text-style-name="P8" draw:layer="layout" svg:x1="3.75cm" svg:y1="13.75cm" svg:x2="1.75cm" svg:y2="14.75cm">
            <text:p text:style-name="P1"/>
          </draw:line>
          <draw:line draw:style-name="gr86" draw:text-style-name="P8" draw:layer="layout" svg:x1="4.25cm" svg:y1="13.75cm" svg:x2="4.25cm" svg:y2="14.75cm">
            <text:p text:style-name="P1"/>
          </draw:line>
          <draw:line draw:style-name="gr86" draw:text-style-name="P8" draw:layer="layout" svg:x1="4.75cm" svg:y1="13.75cm" svg:x2="6.75cm" svg:y2="14.75cm">
            <text:p text:style-name="P1"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1cm" svg:y="2.853cm" draw:page-number="43" presentation:class="page"/>
          <draw:frame presentation:style-name="pr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Standard" presentation:presentation-page-layout-name="AL3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1.Architektur des X Window Systems<text:line-break/>1.9 Window-Manager</text:p>
          </draw:text-box>
        </draw:frame>
        <draw:g>
          <draw:rect draw:style-name="gr98" draw:text-style-name="P8" draw:layer="layout" svg:width="6.75cm" svg:height="5.5cm" svg:x="1cm" svg:y="6cm">
            <text:p text:style-name="P1"/>
          </draw:rect>
          <draw:rect draw:style-name="gr139" draw:text-style-name="P8" draw:layer="layout" svg:width="4.5cm" svg:height="3.75cm" svg:x="1.25cm" svg:y="6.25cm">
            <text:p text:style-name="P1"/>
          </draw:rect>
          <draw:rect draw:style-name="gr130" draw:text-style-name="P8" draw:layer="layout" svg:width="4cm" svg:height="3cm" svg:x="1.5cm" svg:y="6.75cm">
            <text:p text:style-name="P1"/>
          </draw:rect>
          <draw:rect draw:style-name="gr140" draw:text-style-name="P8" draw:layer="layout" svg:width="3.5cm" svg:height="2.25cm" svg:x="4cm" svg:y="7.75cm">
            <text:p text:style-name="P1"/>
          </draw:rect>
          <draw:rect draw:style-name="gr104" draw:text-style-name="P8" draw:layer="layout" svg:width="3cm" svg:height="1.5cm" svg:x="4.25cm" svg:y="8.25cm">
            <text:p text:style-name="P1"/>
          </draw:rect>
          <draw:rect draw:style-name="gr141" draw:text-style-name="P8" draw:layer="layout" svg:width="3cm" svg:height="2cm" svg:x="2.25cm" svg:y="9.25cm">
            <text:p text:style-name="P1"/>
          </draw:rect>
          <draw:rect draw:style-name="gr83" draw:text-style-name="P8" draw:layer="layout" svg:width="2.5cm" svg:height="1.25cm" svg:x="2.5cm" svg:y="9.75cm">
            <text:p text:style-name="P1"/>
          </draw:rect>
        </draw:g>
        <draw:rect draw:style-name="gr12" draw:text-style-name="P6" draw:layer="layout" svg:width="4.75cm" svg:height="3cm" svg:x="8.25cm" svg:y="8.75cm">
          <text:p text:style-name="P23">X Server</text:p>
        </draw:rect>
        <draw:rect draw:style-name="gr12" draw:text-style-name="P6" draw:layer="layout" svg:width="4.75cm" svg:height="3cm" svg:x="21.75cm" svg:y="5.5cm">
          <text:p text:style-name="P6">X Client #1</text:p>
        </draw:rect>
        <draw:rect draw:style-name="gr12" draw:text-style-name="P6" draw:layer="layout" svg:width="4.75cm" svg:height="3cm" svg:x="21.75cm" svg:y="8.75cm">
          <text:p text:style-name="P6">X Client #2</text:p>
        </draw:rect>
        <draw:rect draw:style-name="gr12" draw:text-style-name="P6" draw:layer="layout" svg:width="4.75cm" svg:height="3cm" svg:x="21.75cm" svg:y="12cm">
          <text:p text:style-name="P6">X Client #3</text:p>
        </draw:rect>
        <draw:rect draw:style-name="gr142" draw:text-style-name="P6" draw:layer="layout" svg:width="4.75cm" svg:height="3cm" svg:x="21.75cm" svg:y="16cm">
          <text:p text:style-name="P6">X Client #4<text:line-break/>(Window<text:line-break/>Manager)</text:p>
        </draw:rect>
        <draw:g>
          <draw:rect draw:style-name="gr98" draw:text-style-name="P8" draw:layer="layout" svg:width="1.5cm" svg:height="1cm" svg:x="3.5cm" svg:y="12.5cm">
            <text:p text:style-name="P1"/>
          </draw:rect>
          <draw:rect draw:style-name="gr140" draw:text-style-name="P8" draw:layer="layout" svg:width="1.5cm" svg:height="1cm" svg:x="3.5cm" svg:y="15cm">
            <text:p text:style-name="P1"/>
          </draw:rect>
          <draw:rect draw:style-name="gr139" draw:text-style-name="P8" draw:layer="layout" svg:width="1.5cm" svg:height="1cm" svg:x="1cm" svg:y="15cm">
            <text:p text:style-name="P1"/>
          </draw:rect>
          <draw:rect draw:style-name="gr141" draw:text-style-name="P8" draw:layer="layout" svg:width="1.5cm" svg:height="1cm" svg:x="6cm" svg:y="15cm">
            <text:p text:style-name="P1"/>
          </draw:rect>
          <draw:line draw:style-name="gr86" draw:text-style-name="P8" draw:layer="layout" svg:x1="3.75cm" svg:y1="13.75cm" svg:x2="1.75cm" svg:y2="14.75cm">
            <text:p text:style-name="P1"/>
          </draw:line>
          <draw:line draw:style-name="gr86" draw:text-style-name="P8" draw:layer="layout" svg:x1="4.25cm" svg:y1="13.75cm" svg:x2="4.25cm" svg:y2="14.75cm">
            <text:p text:style-name="P1"/>
          </draw:line>
          <draw:line draw:style-name="gr86" draw:text-style-name="P8" draw:layer="layout" svg:x1="4.75cm" svg:y1="13.75cm" svg:x2="6.75cm" svg:y2="14.75cm">
            <text:p text:style-name="P1"/>
          </draw:line>
          <draw:rect draw:style-name="gr104" draw:text-style-name="P8" draw:layer="layout" svg:width="1.5cm" svg:height="1cm" svg:x="3.5cm" svg:y="17.5cm">
            <text:p text:style-name="P1"/>
          </draw:rect>
          <draw:rect draw:style-name="gr130" draw:text-style-name="P8" draw:layer="layout" svg:width="1.5cm" svg:height="1cm" svg:x="1cm" svg:y="17.5cm">
            <text:p text:style-name="P1"/>
          </draw:rect>
          <draw:rect draw:style-name="gr83" draw:text-style-name="P8" draw:layer="layout" svg:width="1.5cm" svg:height="1cm" svg:x="6cm" svg:y="17.5cm">
            <text:p text:style-name="P1"/>
          </draw:rect>
          <draw:line draw:style-name="gr86" draw:text-style-name="P8" draw:layer="layout" svg:x1="1.75cm" svg:y1="16.25cm" svg:x2="1.75cm" svg:y2="17.25cm">
            <text:p text:style-name="P1"/>
          </draw:line>
          <draw:line draw:style-name="gr86" draw:text-style-name="P8" draw:layer="layout" svg:x1="4.25cm" svg:y1="16.25cm" svg:x2="4.25cm" svg:y2="17.25cm">
            <text:p text:style-name="P1"/>
          </draw:line>
          <draw:line draw:style-name="gr86" draw:text-style-name="P8" draw:layer="layout" svg:x1="6.75cm" svg:y1="16.25cm" svg:x2="6.75cm" svg:y2="17.25cm">
            <text:p text:style-name="P1"/>
          </draw:line>
        </draw:g>
        <draw:g draw:id="id37">
          <draw:line draw:style-name="gr26" draw:text-style-name="P49" draw:layer="layout" svg:x1="13.25cm" svg:y1="8.75cm" svg:x2="21.5cm" svg:y2="16cm">
            <text:p text:style-name="P6"><text:span text:style-name="T62">eventMask(</text:span><text:span text:style-name="T63">█</text:span><text:span text:style-name="T62">)=(ButtonPress,</text:span><text:span text:style-name="T62"><text:line-break/></text:span><text:span text:style-name="T62">MouseMove, ButtonRelease)</text:span></text:p>
          </draw:line>
          <draw:line draw:style-name="gr26" draw:text-style-name="P49" draw:layer="layout" svg:x1="13.25cm" svg:y1="10.25cm" svg:x2="21.5cm" svg:y2="17.5cm">
            <text:p text:style-name="P6"><text:span text:style-name="T62">eventMask(</text:span><text:span text:style-name="T64">█</text:span><text:span text:style-name="T62">)=(ButtonPress,</text:span><text:span text:style-name="T62"><text:line-break/></text:span><text:span text:style-name="T62">MouseMove, ButtonRelease)</text:span></text:p>
          </draw:line>
          <draw:line draw:style-name="gr26" draw:text-style-name="P49" draw:layer="layout" svg:x1="13.25cm" svg:y1="11.75cm" svg:x2="21.5cm" svg:y2="19cm">
            <text:p text:style-name="P6"><text:span text:style-name="T62">eventMask(</text:span><text:span text:style-name="T65">█</text:span><text:span text:style-name="T62">)=(ButtonPress,</text:span><text:span text:style-name="T62"><text:line-break/></text:span><text:span text:style-name="T62">MouseMove, ButtonRelease)</text:span></text:p>
          </draw:line>
        </draw:g>
        <draw:g draw:id="id38">
          <draw:rect draw:style-name="gr98" draw:text-style-name="P8" draw:layer="layout" svg:width="6.75cm" svg:height="5.5cm" svg:x="1cm" svg:y="6cm">
            <text:p text:style-name="P1"/>
          </draw:rect>
          <draw:rect draw:style-name="gr139" draw:text-style-name="P8" draw:layer="layout" svg:width="4.5cm" svg:height="3.75cm" svg:x="1.25cm" svg:y="6.25cm">
            <text:p text:style-name="P1"/>
          </draw:rect>
          <draw:rect draw:style-name="gr130" draw:text-style-name="P8" draw:layer="layout" svg:width="4cm" svg:height="3cm" svg:x="1.5cm" svg:y="6.75cm">
            <text:p text:style-name="P1"/>
          </draw:rect>
          <draw:rect draw:style-name="gr140" draw:text-style-name="P8" draw:layer="layout" svg:width="3.5cm" svg:height="2.25cm" svg:x="4cm" svg:y="7.75cm">
            <text:p text:style-name="P1"/>
          </draw:rect>
          <draw:rect draw:style-name="gr104" draw:text-style-name="P8" draw:layer="layout" svg:width="3cm" svg:height="1.5cm" svg:x="4.25cm" svg:y="8.25cm">
            <text:p text:style-name="P1"/>
          </draw:rect>
          <draw:rect draw:style-name="gr141" draw:text-style-name="P8" draw:layer="layout" svg:width="3cm" svg:height="2cm" svg:x="2.25cm" svg:y="9.25cm">
            <text:p text:style-name="P1"/>
          </draw:rect>
          <draw:rect draw:style-name="gr83" draw:text-style-name="P8" draw:layer="layout" svg:width="2.5cm" svg:height="1.25cm" svg:x="2.5cm" svg:y="9.75cm">
            <text:p text:style-name="P1"/>
          </draw:rect>
          <draw:g>
            <draw:polygon draw:style-name="gr131" draw:text-style-name="P8" draw:layer="layout" svg:width="0.996cm" svg:height="1.346cm" svg:x="2.864cm" svg:y="9.904cm" svg:viewBox="0 0 997 1347" draw:points="0,1211 0,0 996,808 569,808 711,1211 427,1346 285,942">
              <text:p text:style-name="P1"/>
            </draw:polygon>
            <draw:path draw:style-name="gr132" draw:text-style-name="P8" draw:layer="layout" svg:width="1.316cm" svg:height="1.75cm" svg:x="2.683cm" svg:y="9.5cm" svg:viewBox="0 0 1317 1751" svg:d="m36 1588c-25-511-51-1184-25-1588 284 135 995 673 1305 1104-284 108-305-6-411 134 101 108 148 77 101 243-35 123-284 134-426 269-154-90-143-135-143-269-158-47-116 134-401 107z">
              <text:p text:style-name="P1"/>
            </draw:path>
            <draw:polygon draw:style-name="gr133" draw:text-style-name="P8" draw:layer="layout" svg:width="0.996cm" svg:height="1.346cm" svg:x="2.733cm" svg:y="9.635cm" svg:viewBox="0 0 997 1347" draw:points="0,1211 0,0 996,807 569,807 711,1211 427,1346 285,942">
              <text:p text:style-name="P1"/>
            </draw:polygon>
          </draw:g>
        </draw:g>
        <draw:g draw:id="id39">
          <draw:rect draw:style-name="gr98" draw:text-style-name="P8" draw:layer="layout" svg:width="6.75cm" svg:height="5.5cm" svg:x="1cm" svg:y="6cm">
            <text:p text:style-name="P1"/>
          </draw:rect>
          <draw:rect draw:style-name="gr139" draw:text-style-name="P8" draw:layer="layout" svg:width="4.5cm" svg:height="3.75cm" svg:x="1.25cm" svg:y="6.25cm">
            <text:p text:style-name="P1"/>
          </draw:rect>
          <draw:rect draw:style-name="gr130" draw:text-style-name="P8" draw:layer="layout" svg:width="4cm" svg:height="3cm" svg:x="1.5cm" svg:y="6.75cm">
            <text:p text:style-name="P1"/>
          </draw:rect>
          <draw:rect draw:style-name="gr140" draw:text-style-name="P8" draw:layer="layout" svg:width="3.5cm" svg:height="2.25cm" svg:x="4cm" svg:y="7.75cm">
            <text:p text:style-name="P1"/>
          </draw:rect>
          <draw:rect draw:style-name="gr104" draw:text-style-name="P8" draw:layer="layout" svg:width="3cm" svg:height="1.5cm" svg:x="4.25cm" svg:y="8.25cm">
            <text:p text:style-name="P1"/>
          </draw:rect>
          <draw:rect draw:style-name="gr141" draw:text-style-name="P8" draw:layer="layout" svg:width="3cm" svg:height="2cm" svg:x="2.25cm" svg:y="9.25cm">
            <text:p text:style-name="P1"/>
          </draw:rect>
          <draw:rect draw:style-name="gr83" draw:text-style-name="P8" draw:layer="layout" svg:width="2.5cm" svg:height="1.25cm" svg:x="2.5cm" svg:y="9.75cm">
            <text:p text:style-name="P1"/>
          </draw:rect>
          <draw:g>
            <draw:polygon draw:style-name="gr131" draw:text-style-name="P8" draw:layer="layout" svg:width="0.996cm" svg:height="1.346cm" svg:x="4.431cm" svg:y="7.904cm" svg:viewBox="0 0 997 1347" draw:points="0,1211 0,0 996,808 569,808 711,1211 427,1346 285,942">
              <text:p text:style-name="P1"/>
            </draw:polygon>
            <draw:path draw:style-name="gr132" draw:text-style-name="P8" draw:layer="layout" svg:width="1.316cm" svg:height="1.75cm" svg:x="4.25cm" svg:y="7.5cm" svg:viewBox="0 0 1317 1751" svg:d="m36 1588c-25-511-51-1184-25-1588 284 135 995 673 1305 1104-284 108-305-6-411 134 101 108 148 77 101 243-35 123-284 134-426 269-154-90-143-135-143-269-158-47-116 134-401 107z">
              <text:p text:style-name="P1"/>
            </draw:path>
            <draw:polygon draw:style-name="gr133" draw:text-style-name="P8" draw:layer="layout" svg:width="0.996cm" svg:height="1.346cm" svg:x="4.3cm" svg:y="7.635cm" svg:viewBox="0 0 997 1347" draw:points="0,1211 0,0 996,807 569,807 711,1211 427,1346 285,942">
              <text:p text:style-name="P1"/>
            </draw:polygon>
          </draw:g>
          <draw:polyline draw:style-name="gr134" draw:text-style-name="P47" draw:layer="layout" svg:width="9.262cm" svg:height="5.174cm" draw:transform="rotate (-0.169122404519406) translate (9.75cm 12cm)" svg:viewBox="0 0 9263 5175" draw:points="0,0 880,5174 9262,3744">
            <text:p text:style-name="P1"/>
          </draw:polyline>
          <draw:frame draw:style-name="gr135" draw:text-style-name="P6" draw:layer="layout" svg:width="7.114cm" svg:height="1.237cm" svg:x="10.25cm" svg:y="16.596cm">
            <draw:text-box>
              <text:p text:style-name="P6"><text:span text:style-name="T61">events(</text:span><text:span text:style-name="T66">█</text:span><text:span text:style-name="T61">): ButtonPress,</text:span><text:span text:style-name="T61"><text:line-break/></text:span><text:span text:style-name="T61">MouseMove, ButtonRelease</text:span></text:p>
            </draw:text-box>
          </draw:frame>
        </draw:g>
        <draw:g draw:id="id40">
          <draw:rect draw:style-name="gr98" draw:text-style-name="P8" draw:layer="layout" svg:width="6.75cm" svg:height="5.5cm" svg:x="1cm" svg:y="6cm">
            <text:p text:style-name="P1"/>
          </draw:rect>
          <draw:rect draw:style-name="gr139" draw:text-style-name="P8" draw:layer="layout" svg:width="4.5cm" svg:height="3.75cm" svg:x="1.25cm" svg:y="6.25cm">
            <text:p text:style-name="P1"/>
          </draw:rect>
          <draw:rect draw:style-name="gr130" draw:text-style-name="P8" draw:layer="layout" svg:width="4cm" svg:height="3cm" svg:x="1.5cm" svg:y="6.75cm">
            <text:p text:style-name="P1"/>
          </draw:rect>
          <draw:rect draw:style-name="gr140" draw:text-style-name="P8" draw:layer="layout" svg:width="3.5cm" svg:height="2.25cm" svg:x="4cm" svg:y="7.75cm">
            <text:p text:style-name="P1"/>
          </draw:rect>
          <draw:rect draw:style-name="gr104" draw:text-style-name="P8" draw:layer="layout" svg:width="3cm" svg:height="1.5cm" svg:x="4.25cm" svg:y="8.25cm">
            <text:p text:style-name="P1"/>
          </draw:rect>
          <draw:rect draw:style-name="gr141" draw:text-style-name="P8" draw:layer="layout" svg:width="3cm" svg:height="2cm" svg:x="4cm" svg:y="7.25cm">
            <text:p text:style-name="P1"/>
          </draw:rect>
          <draw:rect draw:style-name="gr83" draw:text-style-name="P8" draw:layer="layout" svg:width="2.5cm" svg:height="1.25cm" svg:x="4.25cm" svg:y="7.75cm">
            <text:p text:style-name="P1"/>
          </draw:rect>
          <draw:g>
            <draw:polygon draw:style-name="gr131" draw:text-style-name="P8" draw:layer="layout" svg:width="0.996cm" svg:height="1.346cm" svg:x="4.431cm" svg:y="7.904cm" svg:viewBox="0 0 997 1347" draw:points="0,1211 0,0 996,808 569,808 711,1211 427,1346 285,942">
              <text:p text:style-name="P1"/>
            </draw:polygon>
            <draw:path draw:style-name="gr132" draw:text-style-name="P8" draw:layer="layout" svg:width="1.316cm" svg:height="1.75cm" svg:x="4.25cm" svg:y="7.5cm" svg:viewBox="0 0 1317 1751" svg:d="m36 1588c-25-511-51-1184-25-1588 284 135 995 673 1305 1104-284 108-305-6-411 134 101 108 148 77 101 243-35 123-284 134-426 269-154-90-143-135-143-269-158-47-116 134-401 107z">
              <text:p text:style-name="P1"/>
            </draw:path>
            <draw:polygon draw:style-name="gr133" draw:text-style-name="P8" draw:layer="layout" svg:width="0.996cm" svg:height="1.346cm" svg:x="4.3cm" svg:y="7.635cm" svg:viewBox="0 0 997 1347" draw:points="0,1211 0,0 996,807 569,807 711,1211 427,1346 285,942">
              <text:p text:style-name="P1"/>
            </draw:polygon>
          </draw:g>
          <draw:frame draw:style-name="gr137" draw:text-style-name="P6" draw:layer="layout" svg:width="7.114cm" svg:height="1.154cm" svg:x="10cm" svg:y="18.25cm">
            <draw:text-box>
              <text:p text:style-name="P6"><text:span text:style-name="T57">ConfigureWindow(</text:span><text:span text:style-name="T66">█</text:span><text:span text:style-name="T57">)</text:span></text:p>
            </draw:text-box>
          </draw:frame>
          <draw:polyline draw:style-name="gr136" draw:text-style-name="P47" draw:layer="layout" svg:width="11.36cm" svg:height="5.914cm" draw:transform="rotate (-0.169122404519406) translate (8.5cm 12cm)" svg:viewBox="0 0 11361 5915" draw:points="11360,4147 1006,5914 0,0">
            <text:p text:style-name="P1"/>
          </draw:poly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1cm" svg:y="2.853cm" draw:page-number="44" presentation:class="page"/>
          <draw:frame presentation:style-name="pr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>
          <draw:text-box>
            <text:p text:style-name="P1">1.Architektur des X Window Systems<text:line-break/>1.9 Window-Manager</text:p>
          </draw:text-box>
        </draw:frame>
        <draw:frame presentation:style-name="pr2" draw:text-style-name="P2" draw:layer="layout" svg:width="23.91cm" svg:height="13.23cm" svg:x="2.057cm" svg:y="5.838cm" presentation:class="outline">
          <draw:text-box>
            <text:list text:style-name="L2">
              <text:list-item>
                <text:p text:style-name="P2">typische Funktionsweise eines Window-Managers:</text:p>
              </text:list-item>
            </text:list>
            <text:list text:style-name="L2">
              <text:list-item>
                <text:p text:style-name="P5">setzt eigene Fenster zwischen Root-Window und Applikations-Fenster</text:p>
              </text:list-item>
            </text:list>
            <text:list text:style-name="L2">
              <text:list-item>
                <text:p text:style-name="P5">zeichnet eigene Fenster, reagiert auf Ereignisse</text:p>
              </text:list-item>
            </text:list>
            <text:list text:style-name="L2">
              <text:list-item>
                <text:p text:style-name="P5">Verschieben eigener Fenster</text:p>
              </text:list-item>
            </text:list>
            <text:list text:style-name="L2">
              <text:list-item>
                <text:p text:style-name="P5">Vergrößern/Verkleinern eigener und eingebetteter Anwendungsfenster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5" presentation:class="page"/>
          <draw:frame presentation:style-name="pr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Standard" presentation:presentation-page-layout-name="AL3T19">
        <draw:frame presentation:style-name="pr1" draw:text-style-name="P1" draw:layer="layout" svg:width="23.91cm" svg:height="3.507cm" svg:x="2.057cm" svg:y="1.743cm" presentation:class="title">
          <draw:text-box>
            <text:p text:style-name="P1">1.Architektur des X Window Systems<text:line-break/>1.9 Window-Manager</text:p>
          </draw:text-box>
        </draw:frame>
        <draw:frame draw:style-name="gr143" draw:layer="layout" svg:width="18.214cm" svg:height="0.937cm" svg:x="4.25cm" svg:y="5.563cm">
          <draw:text-box>
            <text:p text:style-name="P1">Unterstützung des Window Managers durch X Server</text:p>
          </draw:text-box>
        </draw:frame>
        <draw:rect draw:style-name="gr12" draw:text-style-name="P6" draw:layer="layout" svg:width="5cm" svg:height="12.5cm" svg:x="8.5cm" svg:y="7.5cm">
          <text:p text:style-name="P23">X Server</text:p>
        </draw:rect>
        <draw:rect draw:style-name="gr4" draw:text-style-name="P6" draw:layer="layout" svg:width="4.75cm" svg:height="3cm" svg:x="21.5cm" svg:y="17cm">
          <text:p text:style-name="P6">X Client<text:line-break/>(WM)</text:p>
        </draw:rect>
        <draw:rect draw:style-name="gr98" draw:text-style-name="P8" draw:layer="layout" svg:width="5cm" svg:height="4cm" svg:x="1.5cm" svg:y="7.5cm">
          <text:p text:style-name="P1"/>
        </draw:rect>
        <draw:rect draw:style-name="gr98" draw:text-style-name="P8" draw:layer="layout" svg:width="1.5cm" svg:height="1cm" svg:x="4.25cm" svg:y="13.5cm">
          <text:p text:style-name="P1"/>
        </draw:rect>
        <draw:polyline draw:style-name="gr26" draw:text-style-name="P50" draw:id="id41" draw:layer="layout" svg:width="7cm" svg:height="0cm" svg:x="14cm" svg:y="19cm" svg:viewBox="0 0 7001 1" draw:points="0,0 7000,0">
          <text:p text:style-name="P6"><text:span text:style-name="T57">eventMask(</text:span><text:span text:style-name="T67">█</text:span><text:span text:style-name="T57">)=</text:span><text:span text:style-name="T57"><text:line-break/></text:span><text:span text:style-name="T57">(SubstructureRedirect)</text:span></text:p>
        </draw:polyline>
        <draw:g draw:id="id42">
          <draw:rect draw:style-name="gr4" draw:text-style-name="P6" draw:layer="layout" svg:width="4.75cm" svg:height="3cm" svg:x="21.5cm" svg:y="7.5cm">
            <text:p text:style-name="P6">X Client<text:line-break/>(App)</text:p>
          </draw:rect>
          <draw:line draw:style-name="gr26" draw:text-style-name="P50" draw:layer="layout" svg:x1="14cm" svg:y1="8cm" svg:x2="21cm" svg:y2="8cm">
            <text:p text:style-name="P6"><text:span text:style-name="T57">CreateWindow(</text:span><text:span text:style-name="T68">█</text:span><text:span text:style-name="T57">)</text:span><text:span text:style-name="T57"><text:line-break/></text:span><text:span text:style-name="T57">parent=</text:span><text:span text:style-name="T67">█</text:span></text:p>
          </draw:line>
          <draw:rect draw:style-name="gr130" draw:text-style-name="P8" draw:layer="layout" svg:width="1.5cm" svg:height="1cm" svg:x="4.25cm" svg:y="16cm">
            <text:p text:style-name="P1"/>
          </draw:rect>
          <draw:line draw:style-name="gr86" draw:text-style-name="P8" draw:layer="layout" svg:x1="5cm" svg:y1="14.75cm" svg:x2="5cm" svg:y2="15.75cm">
            <text:p text:style-name="P1"/>
          </draw:line>
          <draw:frame draw:style-name="gr144" draw:text-style-name="P51" draw:layer="layout" svg:width="2.216cm" svg:height="0.547cm" svg:x="3.814cm" svg:y="16.207cm">
            <draw:text-box>
              <text:p text:style-name="P1"><text:span text:style-name="T69">unsichtbar</text:span></text:p>
            </draw:text-box>
          </draw:frame>
          <draw:rect draw:style-name="gr145" draw:text-style-name="P8" draw:layer="layout" svg:width="2.75cm" svg:height="2cm" svg:x="2.25cm" svg:y="8.25cm">
            <text:p text:style-name="P1"/>
          </draw:rect>
        </draw:g>
        <draw:polyline draw:style-name="gr26" draw:text-style-name="P50" draw:id="id43" draw:layer="layout" svg:width="7cm" svg:height="0cm" svg:x="14cm" svg:y="9.5cm" svg:viewBox="0 0 7001 1" draw:points="0,0 7000,0">
          <text:p text:style-name="P6"><text:span text:style-name="T57">MapWindow(</text:span><text:span text:style-name="T68">█</text:span><text:span text:style-name="T57">)</text:span><text:span text:style-name="T70"><text:line-break/></text:span><text:span text:style-name="T70"/></text:p>
        </draw:polyline>
        <draw:polyline draw:style-name="gr57" draw:text-style-name="P50" draw:id="id44" draw:layer="layout" svg:width="10.75cm" svg:height="6.5cm" svg:x="14cm" svg:y="10.25cm" svg:viewBox="0 0 10751 6501" draw:points="0,0 10750,6500">
          <text:p text:style-name="P6"><text:span text:style-name="T61">MapRequest(</text:span><text:span text:style-name="T68">█</text:span><text:span text:style-name="T61">)</text:span><text:span text:style-name="T70"><text:line-break/></text:span><text:span text:style-name="T70"/></text:p>
        </draw:polyline>
        <draw:g draw:id="id45">
          <draw:line draw:style-name="gr26" draw:text-style-name="P50" draw:layer="layout" svg:x1="14cm" svg:y1="11.25cm" svg:x2="23cm" svg:y2="16.75cm">
            <text:p text:style-name="P6"><text:span text:style-name="T57">CreateWindow(</text:span><text:span text:style-name="T71">█</text:span><text:span text:style-name="T57">)</text:span><text:span text:style-name="T70"><text:line-break/></text:span><text:span text:style-name="T70"/></text:p>
          </draw:line>
          <draw:rect draw:style-name="gr83" draw:text-style-name="P8" draw:layer="layout" svg:width="1.5cm" svg:height="1cm" svg:x="1.75cm" svg:y="16cm">
            <text:p text:style-name="P1"/>
          </draw:rect>
          <draw:line draw:style-name="gr86" draw:text-style-name="P8" draw:layer="layout" svg:x1="4.5cm" svg:y1="14.75cm" svg:x2="2.5cm" svg:y2="15.75cm">
            <text:p text:style-name="P1"/>
          </draw:line>
          <draw:frame draw:style-name="gr146" draw:text-style-name="P52" draw:layer="layout" svg:width="2.186cm" svg:height="1.093cm" svg:x="1.314cm" svg:y="16.206cm">
            <draw:text-box>
              <text:p text:style-name="P1"><text:span text:style-name="T72">unsichtbar</text:span></text:p>
            </draw:text-box>
          </draw:frame>
          <draw:rect draw:style-name="gr147" draw:text-style-name="P8" draw:layer="layout" svg:width="3.25cm" svg:height="2.75cm" svg:x="2.75cm" svg:y="8.5cm">
            <text:p text:style-name="P1"/>
          </draw:rect>
        </draw:g>
        <draw:polyline draw:style-name="gr26" draw:text-style-name="P50" draw:id="id46" draw:layer="layout" svg:width="7.5cm" svg:height="4.5cm" svg:x="14cm" svg:y="12.25cm" svg:viewBox="0 0 7501 4501" draw:points="0,0 7500,4500">
          <text:p text:style-name="P6"><text:span text:style-name="T57">eventMask(</text:span><text:span text:style-name="T71">█</text:span><text:span text:style-name="T57">)=</text:span><text:span text:style-name="T57"><text:line-break/></text:span><text:span text:style-name="T57">(SubstructureRedirect)</text:span></text:p>
        </draw:polyline>
        <draw:g draw:id="id47">
          <draw:line draw:style-name="gr26" draw:text-style-name="P50" draw:layer="layout" svg:x1="14cm" svg:y1="13.5cm" svg:x2="21.25cm" svg:y2="17.75cm">
            <text:p text:style-name="P6"><text:span text:style-name="T57">ReparentWindow(</text:span><text:span text:style-name="T68">█</text:span><text:span text:style-name="T57">)</text:span><text:span text:style-name="T57"><text:line-break/></text:span><text:span text:style-name="T57">newparent=</text:span><text:span text:style-name="T71">█</text:span></text:p>
          </draw:line>
          <draw:g>
            <draw:rect draw:style-name="gr114" draw:text-style-name="P8" draw:layer="layout" svg:width="5.25cm" svg:height="6.75cm" svg:x="1cm" svg:y="13.25cm">
              <text:p text:style-name="P1"/>
            </draw:rect>
            <draw:rect draw:style-name="gr98" draw:text-style-name="P8" draw:layer="layout" svg:width="1.5cm" svg:height="1cm" svg:x="4.25cm" svg:y="13.5cm">
              <text:p text:style-name="P1"/>
            </draw:rect>
            <draw:rect draw:style-name="gr83" draw:text-style-name="P8" draw:layer="layout" svg:width="1.5cm" svg:height="1cm" svg:x="1.75cm" svg:y="16cm">
              <text:p text:style-name="P1"/>
            </draw:rect>
            <draw:line draw:style-name="gr86" draw:text-style-name="P8" draw:layer="layout" svg:x1="4.5cm" svg:y1="14.75cm" svg:x2="2.5cm" svg:y2="15.75cm">
              <text:p text:style-name="P1"/>
            </draw:line>
            <draw:frame draw:style-name="gr146" draw:text-style-name="P52" draw:layer="layout" svg:width="2.186cm" svg:height="1.093cm" svg:x="1.314cm" svg:y="16.206cm">
              <draw:text-box>
                <text:p text:style-name="P1"><text:span text:style-name="T72">unsichtbar</text:span></text:p>
              </draw:text-box>
            </draw:frame>
            <draw:rect draw:style-name="gr130" draw:text-style-name="P8" draw:layer="layout" svg:width="1.5cm" svg:height="1cm" svg:x="1.75cm" svg:y="18.5cm">
              <text:p text:style-name="P1"/>
            </draw:rect>
            <draw:line draw:style-name="gr86" draw:text-style-name="P8" draw:layer="layout" svg:x1="2.5cm" svg:y1="17.25cm" svg:x2="2.5cm" svg:y2="18.25cm">
              <text:p text:style-name="P1"/>
            </draw:line>
            <draw:frame draw:style-name="gr144" draw:text-style-name="P51" draw:layer="layout" svg:width="2.216cm" svg:height="0.547cm" svg:x="1.314cm" svg:y="18.707cm">
              <draw:text-box>
                <text:p text:style-name="P1"><text:span text:style-name="T69">unsichtbar</text:span></text:p>
              </draw:text-box>
            </draw:frame>
          </draw:g>
          <draw:rect draw:style-name="gr98" draw:text-style-name="P8" draw:layer="layout" svg:width="5cm" svg:height="4cm" svg:x="1.5cm" svg:y="7.5cm">
            <text:p text:style-name="P1"/>
          </draw:rect>
          <draw:rect draw:style-name="gr147" draw:text-style-name="P8" draw:layer="layout" svg:width="3.25cm" svg:height="2.75cm" svg:x="2.75cm" svg:y="8.5cm">
            <text:p text:style-name="P1"/>
          </draw:rect>
          <draw:rect draw:style-name="gr145" draw:text-style-name="P8" draw:layer="layout" svg:width="2.75cm" svg:height="2cm" svg:x="3cm" svg:y="9cm">
            <text:p text:style-name="P1"/>
          </draw:rect>
        </draw:g>
        <draw:g draw:id="id48">
          <draw:line draw:style-name="gr26" draw:text-style-name="P50" draw:layer="layout" svg:x1="14cm" svg:y1="14.75cm" svg:x2="21cm" svg:y2="18.75cm">
            <text:p text:style-name="P6"><text:span text:style-name="T57">MapWindow(</text:span><text:span text:style-name="T68">█</text:span><text:span text:style-name="T57">),(</text:span><text:span text:style-name="T71">█</text:span><text:span text:style-name="T57">)</text:span><text:span text:style-name="T57"><text:line-break/></text:span><text:span text:style-name="T57"/></text:p>
          </draw:line>
          <draw:g>
            <draw:rect draw:style-name="gr114" draw:text-style-name="P8" draw:layer="layout" svg:width="5.25cm" svg:height="6.75cm" svg:x="1cm" svg:y="13.25cm">
              <text:p text:style-name="P1"/>
            </draw:rect>
            <draw:rect draw:style-name="gr98" draw:text-style-name="P8" draw:layer="layout" svg:width="1.5cm" svg:height="1cm" svg:x="4.25cm" svg:y="13.5cm">
              <text:p text:style-name="P1"/>
            </draw:rect>
            <draw:rect draw:style-name="gr83" draw:text-style-name="P8" draw:layer="layout" svg:width="1.5cm" svg:height="1cm" svg:x="1.75cm" svg:y="16cm">
              <text:p text:style-name="P1"/>
            </draw:rect>
            <draw:line draw:style-name="gr86" draw:text-style-name="P8" draw:layer="layout" svg:x1="4.5cm" svg:y1="14.75cm" svg:x2="2.5cm" svg:y2="15.75cm">
              <text:p text:style-name="P1"/>
            </draw:line>
            <draw:rect draw:style-name="gr130" draw:text-style-name="P8" draw:layer="layout" svg:width="1.5cm" svg:height="1cm" svg:x="1.75cm" svg:y="18.5cm">
              <text:p text:style-name="P1"/>
            </draw:rect>
            <draw:line draw:style-name="gr86" draw:text-style-name="P8" draw:layer="layout" svg:x1="2.5cm" svg:y1="17.25cm" svg:x2="2.5cm" svg:y2="18.25cm">
              <text:p text:style-name="P1"/>
            </draw:line>
          </draw:g>
          <draw:g>
            <draw:rect draw:style-name="gr98" draw:text-style-name="P8" draw:layer="layout" svg:width="5cm" svg:height="4cm" svg:x="1.5cm" svg:y="7.5cm">
              <text:p text:style-name="P1"/>
            </draw:rect>
            <draw:rect draw:style-name="gr148" draw:text-style-name="P8" draw:layer="layout" svg:width="3.25cm" svg:height="2.75cm" svg:x="2.75cm" svg:y="8.5cm">
              <text:p text:style-name="P1"/>
            </draw:rect>
            <draw:rect draw:style-name="gr149" draw:text-style-name="P8" draw:layer="layout" svg:width="2.75cm" svg:height="2cm" svg:x="3cm" svg:y="9cm">
              <text:p text:style-name="P1"/>
            </draw:rect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1cm" svg:y="2.853cm" draw:page-number="46" presentation:class="page"/>
          <draw:frame presentation:style-name="pr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>
          <draw:text-box>
            <text:p text:style-name="P1">1.Architektur des X Window Systems<text:line-break/>1.9 Window-Manager</text:p>
          </draw:text-box>
        </draw:frame>
        <draw:frame presentation:style-name="pr2" draw:text-style-name="P5" draw:layer="layout" svg:width="23.91cm" svg:height="13.23cm" svg:x="2.057cm" svg:y="5.838cm" presentation:class="outline">
          <draw:text-box>
            <text:list text:style-name="L2">
              <text:list-item>
                <text:p text:style-name="P5">für <text:span text:style-name="T17">jedes</text:span><text:span text:style-name="T18"> Fenster kann </text:span><text:span text:style-name="T17">ein</text:span><text:span text:style-name="T18"> Client </text:span><text:span text:style-name="T73">SubstructureRedirect</text:span><text:span text:style-name="T18">-Benachrichtigung anfordern</text:span></text:p>
              </text:list-item>
            </text:list>
            <text:list text:style-name="L2">
              <text:list-item>
                <text:p text:style-name="P5"><text:span text:style-name="T18">X-Server führt Fenster-Operationen (</text:span><text:span text:style-name="T73">Map, Unmap, Configure</text:span><text:span text:style-name="T18">) anderer Clients auf </text:span><text:span text:style-name="T17">direkte Kindfenster</text:span><text:span text:style-name="T18"> nicht aus, redirigiert an Client</text:span></text:p>
              </text:list-item>
            </text:list>
            <text:list text:style-name="L2">
              <text:list-item>
                <text:p text:style-name="P5"><text:span text:style-name="T17">nur</text:span><text:span text:style-name="T18"> benachrichtigter Client kann direkte Fenster-Operationen ausführen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7" presentation:class="page"/>
          <draw:frame presentation:style-name="pr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>
          <draw:text-box>
            <text:p text:style-name="P1">1.Architektur des X Window Systems<text:line-break/>1.9 Window-Manager</text:p>
          </draw:text-box>
        </draw:frame>
        <draw:frame presentation:style-name="pr2" draw:text-style-name="P5" draw:layer="layout" svg:width="23.91cm" svg:height="13.23cm" svg:x="2.057cm" svg:y="5.838cm" presentation:class="outline">
          <draw:text-box>
            <text:list text:style-name="L2">
              <text:list-item>
                <text:p text:style-name="P5">Window-Manager = derjenige Client, welcher <text:span text:style-name="T73">SubstructureRedirect</text:span><text:span text:style-name="T51"> auf RootWindow aktiviert; ansonsten </text:span><text:span text:style-name="T50">kein</text:span><text:span text:style-name="T51"> Unterschied zu anderen Clients</text:span></text:p>
              </text:list-item>
            </text:list>
            <text:list text:style-name="L2">
              <text:list-item>
                <text:p text:style-name="P5"><text:span text:style-name="T51">(wenn X-Server access control auf Ressourcen unterstützt): </text:span><text:span text:style-name="T50">keine</text:span><text:span text:style-name="T51"> Möglichkeit unter Umgehung des Window-Managers etwas zur Darstellung zu bringen!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8" presentation:class="page"/>
          <draw:frame presentation:style-name="pr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1.Architektur des X Window Systems<text:line-break/>Zusammenfassung</text:p>
          </draw:text-box>
        </draw:frame>
        <draw:frame presentation:style-name="pr2" draw:text-style-name="P53" draw:layer="layout" svg:width="23.91cm" svg:height="13.23cm" svg:x="2.057cm" svg:y="5.838cm" presentation:class="outline">
          <draw:text-box>
            <text:list text:style-name="L2">
              <text:list-item>
                <text:p text:style-name="P5"><text:span text:style-name="T1">Das X-Window-System ist eine Client-/Server-Architektur; Kommunikation erfolgt über das X-Protokoll</text:span></text:p>
              </text:list-item>
            </text:list>
            <text:list text:style-name="L2">
              <text:list-item>
                <text:p text:style-name="P5"><text:span text:style-name="T1">Ressourcenverwaltung zentral im X-Server, im Protokoll referenziert über XIDs</text:span></text:p>
              </text:list-item>
            </text:list>
            <text:list text:style-name="L2">
              <text:list-item>
                <text:p text:style-name="P5"><text:span text:style-name="T1">Grafikmodell, farbunabhängiges Zeichnen; visuelles Modell</text:span></text:p>
              </text:list-item>
            </text:list>
            <text:list text:style-name="L2">
              <text:list-item>
                <text:p text:style-name="P5"><text:span text:style-name="T1">Fensterkonzept; Zeichnen als Reaktion auf </text:span><text:span text:style-name="T74">Expose</text:span><text:span text:style-name="T1">-Ereignisse</text:span></text:p>
              </text:list-item>
            </text:list>
            <text:list text:style-name="L2">
              <text:list-item>
                <text:p text:style-name="P5"><text:span text:style-name="T1">Window-Manager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9" presentation:class="page"/>
          <draw:frame presentation:style-name="pr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blauhellblau" draw:style="linear" draw:start-color="#000080" draw:end-color="#0000ff" draw:start-intensity="100%" draw:end-intensity="100%" draw:angle="0" draw:border="0%"/>
    <draw:gradient draw:name="hellblaublau" draw:style="linear" draw:start-color="#0000ff" draw:end-color="#000080" draw:start-intensity="100%" draw:end-intensity="100%" draw:angle="0" draw:border="0%"/>
    <draw:hatch draw:name="Black_20_45_20_Degrees" draw:display-name="Black 45 Degrees" draw:style="single" draw:color="#000000" draw:distance="0.102cm" draw:rotation="450"/>
    <draw:hatch draw:name="Blue_20_Crossed_20_45_20_Degrees" draw:display-name="Blue Crossed 45 Degrees" draw:style="double" draw:color="#000080" draw:distance="0.076cm" draw:rotation="450"/>
    <draw:hatch draw:name="Red_20_Crossed_20_45_20_Degrees" draw:display-name="Red Crossed 45 Degrees" draw:style="double" draw:color="#800000" draw:distance="0.076cm" draw:rotation="4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draw:stroke-dash draw:name="implements" draw:style="rect" draw:dots2="3" draw:dots2-length="0.25cm" draw:distance="0.13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de" style:country-asian="DE" style:font-family-complex="Tahoma, Lucidasans, 'Lucida Sans', 'Arial Unicode MS'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Standard" style:page-layout-name="PM1" draw:style-name="dp1">
      <draw:frame presentation:style-name="Standard-title" draw:layer="backgroundobjects" svg:width="23.91cm" svg:height="3.506cm" svg:x="2.057cm" svg:y="1.743cm" presentation:class="title" presentation:placeholder="true">
        <draw:text-box/>
      </draw:frame>
      <draw:frame presentation:style-name="Standard-outline1" draw:layer="backgroundobjects" svg:width="23.91cm" svg:height="13.229cm" svg:x="2.057cm" svg:y="5.838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3.705cm" svg:height="10.279cm" svg:x="3.641cm" svg:y="2.853cm" presentation:class="page"/>
        <draw:frame presentation:style-name="Standard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3-29T14:06:22</meta:creation-date>
    <dc:creator>Helge Bahmann</dc:creator>
    <dc:date>2007-04-03T09:01:21</dc:date>
    <dc:language>en-US</dc:language>
    <meta:editing-cycles>103</meta:editing-cycles>
    <meta:editing-duration>P1DT2H41M3S</meta:editing-duration>
    <meta:user-defined meta:name="Info 1"/>
    <meta:user-defined meta:name="Info 2"/>
    <meta:user-defined meta:name="Info 3"/>
    <meta:user-defined meta:name="Info 4"/>
    <meta:document-statistic meta:object-count="1068"/>
  </office:meta>
</office:document-meta>
</file>